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30.46mm"/>
    </style:style>
    <style:style style:name="co3" style:family="table-column">
      <style:table-column-properties fo:break-before="auto" style:column-width="19.12mm"/>
    </style:style>
    <style:style style:name="co4" style:family="table-column">
      <style:table-column-properties fo:break-before="auto" style:column-width="15.8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8.8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7.46mm"/>
    </style:style>
    <style:style style:name="co12" style:family="table-column">
      <style:table-column-properties fo:break-before="auto" style:column-width="18.57mm"/>
    </style:style>
    <style:style style:name="co13" style:family="table-column">
      <style:table-column-properties fo:break-before="auto" style:column-width="11.9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31.84mm"/>
    </style:style>
    <style:style style:name="co16" style:family="table-column">
      <style:table-column-properties fo:break-before="auto" style:column-width="13.81mm"/>
    </style:style>
    <style:style style:name="co17" style:family="table-column">
      <style:table-column-properties fo:break-before="auto" style:column-width="10mm"/>
    </style:style>
    <style:style style:name="co18" style:family="table-column">
      <style:table-column-properties fo:break-before="auto" style:column-width="6.4mm"/>
    </style:style>
    <style:style style:name="co19" style:family="table-column">
      <style:table-column-properties fo:break-before="auto" style:column-width="9.12mm"/>
    </style:style>
    <style:style style:name="co20" style:family="table-column">
      <style:table-column-properties fo:break-before="auto" style:column-width="8.06mm"/>
    </style:style>
    <style:style style:name="co21" style:family="table-column">
      <style:table-column-properties fo:break-before="auto" style:column-width="8.63mm"/>
    </style:style>
    <style:style style:name="co22" style:family="table-column">
      <style:table-column-properties fo:break-before="auto" style:column-width="7.51mm"/>
    </style:style>
    <style:style style:name="co23" style:family="table-column">
      <style:table-column-properties fo:break-before="auto" style:column-width="8.55mm"/>
    </style:style>
    <style:style style:name="co24" style:family="table-column">
      <style:table-column-properties fo:break-before="auto" style:column-width="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datidocDB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mporto</text:p>
          </table:table-cell>
          <table:table-cell office:value-type="string" calcext:value-type="string">
            <text:p>Importo Scontato</text:p>
          </table:table-cell>
          <table:table-cell office:value-type="string" calcext:value-type="string">
            <text:p>Imponibile</text:p>
          </table:table-cell>
          <table:table-cell office:value-type="string" calcext:value-type="string">
            <text:p>Imposta</text:p>
          </table:table-cell>
          <table:table-cell office:value-type="string" calcext:value-type="string">
            <text:p><text:s/>Iva % </text:p>
          </table:table-cell>
          <table:table-cell office:value-type="string" calcext:value-type="string">
            <text:p>Sconto %</text:p>
          </table:table-cell>
          <table:table-cell office:value-type="string" calcext:value-type="string">
            <text:p>Valore sconto</text:p>
          </table:table-cell>
          <table:table-cell office:value-type="string" calcext:value-type="string">
            <text:p>TipoDocument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mporto</text:p>
          </table:table-cell>
          <table:table-cell office:value-type="string" calcext:value-type="string">
            <text:p>Importo Scontato</text:p>
          </table:table-cell>
          <table:table-cell office:value-type="string" calcext:value-type="string">
            <text:p>Imponibile</text:p>
          </table:table-cell>
          <table:table-cell office:value-type="string" calcext:value-type="string">
            <text:p>Imposta</text:p>
          </table:table-cell>
          <table:table-cell office:value-type="string" calcext:value-type="string">
            <text:p><text:s/>Iva % </text:p>
          </table:table-cell>
          <table:table-cell office:value-type="string" calcext:value-type="string">
            <text:p>Sconto %</text:p>
          </table:table-cell>
          <table:table-cell office:value-type="string" calcext:value-type="string">
            <text:p>Valore sconto</text:p>
          </table:table-cell>
          <table:table-cell office:value-type="string" calcext:value-type="string">
            <text:p>TipoDocumento</text:p>
          </table:table-cell>
          <table:table-cell/>
          <table:table-cell office:value-type="string" calcext:value-type="string">
            <text:p>Contante</text:p>
          </table:table-cell>
          <table:table-cell office:value-type="string" calcext:value-type="string">
            <text:p>eletronico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tichet</text:p>
          </table:table-cell>
          <table:table-cell office:value-type="string" calcext:value-type="string">
            <text:p>assegn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160.65" calcext:value-type="float">
            <text:p>160,65</text:p>
          </table:table-cell>
          <table:table-cell office:value-type="float" office:value="150" calcext:value-type="float">
            <text:p>150</text:p>
          </table:table-cell>
          <table:table-cell office:value-type="float" office:value="122.95" calcext:value-type="float">
            <text:p>122,95</text:p>
          </table:table-cell>
          <table:table-cell office:value-type="float" office:value="27.05" calcext:value-type="float">
            <text:p>27,05</text:p>
          </table:table-cell>
          <table:table-cell office:value-type="float" office:value="22" calcext:value-type="float">
            <text:p>22</text:p>
          </table:table-cell>
          <table:table-cell office:value-type="float" office:value="6.63" calcext:value-type="float">
            <text:p>6,6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08" calcext:value-type="float">
            <text:p>48,08</text:p>
          </table:table-cell>
          <table:table-cell office:value-type="float" office:value="1.92" calcext:value-type="float">
            <text:p>1,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]=[.Z$1];[.$H2]=&quot;DC&quot;;[.$B2]&gt;0);[.$B2];0)+IF(AND([.$N2]=[.Z$1];[.$Q2]=&quot;DC&quot;;[.$K2]&gt;0);[.$K2];0)" office:value-type="float" office:value="50" calcext:value-type="float">
            <text:p>50</text:p>
          </table:table-cell>
          <table:table-cell table:formula="of:=IF(AND([.$E2]=[.AA$1];[.$H2]=&quot;DC&quot;;[.$B2]&gt;0);[.$B2];0)+IF(AND([.$N2]=[.AA$1];[.$Q2]=&quot;DC&quot;;[.$K2]&gt;0);[.$K2];0)" office:value-type="float" office:value="0" calcext:value-type="float">
            <text:p>0</text:p>
          </table:table-cell>
          <table:table-cell table:formula="of:=IF(AND([.$E2]=[.AB$1];[.$H2]=&quot;DC&quot;;[.$B2]&gt;0);[.$B2];0)+IF(AND([.$N2]=[.AB$1];[.$Q2]=&quot;DC&quot;;[.$K2]&gt;0);[.$K2];0)" office:value-type="float" office:value="150" calcext:value-type="float">
            <text:p>150</text:p>
          </table:table-cell>
          <table:table-cell table:formula="of:=IF(AND([.$E2]=[.AC$1];[.$H2]=&quot;DC&quot;;[.$B2]&gt;0);[.$B2];0)+IF(AND([.$N2]=[.AC$1];[.$Q2]=&quot;DC&quot;;[.$K2]&gt;0);[.$K2];0)" office:value-type="float" office:value="0" calcext:value-type="float">
            <text:p>0</text:p>
          </table:table-cell>
          <table:table-cell table:formula="of:=IF(AND([.$E2]=[.AD$1];[.$H2]=&quot;DC&quot;;[.$B2]&gt;0);[.$B2];0)+IF(AND([.$N2]=[.AD$1];[.$Q2]=&quot;DC&quot;;[.$K2]&gt;0);[.$K2];0)" office:value-type="float" office:value="0" calcext:value-type="float">
            <text:p>0</text:p>
          </table:table-cell>
          <table:table-cell table:formula="of:=IF(AND([.$E2]=[.AE$1];[.$H2]=&quot;DC&quot;;[.$B2]&gt;0);[.$B2];0)+IF(AND([.$N2]=[.AE$1];[.$Q2]=&quot;DC&quot;;[.$K2]&gt;0);[.$K2];0)" office:value-type="float" office:value="0" calcext:value-type="float">
            <text:p>0</text:p>
          </table:table-cell>
          <table:table-cell table:formula="of:=IF(AND([.$E2]=[.AF$1];[.$H2]=&quot;DC&quot;;[.$B2]&gt;0);[.$B2];0)+IF(AND([.$N2]=[.AF$1];[.$Q2]=&quot;DC&quot;;[.$K2]&gt;0);[.$K2];0)" office:value-type="float" office:value="0" calcext:value-type="float">
            <text:p>0</text:p>
          </table:table-cell>
          <table:table-cell table:formula="of:=IF(AND([.$E2]=[.AG$1];[.$H2]=&quot;DC&quot;;[.$B2]&gt;0);[.$B2];0)+IF(AND([.$N2]=[.AG$1];[.$Q2]=&quot;DC&quot;;[.$K2]&gt;0);[.$K2];0)" office:value-type="float" office:value="0" calcext:value-type="float">
            <text:p>0</text:p>
          </table:table-cell>
          <table:table-cell table:formula="of:=IF(AND([.$E2]=[.AH$1];[.$H2]=&quot;DC&quot;;[.$B2]&gt;0);[.$B2];0)+IF(AND([.$N2]=[.AH$1];[.$Q2]=&quot;DC&quot;;[.$K2]&gt;0);[.$K2];0)" office:value-type="float" office:value="0" calcext:value-type="float">
            <text:p>0</text:p>
          </table:table-cell>
          <table:table-cell/>
          <table:table-cell table:formula="of:=IF(AND([.$E2]=[.AJ$1];[.$H2]=&quot;ADC&quot;;[.$B2]&gt;0);[.$B2];0)+IF(AND([.$N2]=[.AJ$1];[.$Q2]=&quot;ADC&quot;;[.$K2]&gt;0);[.$K2];0)" office:value-type="float" office:value="0" calcext:value-type="float">
            <text:p>0</text:p>
          </table:table-cell>
          <table:table-cell table:formula="of:=IF(AND([.$E2]=[.AK$1];[.$H2]=&quot;ADC&quot;;[.$B2]&gt;0);[.$B2];0)+IF(AND([.$N2]=[.AK$1];[.$Q2]=&quot;ADC&quot;;[.$K2]&gt;0);[.$K2];0)" office:value-type="float" office:value="0" calcext:value-type="float">
            <text:p>0</text:p>
          </table:table-cell>
          <table:table-cell table:formula="of:=IF(AND([.$E2]=[.AL$1];[.$H2]=&quot;ADC&quot;;[.$B2]&gt;0);[.$B2];0)+IF(AND([.$N2]=[.AL$1];[.$Q2]=&quot;ADC&quot;;[.$K2]&gt;0);[.$K2];0)" office:value-type="float" office:value="0" calcext:value-type="float">
            <text:p>0</text:p>
          </table:table-cell>
          <table:table-cell table:formula="of:=IF(AND([.$E2]=[.AM$1];[.$H2]=&quot;ADC&quot;;[.$B2]&gt;0);[.$B2];0)+IF(AND([.$N2]=[.AM$1];[.$Q2]=&quot;ADC&quot;;[.$K2]&gt;0);[.$K2];0)" office:value-type="float" office:value="0" calcext:value-type="float">
            <text:p>0</text:p>
          </table:table-cell>
          <table:table-cell table:formula="of:=IF(AND([.$E2]=[.AN$1];[.$H2]=&quot;ADC&quot;;[.$B2]&gt;0);[.$B2];0)+IF(AND([.$N2]=[.AN$1];[.$Q2]=&quot;ADC&quot;;[.$K2]&gt;0);[.$K2];0)" office:value-type="float" office:value="0" calcext:value-type="float">
            <text:p>0</text:p>
          </table:table-cell>
          <table:table-cell table:formula="of:=IF(AND([.$E2]=[.AO$1];[.$H2]=&quot;ADC&quot;;[.$B2]&gt;0);[.$B2];0)+IF(AND([.$N2]=[.AO$1];[.$Q2]=&quot;ADC&quot;;[.$K2]&gt;0);[.$K2];0)" office:value-type="float" office:value="0" calcext:value-type="float">
            <text:p>0</text:p>
          </table:table-cell>
          <table:table-cell table:formula="of:=IF(AND([.$E2]=[.AP$1];[.$H2]=&quot;ADC&quot;;[.$B2]&gt;0);[.$B2];0)+IF(AND([.$N2]=[.AP$1];[.$Q2]=&quot;ADC&quot;;[.$K2]&gt;0);[.$K2];0)" office:value-type="float" office:value="0" calcext:value-type="float">
            <text:p>0</text:p>
          </table:table-cell>
          <table:table-cell table:formula="of:=IF(AND([.$E2]=[.AQ$1];[.$H2]=&quot;ADC&quot;;[.$B2]&gt;0);[.$B2];0)+IF(AND([.$N2]=[.AQ$1];[.$Q2]=&quot;ADC&quot;;[.$K2]&gt;0);[.$K2];0)" office:value-type="float" office:value="0" calcext:value-type="float">
            <text:p>0</text:p>
          </table:table-cell>
          <table:table-cell table:formula="of:=IF(AND([.$E2]=[.AR$1];[.$H2]=&quot;ADC&quot;;[.$B2]&gt;0);[.$B2];0)+IF(AND([.$N2]=[.AR$1];[.$Q2]=&quot;ADC&quot;;[.$K2]&gt;0);[.$K2];0)" office:value-type="float" office:value="0" calcext:value-type="float">
            <text:p>0</text:p>
          </table:table-cell>
          <table:table-cell/>
          <table:table-cell table:formula="of:=IF(AND([.$E2]=[.AT$1];[.$H2]=&quot;RDC&quot;;[.$B2]&gt;0);[.$B2];0)+IF(AND([.$N2]=[.AT$1];[.$Q2]=&quot;RDC&quot;;[.$K2]&gt;0);[.$K2];0)" office:value-type="float" office:value="0" calcext:value-type="float">
            <text:p>0</text:p>
          </table:table-cell>
          <table:table-cell table:formula="of:=IF(AND([.$E2]=[.AU$1];[.$H2]=&quot;RDC&quot;;[.$B2]&gt;0);[.$B2];0)+IF(AND([.$N2]=[.AU$1];[.$Q2]=&quot;RDC&quot;;[.$K2]&gt;0);[.$K2];0)" office:value-type="float" office:value="0" calcext:value-type="float">
            <text:p>0</text:p>
          </table:table-cell>
          <table:table-cell table:formula="of:=IF(AND([.$E2]=[.AV$1];[.$H2]=&quot;RDC&quot;;[.$B2]&gt;0);[.$B2];0)+IF(AND([.$N2]=[.AV$1];[.$Q2]=&quot;RDC&quot;;[.$K2]&gt;0);[.$K2];0)" office:value-type="float" office:value="0" calcext:value-type="float">
            <text:p>0</text:p>
          </table:table-cell>
          <table:table-cell table:formula="of:=IF(AND([.$E2]=[.AW$1];[.$H2]=&quot;RDC&quot;;[.$B2]&gt;0);[.$B2];0)+IF(AND([.$N2]=[.AW$1];[.$Q2]=&quot;RDC&quot;;[.$K2]&gt;0);[.$K2];0)" office:value-type="float" office:value="0" calcext:value-type="float">
            <text:p>0</text:p>
          </table:table-cell>
          <table:table-cell table:formula="of:=IF(AND([.$E2]=[.AX$1];[.$H2]=&quot;RDC&quot;;[.$B2]&gt;0);[.$B2];0)+IF(AND([.$N2]=[.AX$1];[.$Q2]=&quot;RDC&quot;;[.$K2]&gt;0);[.$K2];0)" office:value-type="float" office:value="0" calcext:value-type="float">
            <text:p>0</text:p>
          </table:table-cell>
          <table:table-cell table:formula="of:=IF(AND([.$E2]=[.AY$1];[.$H2]=&quot;RDC&quot;;[.$B2]&gt;0);[.$B2];0)+IF(AND([.$N2]=[.AY$1];[.$Q2]=&quot;RDC&quot;;[.$K2]&gt;0);[.$K2];0)" office:value-type="float" office:value="0" calcext:value-type="float">
            <text:p>0</text:p>
          </table:table-cell>
          <table:table-cell table:formula="of:=IF(AND([.$E2]=[.AZ$1];[.$H2]=&quot;RDC&quot;;[.$B2]&gt;0);[.$B2];0)+IF(AND([.$N2]=[.AZ$1];[.$Q2]=&quot;RDC&quot;;[.$K2]&gt;0);[.$K2];0)" office:value-type="float" office:value="0" calcext:value-type="float">
            <text:p>0</text:p>
          </table:table-cell>
          <table:table-cell table:formula="of:=IF(AND([.$E2]=[.BA$1];[.$H2]=&quot;RDC&quot;;[.$B2]&gt;0);[.$B2];0)+IF(AND([.$N2]=[.BA$1];[.$Q2]=&quot;RDC&quot;;[.$K2]&gt;0);[.$K2];0)" office:value-type="float" office:value="0" calcext:value-type="float">
            <text:p>0</text:p>
          </table:table-cell>
          <table:table-cell table:formula="of:=IF(AND([.$E2]=[.BB$1];[.$H2]=&quot;RDC&quot;;[.$B2]&gt;0);[.$B2];0)+IF(AND([.$N2]=[.BB$1];[.$Q2]=&quot;RDC&quot;;[.$K2]&gt;0);[.$K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71.03" calcext:value-type="float">
            <text:p>171,03</text:p>
          </table:table-cell>
          <table:table-cell office:value-type="float" office:value="28.97" calcext:value-type="float">
            <text:p>28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AND([.$E3]=[.Z$1];[.$H3]=&quot;DC&quot;;[.$B3]&gt;0);[.$B3];0)+IF(AND([.$N3]=[.Z$1];[.$Q3]=&quot;DC&quot;;[.$K3]&gt;0);[.$K3];0)" office:value-type="float" office:value="0" calcext:value-type="float">
            <text:p>0</text:p>
          </table:table-cell>
          <table:table-cell table:formula="of:=IF(AND([.$E3]=[.AA$1];[.$H3]=&quot;DC&quot;;[.$B3]&gt;0);[.$B3];0)+IF(AND([.$N3]=[.AA$1];[.$Q3]=&quot;DC&quot;;[.$K3]&gt;0);[.$K3];0)" office:value-type="float" office:value="0" calcext:value-type="float">
            <text:p>0</text:p>
          </table:table-cell>
          <table:table-cell table:formula="of:=IF(AND([.$E3]=[.AB$1];[.$H3]=&quot;DC&quot;;[.$B3]&gt;0);[.$B3];0)+IF(AND([.$N3]=[.AB$1];[.$Q3]=&quot;DC&quot;;[.$K3]&gt;0);[.$K3];0)" office:value-type="float" office:value="0" calcext:value-type="float">
            <text:p>0</text:p>
          </table:table-cell>
          <table:table-cell table:formula="of:=IF(AND([.$E3]=[.AC$1];[.$H3]=&quot;DC&quot;;[.$B3]&gt;0);[.$B3];0)+IF(AND([.$N3]=[.AC$1];[.$Q3]=&quot;DC&quot;;[.$K3]&gt;0);[.$K3];0)" office:value-type="float" office:value="0" calcext:value-type="float">
            <text:p>0</text:p>
          </table:table-cell>
          <table:table-cell table:formula="of:=IF(AND([.$E3]=[.AD$1];[.$H3]=&quot;DC&quot;;[.$B3]&gt;0);[.$B3];0)+IF(AND([.$N3]=[.AD$1];[.$Q3]=&quot;DC&quot;;[.$K3]&gt;0);[.$K3];0)" office:value-type="float" office:value="0" calcext:value-type="float">
            <text:p>0</text:p>
          </table:table-cell>
          <table:table-cell table:formula="of:=IF(AND([.$E3]=[.AE$1];[.$H3]=&quot;DC&quot;;[.$B3]&gt;0);[.$B3];0)+IF(AND([.$N3]=[.AE$1];[.$Q3]=&quot;DC&quot;;[.$K3]&gt;0);[.$K3];0)" office:value-type="float" office:value="0" calcext:value-type="float">
            <text:p>0</text:p>
          </table:table-cell>
          <table:table-cell table:formula="of:=IF(AND([.$E3]=[.AF$1];[.$H3]=&quot;DC&quot;;[.$B3]&gt;0);[.$B3];0)+IF(AND([.$N3]=[.AF$1];[.$Q3]=&quot;DC&quot;;[.$K3]&gt;0);[.$K3];0)" office:value-type="float" office:value="0" calcext:value-type="float">
            <text:p>0</text:p>
          </table:table-cell>
          <table:table-cell table:formula="of:=IF(AND([.$E3]=[.AG$1];[.$H3]=&quot;DC&quot;;[.$B3]&gt;0);[.$B3];0)+IF(AND([.$N3]=[.AG$1];[.$Q3]=&quot;DC&quot;;[.$K3]&gt;0);[.$K3];0)" office:value-type="float" office:value="0" calcext:value-type="float">
            <text:p>0</text:p>
          </table:table-cell>
          <table:table-cell table:formula="of:=IF(AND([.$E3]=[.AH$1];[.$H3]=&quot;DC&quot;;[.$B3]&gt;0);[.$B3];0)+IF(AND([.$N3]=[.AH$1];[.$Q3]=&quot;DC&quot;;[.$K3]&gt;0);[.$K3];0)" office:value-type="float" office:value="0" calcext:value-type="float">
            <text:p>0</text:p>
          </table:table-cell>
          <table:table-cell/>
          <table:table-cell table:formula="of:=IF(AND([.$E3]=[.AJ$1];[.$H3]=&quot;ADC&quot;;[.$B3]&gt;0);[.$B3];0)+IF(AND([.$N3]=[.AJ$1];[.$Q3]=&quot;ADC&quot;;[.$K3]&gt;0);[.$K3];0)" office:value-type="float" office:value="0" calcext:value-type="float">
            <text:p>0</text:p>
          </table:table-cell>
          <table:table-cell table:formula="of:=IF(AND([.$E3]=[.AK$1];[.$H3]=&quot;ADC&quot;;[.$B3]&gt;0);[.$B3];0)+IF(AND([.$N3]=[.AK$1];[.$Q3]=&quot;ADC&quot;;[.$K3]&gt;0);[.$K3];0)" office:value-type="float" office:value="0" calcext:value-type="float">
            <text:p>0</text:p>
          </table:table-cell>
          <table:table-cell table:formula="of:=IF(AND([.$E3]=[.AL$1];[.$H3]=&quot;ADC&quot;;[.$B3]&gt;0);[.$B3];0)+IF(AND([.$N3]=[.AL$1];[.$Q3]=&quot;ADC&quot;;[.$K3]&gt;0);[.$K3];0)" office:value-type="float" office:value="0" calcext:value-type="float">
            <text:p>0</text:p>
          </table:table-cell>
          <table:table-cell table:formula="of:=IF(AND([.$E3]=[.AM$1];[.$H3]=&quot;ADC&quot;;[.$B3]&gt;0);[.$B3];0)+IF(AND([.$N3]=[.AM$1];[.$Q3]=&quot;ADC&quot;;[.$K3]&gt;0);[.$K3];0)" office:value-type="float" office:value="0" calcext:value-type="float">
            <text:p>0</text:p>
          </table:table-cell>
          <table:table-cell table:formula="of:=IF(AND([.$E3]=[.AN$1];[.$H3]=&quot;ADC&quot;;[.$B3]&gt;0);[.$B3];0)+IF(AND([.$N3]=[.AN$1];[.$Q3]=&quot;ADC&quot;;[.$K3]&gt;0);[.$K3];0)" office:value-type="float" office:value="0" calcext:value-type="float">
            <text:p>0</text:p>
          </table:table-cell>
          <table:table-cell table:formula="of:=IF(AND([.$E3]=[.AO$1];[.$H3]=&quot;ADC&quot;;[.$B3]&gt;0);[.$B3];0)+IF(AND([.$N3]=[.AO$1];[.$Q3]=&quot;ADC&quot;;[.$K3]&gt;0);[.$K3];0)" office:value-type="float" office:value="0" calcext:value-type="float">
            <text:p>0</text:p>
          </table:table-cell>
          <table:table-cell table:formula="of:=IF(AND([.$E3]=[.AP$1];[.$H3]=&quot;ADC&quot;;[.$B3]&gt;0);[.$B3];0)+IF(AND([.$N3]=[.AP$1];[.$Q3]=&quot;ADC&quot;;[.$K3]&gt;0);[.$K3];0)" office:value-type="float" office:value="0" calcext:value-type="float">
            <text:p>0</text:p>
          </table:table-cell>
          <table:table-cell table:formula="of:=IF(AND([.$E3]=[.AQ$1];[.$H3]=&quot;ADC&quot;;[.$B3]&gt;0);[.$B3];0)+IF(AND([.$N3]=[.AQ$1];[.$Q3]=&quot;ADC&quot;;[.$K3]&gt;0);[.$K3];0)" office:value-type="float" office:value="0" calcext:value-type="float">
            <text:p>0</text:p>
          </table:table-cell>
          <table:table-cell table:formula="of:=IF(AND([.$E3]=[.AR$1];[.$H3]=&quot;ADC&quot;;[.$B3]&gt;0);[.$B3];0)+IF(AND([.$N3]=[.AR$1];[.$Q3]=&quot;ADC&quot;;[.$K3]&gt;0);[.$K3];0)" office:value-type="float" office:value="0" calcext:value-type="float">
            <text:p>0</text:p>
          </table:table-cell>
          <table:table-cell/>
          <table:table-cell table:formula="of:=IF(AND([.$E3]=[.AT$1];[.$H3]=&quot;RDC&quot;;[.$B3]&gt;0);[.$B3];0)+IF(AND([.$N3]=[.AT$1];[.$Q3]=&quot;RDC&quot;;[.$K3]&gt;0);[.$K3];0)" office:value-type="float" office:value="0" calcext:value-type="float">
            <text:p>0</text:p>
          </table:table-cell>
          <table:table-cell table:formula="of:=IF(AND([.$E3]=[.AU$1];[.$H3]=&quot;RDC&quot;;[.$B3]&gt;0);[.$B3];0)+IF(AND([.$N3]=[.AU$1];[.$Q3]=&quot;RDC&quot;;[.$K3]&gt;0);[.$K3];0)" office:value-type="float" office:value="0" calcext:value-type="float">
            <text:p>0</text:p>
          </table:table-cell>
          <table:table-cell table:formula="of:=IF(AND([.$E3]=[.AV$1];[.$H3]=&quot;RDC&quot;;[.$B3]&gt;0);[.$B3];0)+IF(AND([.$N3]=[.AV$1];[.$Q3]=&quot;RDC&quot;;[.$K3]&gt;0);[.$K3];0)" office:value-type="float" office:value="0" calcext:value-type="float">
            <text:p>0</text:p>
          </table:table-cell>
          <table:table-cell table:formula="of:=IF(AND([.$E3]=[.AW$1];[.$H3]=&quot;RDC&quot;;[.$B3]&gt;0);[.$B3];0)+IF(AND([.$N3]=[.AW$1];[.$Q3]=&quot;RDC&quot;;[.$K3]&gt;0);[.$K3];0)" office:value-type="float" office:value="0" calcext:value-type="float">
            <text:p>0</text:p>
          </table:table-cell>
          <table:table-cell table:formula="of:=IF(AND([.$E3]=[.AX$1];[.$H3]=&quot;RDC&quot;;[.$B3]&gt;0);[.$B3];0)+IF(AND([.$N3]=[.AX$1];[.$Q3]=&quot;RDC&quot;;[.$K3]&gt;0);[.$K3];0)" office:value-type="float" office:value="0" calcext:value-type="float">
            <text:p>0</text:p>
          </table:table-cell>
          <table:table-cell table:formula="of:=IF(AND([.$E3]=[.AY$1];[.$H3]=&quot;RDC&quot;;[.$B3]&gt;0);[.$B3];0)+IF(AND([.$N3]=[.AY$1];[.$Q3]=&quot;RDC&quot;;[.$K3]&gt;0);[.$K3];0)" office:value-type="float" office:value="0" calcext:value-type="float">
            <text:p>0</text:p>
          </table:table-cell>
          <table:table-cell table:formula="of:=IF(AND([.$E3]=[.AZ$1];[.$H3]=&quot;RDC&quot;;[.$B3]&gt;0);[.$B3];0)+IF(AND([.$N3]=[.AZ$1];[.$Q3]=&quot;RDC&quot;;[.$K3]&gt;0);[.$K3];0)" office:value-type="float" office:value="0" calcext:value-type="float">
            <text:p>0</text:p>
          </table:table-cell>
          <table:table-cell table:formula="of:=IF(AND([.$E3]=[.BA$1];[.$H3]=&quot;RDC&quot;;[.$B3]&gt;0);[.$B3];0)+IF(AND([.$N3]=[.BA$1];[.$Q3]=&quot;RDC&quot;;[.$K3]&gt;0);[.$K3];0)" office:value-type="float" office:value="0" calcext:value-type="float">
            <text:p>0</text:p>
          </table:table-cell>
          <table:table-cell table:formula="of:=IF(AND([.$E3]=[.BB$1];[.$H3]=&quot;RDC&quot;;[.$B3]&gt;0);[.$B3];0)+IF(AND([.$N3]=[.BB$1];[.$Q3]=&quot;RDC&quot;;[.$K3]&gt;0);[.$K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" calcext:value-type="float">
            <text:p>160,65</text:p>
          </table:table-cell>
          <table:table-cell office:value-type="float" office:value="150" calcext:value-type="float">
            <text:p>150</text:p>
          </table:table-cell>
          <table:table-cell office:value-type="float" office:value="122.95" calcext:value-type="float">
            <text:p>122,95</text:p>
          </table:table-cell>
          <table:table-cell office:value-type="float" office:value="27.05" calcext:value-type="float">
            <text:p>27,05</text:p>
          </table:table-cell>
          <table:table-cell office:value-type="float" office:value="22" calcext:value-type="float">
            <text:p>22</text:p>
          </table:table-cell>
          <table:table-cell office:value-type="float" office:value="6.63" calcext:value-type="float">
            <text:p>6,6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08" calcext:value-type="float">
            <text:p>48,08</text:p>
          </table:table-cell>
          <table:table-cell office:value-type="float" office:value="1.92" calcext:value-type="float">
            <text:p>1,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4]=[.Z$1];[.$H4]=&quot;DC&quot;;[.$B4]&gt;0);[.$B4];0)+IF(AND([.$N4]=[.Z$1];[.$Q4]=&quot;DC&quot;;[.$K4]&gt;0);[.$K4];0)" office:value-type="float" office:value="0" calcext:value-type="float">
            <text:p>0</text:p>
          </table:table-cell>
          <table:table-cell table:formula="of:=IF(AND([.$E4]=[.AA$1];[.$H4]=&quot;DC&quot;;[.$B4]&gt;0);[.$B4];0)+IF(AND([.$N4]=[.AA$1];[.$Q4]=&quot;DC&quot;;[.$K4]&gt;0);[.$K4];0)" office:value-type="float" office:value="0" calcext:value-type="float">
            <text:p>0</text:p>
          </table:table-cell>
          <table:table-cell table:formula="of:=IF(AND([.$E4]=[.AB$1];[.$H4]=&quot;DC&quot;;[.$B4]&gt;0);[.$B4];0)+IF(AND([.$N4]=[.AB$1];[.$Q4]=&quot;DC&quot;;[.$K4]&gt;0);[.$K4];0)" office:value-type="float" office:value="0" calcext:value-type="float">
            <text:p>0</text:p>
          </table:table-cell>
          <table:table-cell table:formula="of:=IF(AND([.$E4]=[.AC$1];[.$H4]=&quot;DC&quot;;[.$B4]&gt;0);[.$B4];0)+IF(AND([.$N4]=[.AC$1];[.$Q4]=&quot;DC&quot;;[.$K4]&gt;0);[.$K4];0)" office:value-type="float" office:value="0" calcext:value-type="float">
            <text:p>0</text:p>
          </table:table-cell>
          <table:table-cell table:formula="of:=IF(AND([.$E4]=[.AD$1];[.$H4]=&quot;DC&quot;;[.$B4]&gt;0);[.$B4];0)+IF(AND([.$N4]=[.AD$1];[.$Q4]=&quot;DC&quot;;[.$K4]&gt;0);[.$K4];0)" office:value-type="float" office:value="0" calcext:value-type="float">
            <text:p>0</text:p>
          </table:table-cell>
          <table:table-cell table:formula="of:=IF(AND([.$E4]=[.AE$1];[.$H4]=&quot;DC&quot;;[.$B4]&gt;0);[.$B4];0)+IF(AND([.$N4]=[.AE$1];[.$Q4]=&quot;DC&quot;;[.$K4]&gt;0);[.$K4];0)" office:value-type="float" office:value="0" calcext:value-type="float">
            <text:p>0</text:p>
          </table:table-cell>
          <table:table-cell table:formula="of:=IF(AND([.$E4]=[.AF$1];[.$H4]=&quot;DC&quot;;[.$B4]&gt;0);[.$B4];0)+IF(AND([.$N4]=[.AF$1];[.$Q4]=&quot;DC&quot;;[.$K4]&gt;0);[.$K4];0)" office:value-type="float" office:value="0" calcext:value-type="float">
            <text:p>0</text:p>
          </table:table-cell>
          <table:table-cell table:formula="of:=IF(AND([.$E4]=[.AG$1];[.$H4]=&quot;DC&quot;;[.$B4]&gt;0);[.$B4];0)+IF(AND([.$N4]=[.AG$1];[.$Q4]=&quot;DC&quot;;[.$K4]&gt;0);[.$K4];0)" office:value-type="float" office:value="0" calcext:value-type="float">
            <text:p>0</text:p>
          </table:table-cell>
          <table:table-cell table:formula="of:=IF(AND([.$E4]=[.AH$1];[.$H4]=&quot;DC&quot;;[.$B4]&gt;0);[.$B4];0)+IF(AND([.$N4]=[.AH$1];[.$Q4]=&quot;DC&quot;;[.$K4]&gt;0);[.$K4];0)" office:value-type="float" office:value="0" calcext:value-type="float">
            <text:p>0</text:p>
          </table:table-cell>
          <table:table-cell/>
          <table:table-cell table:formula="of:=IF(AND([.$E4]=[.AJ$1];[.$H4]=&quot;ADC&quot;;[.$B4]&gt;0);[.$B4];0)+IF(AND([.$N4]=[.AJ$1];[.$Q4]=&quot;ADC&quot;;[.$K4]&gt;0);[.$K4];0)" office:value-type="float" office:value="50" calcext:value-type="float">
            <text:p>50</text:p>
          </table:table-cell>
          <table:table-cell table:formula="of:=IF(AND([.$E4]=[.AK$1];[.$H4]=&quot;ADC&quot;;[.$B4]&gt;0);[.$B4];0)+IF(AND([.$N4]=[.AK$1];[.$Q4]=&quot;ADC&quot;;[.$K4]&gt;0);[.$K4];0)" office:value-type="float" office:value="0" calcext:value-type="float">
            <text:p>0</text:p>
          </table:table-cell>
          <table:table-cell table:formula="of:=IF(AND([.$E4]=[.AL$1];[.$H4]=&quot;ADC&quot;;[.$B4]&gt;0);[.$B4];0)+IF(AND([.$N4]=[.AL$1];[.$Q4]=&quot;ADC&quot;;[.$K4]&gt;0);[.$K4];0)" office:value-type="float" office:value="150" calcext:value-type="float">
            <text:p>150</text:p>
          </table:table-cell>
          <table:table-cell table:formula="of:=IF(AND([.$E4]=[.AM$1];[.$H4]=&quot;ADC&quot;;[.$B4]&gt;0);[.$B4];0)+IF(AND([.$N4]=[.AM$1];[.$Q4]=&quot;ADC&quot;;[.$K4]&gt;0);[.$K4];0)" office:value-type="float" office:value="0" calcext:value-type="float">
            <text:p>0</text:p>
          </table:table-cell>
          <table:table-cell table:formula="of:=IF(AND([.$E4]=[.AN$1];[.$H4]=&quot;ADC&quot;;[.$B4]&gt;0);[.$B4];0)+IF(AND([.$N4]=[.AN$1];[.$Q4]=&quot;ADC&quot;;[.$K4]&gt;0);[.$K4];0)" office:value-type="float" office:value="0" calcext:value-type="float">
            <text:p>0</text:p>
          </table:table-cell>
          <table:table-cell table:formula="of:=IF(AND([.$E4]=[.AO$1];[.$H4]=&quot;ADC&quot;;[.$B4]&gt;0);[.$B4];0)+IF(AND([.$N4]=[.AO$1];[.$Q4]=&quot;ADC&quot;;[.$K4]&gt;0);[.$K4];0)" office:value-type="float" office:value="0" calcext:value-type="float">
            <text:p>0</text:p>
          </table:table-cell>
          <table:table-cell table:formula="of:=IF(AND([.$E4]=[.AP$1];[.$H4]=&quot;ADC&quot;;[.$B4]&gt;0);[.$B4];0)+IF(AND([.$N4]=[.AP$1];[.$Q4]=&quot;ADC&quot;;[.$K4]&gt;0);[.$K4];0)" office:value-type="float" office:value="0" calcext:value-type="float">
            <text:p>0</text:p>
          </table:table-cell>
          <table:table-cell table:formula="of:=IF(AND([.$E4]=[.AQ$1];[.$H4]=&quot;ADC&quot;;[.$B4]&gt;0);[.$B4];0)+IF(AND([.$N4]=[.AQ$1];[.$Q4]=&quot;ADC&quot;;[.$K4]&gt;0);[.$K4];0)" office:value-type="float" office:value="0" calcext:value-type="float">
            <text:p>0</text:p>
          </table:table-cell>
          <table:table-cell table:formula="of:=IF(AND([.$E4]=[.AR$1];[.$H4]=&quot;ADC&quot;;[.$B4]&gt;0);[.$B4];0)+IF(AND([.$N4]=[.AR$1];[.$Q4]=&quot;ADC&quot;;[.$K4]&gt;0);[.$K4];0)" office:value-type="float" office:value="0" calcext:value-type="float">
            <text:p>0</text:p>
          </table:table-cell>
          <table:table-cell/>
          <table:table-cell table:formula="of:=IF(AND([.$E4]=[.AT$1];[.$H4]=&quot;RDC&quot;;[.$B4]&gt;0);[.$B4];0)+IF(AND([.$N4]=[.AT$1];[.$Q4]=&quot;RDC&quot;;[.$K4]&gt;0);[.$K4];0)" office:value-type="float" office:value="0" calcext:value-type="float">
            <text:p>0</text:p>
          </table:table-cell>
          <table:table-cell table:formula="of:=IF(AND([.$E4]=[.AU$1];[.$H4]=&quot;RDC&quot;;[.$B4]&gt;0);[.$B4];0)+IF(AND([.$N4]=[.AU$1];[.$Q4]=&quot;RDC&quot;;[.$K4]&gt;0);[.$K4];0)" office:value-type="float" office:value="0" calcext:value-type="float">
            <text:p>0</text:p>
          </table:table-cell>
          <table:table-cell table:formula="of:=IF(AND([.$E4]=[.AV$1];[.$H4]=&quot;RDC&quot;;[.$B4]&gt;0);[.$B4];0)+IF(AND([.$N4]=[.AV$1];[.$Q4]=&quot;RDC&quot;;[.$K4]&gt;0);[.$K4];0)" office:value-type="float" office:value="0" calcext:value-type="float">
            <text:p>0</text:p>
          </table:table-cell>
          <table:table-cell table:formula="of:=IF(AND([.$E4]=[.AW$1];[.$H4]=&quot;RDC&quot;;[.$B4]&gt;0);[.$B4];0)+IF(AND([.$N4]=[.AW$1];[.$Q4]=&quot;RDC&quot;;[.$K4]&gt;0);[.$K4];0)" office:value-type="float" office:value="0" calcext:value-type="float">
            <text:p>0</text:p>
          </table:table-cell>
          <table:table-cell table:formula="of:=IF(AND([.$E4]=[.AX$1];[.$H4]=&quot;RDC&quot;;[.$B4]&gt;0);[.$B4];0)+IF(AND([.$N4]=[.AX$1];[.$Q4]=&quot;RDC&quot;;[.$K4]&gt;0);[.$K4];0)" office:value-type="float" office:value="0" calcext:value-type="float">
            <text:p>0</text:p>
          </table:table-cell>
          <table:table-cell table:formula="of:=IF(AND([.$E4]=[.AY$1];[.$H4]=&quot;RDC&quot;;[.$B4]&gt;0);[.$B4];0)+IF(AND([.$N4]=[.AY$1];[.$Q4]=&quot;RDC&quot;;[.$K4]&gt;0);[.$K4];0)" office:value-type="float" office:value="0" calcext:value-type="float">
            <text:p>0</text:p>
          </table:table-cell>
          <table:table-cell table:formula="of:=IF(AND([.$E4]=[.AZ$1];[.$H4]=&quot;RDC&quot;;[.$B4]&gt;0);[.$B4];0)+IF(AND([.$N4]=[.AZ$1];[.$Q4]=&quot;RDC&quot;;[.$K4]&gt;0);[.$K4];0)" office:value-type="float" office:value="0" calcext:value-type="float">
            <text:p>0</text:p>
          </table:table-cell>
          <table:table-cell table:formula="of:=IF(AND([.$E4]=[.BA$1];[.$H4]=&quot;RDC&quot;;[.$B4]&gt;0);[.$B4];0)+IF(AND([.$N4]=[.BA$1];[.$Q4]=&quot;RDC&quot;;[.$K4]&gt;0);[.$K4];0)" office:value-type="float" office:value="0" calcext:value-type="float">
            <text:p>0</text:p>
          </table:table-cell>
          <table:table-cell table:formula="of:=IF(AND([.$E4]=[.BB$1];[.$H4]=&quot;RDC&quot;;[.$B4]&gt;0);[.$B4];0)+IF(AND([.$N4]=[.BB$1];[.$Q4]=&quot;RDC&quot;;[.$K4]&gt;0);[.$K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71.03" calcext:value-type="float">
            <text:p>171,03</text:p>
          </table:table-cell>
          <table:table-cell office:value-type="float" office:value="28.97" calcext:value-type="float">
            <text:p>28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5-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AND([.$E5]=[.Z$1];[.$H5]=&quot;DC&quot;;[.$B5]&gt;0);[.$B5];0)+IF(AND([.$N5]=[.Z$1];[.$Q5]=&quot;DC&quot;;[.$K5]&gt;0);[.$K5];0)" office:value-type="float" office:value="0" calcext:value-type="float">
            <text:p>0</text:p>
          </table:table-cell>
          <table:table-cell table:formula="of:=IF(AND([.$E5]=[.AA$1];[.$H5]=&quot;DC&quot;;[.$B5]&gt;0);[.$B5];0)+IF(AND([.$N5]=[.AA$1];[.$Q5]=&quot;DC&quot;;[.$K5]&gt;0);[.$K5];0)" office:value-type="float" office:value="0" calcext:value-type="float">
            <text:p>0</text:p>
          </table:table-cell>
          <table:table-cell table:formula="of:=IF(AND([.$E5]=[.AB$1];[.$H5]=&quot;DC&quot;;[.$B5]&gt;0);[.$B5];0)+IF(AND([.$N5]=[.AB$1];[.$Q5]=&quot;DC&quot;;[.$K5]&gt;0);[.$K5];0)" office:value-type="float" office:value="0" calcext:value-type="float">
            <text:p>0</text:p>
          </table:table-cell>
          <table:table-cell table:formula="of:=IF(AND([.$E5]=[.AC$1];[.$H5]=&quot;DC&quot;;[.$B5]&gt;0);[.$B5];0)+IF(AND([.$N5]=[.AC$1];[.$Q5]=&quot;DC&quot;;[.$K5]&gt;0);[.$K5];0)" office:value-type="float" office:value="0" calcext:value-type="float">
            <text:p>0</text:p>
          </table:table-cell>
          <table:table-cell table:formula="of:=IF(AND([.$E5]=[.AD$1];[.$H5]=&quot;DC&quot;;[.$B5]&gt;0);[.$B5];0)+IF(AND([.$N5]=[.AD$1];[.$Q5]=&quot;DC&quot;;[.$K5]&gt;0);[.$K5];0)" office:value-type="float" office:value="0" calcext:value-type="float">
            <text:p>0</text:p>
          </table:table-cell>
          <table:table-cell table:formula="of:=IF(AND([.$E5]=[.AE$1];[.$H5]=&quot;DC&quot;;[.$B5]&gt;0);[.$B5];0)+IF(AND([.$N5]=[.AE$1];[.$Q5]=&quot;DC&quot;;[.$K5]&gt;0);[.$K5];0)" office:value-type="float" office:value="0" calcext:value-type="float">
            <text:p>0</text:p>
          </table:table-cell>
          <table:table-cell table:formula="of:=IF(AND([.$E5]=[.AF$1];[.$H5]=&quot;DC&quot;;[.$B5]&gt;0);[.$B5];0)+IF(AND([.$N5]=[.AF$1];[.$Q5]=&quot;DC&quot;;[.$K5]&gt;0);[.$K5];0)" office:value-type="float" office:value="0" calcext:value-type="float">
            <text:p>0</text:p>
          </table:table-cell>
          <table:table-cell table:formula="of:=IF(AND([.$E5]=[.AG$1];[.$H5]=&quot;DC&quot;;[.$B5]&gt;0);[.$B5];0)+IF(AND([.$N5]=[.AG$1];[.$Q5]=&quot;DC&quot;;[.$K5]&gt;0);[.$K5];0)" office:value-type="float" office:value="0" calcext:value-type="float">
            <text:p>0</text:p>
          </table:table-cell>
          <table:table-cell table:formula="of:=IF(AND([.$E5]=[.AH$1];[.$H5]=&quot;DC&quot;;[.$B5]&gt;0);[.$B5];0)+IF(AND([.$N5]=[.AH$1];[.$Q5]=&quot;DC&quot;;[.$K5]&gt;0);[.$K5];0)" office:value-type="float" office:value="0" calcext:value-type="float">
            <text:p>0</text:p>
          </table:table-cell>
          <table:table-cell/>
          <table:table-cell table:formula="of:=IF(AND([.$E5]=[.AJ$1];[.$H5]=&quot;ADC&quot;;[.$B5]&gt;0);[.$B5];0)+IF(AND([.$N5]=[.AJ$1];[.$Q5]=&quot;ADC&quot;;[.$K5]&gt;0);[.$K5];0)" office:value-type="float" office:value="0" calcext:value-type="float">
            <text:p>0</text:p>
          </table:table-cell>
          <table:table-cell table:formula="of:=IF(AND([.$E5]=[.AK$1];[.$H5]=&quot;ADC&quot;;[.$B5]&gt;0);[.$B5];0)+IF(AND([.$N5]=[.AK$1];[.$Q5]=&quot;ADC&quot;;[.$K5]&gt;0);[.$K5];0)" office:value-type="float" office:value="0" calcext:value-type="float">
            <text:p>0</text:p>
          </table:table-cell>
          <table:table-cell table:formula="of:=IF(AND([.$E5]=[.AL$1];[.$H5]=&quot;ADC&quot;;[.$B5]&gt;0);[.$B5];0)+IF(AND([.$N5]=[.AL$1];[.$Q5]=&quot;ADC&quot;;[.$K5]&gt;0);[.$K5];0)" office:value-type="float" office:value="0" calcext:value-type="float">
            <text:p>0</text:p>
          </table:table-cell>
          <table:table-cell table:formula="of:=IF(AND([.$E5]=[.AM$1];[.$H5]=&quot;ADC&quot;;[.$B5]&gt;0);[.$B5];0)+IF(AND([.$N5]=[.AM$1];[.$Q5]=&quot;ADC&quot;;[.$K5]&gt;0);[.$K5];0)" office:value-type="float" office:value="0" calcext:value-type="float">
            <text:p>0</text:p>
          </table:table-cell>
          <table:table-cell table:formula="of:=IF(AND([.$E5]=[.AN$1];[.$H5]=&quot;ADC&quot;;[.$B5]&gt;0);[.$B5];0)+IF(AND([.$N5]=[.AN$1];[.$Q5]=&quot;ADC&quot;;[.$K5]&gt;0);[.$K5];0)" office:value-type="float" office:value="0" calcext:value-type="float">
            <text:p>0</text:p>
          </table:table-cell>
          <table:table-cell table:formula="of:=IF(AND([.$E5]=[.AO$1];[.$H5]=&quot;ADC&quot;;[.$B5]&gt;0);[.$B5];0)+IF(AND([.$N5]=[.AO$1];[.$Q5]=&quot;ADC&quot;;[.$K5]&gt;0);[.$K5];0)" office:value-type="float" office:value="0" calcext:value-type="float">
            <text:p>0</text:p>
          </table:table-cell>
          <table:table-cell table:formula="of:=IF(AND([.$E5]=[.AP$1];[.$H5]=&quot;ADC&quot;;[.$B5]&gt;0);[.$B5];0)+IF(AND([.$N5]=[.AP$1];[.$Q5]=&quot;ADC&quot;;[.$K5]&gt;0);[.$K5];0)" office:value-type="float" office:value="0" calcext:value-type="float">
            <text:p>0</text:p>
          </table:table-cell>
          <table:table-cell table:formula="of:=IF(AND([.$E5]=[.AQ$1];[.$H5]=&quot;ADC&quot;;[.$B5]&gt;0);[.$B5];0)+IF(AND([.$N5]=[.AQ$1];[.$Q5]=&quot;ADC&quot;;[.$K5]&gt;0);[.$K5];0)" office:value-type="float" office:value="0" calcext:value-type="float">
            <text:p>0</text:p>
          </table:table-cell>
          <table:table-cell table:formula="of:=IF(AND([.$E5]=[.AR$1];[.$H5]=&quot;ADC&quot;;[.$B5]&gt;0);[.$B5];0)+IF(AND([.$N5]=[.AR$1];[.$Q5]=&quot;ADC&quot;;[.$K5]&gt;0);[.$K5];0)" office:value-type="float" office:value="0" calcext:value-type="float">
            <text:p>0</text:p>
          </table:table-cell>
          <table:table-cell/>
          <table:table-cell table:formula="of:=IF(AND([.$E5]=[.AT$1];[.$H5]=&quot;RDC&quot;;[.$B5]&gt;0);[.$B5];0)+IF(AND([.$N5]=[.AT$1];[.$Q5]=&quot;RDC&quot;;[.$K5]&gt;0);[.$K5];0)" office:value-type="float" office:value="0" calcext:value-type="float">
            <text:p>0</text:p>
          </table:table-cell>
          <table:table-cell table:formula="of:=IF(AND([.$E5]=[.AU$1];[.$H5]=&quot;RDC&quot;;[.$B5]&gt;0);[.$B5];0)+IF(AND([.$N5]=[.AU$1];[.$Q5]=&quot;RDC&quot;;[.$K5]&gt;0);[.$K5];0)" office:value-type="float" office:value="0" calcext:value-type="float">
            <text:p>0</text:p>
          </table:table-cell>
          <table:table-cell table:formula="of:=IF(AND([.$E5]=[.AV$1];[.$H5]=&quot;RDC&quot;;[.$B5]&gt;0);[.$B5];0)+IF(AND([.$N5]=[.AV$1];[.$Q5]=&quot;RDC&quot;;[.$K5]&gt;0);[.$K5];0)" office:value-type="float" office:value="0" calcext:value-type="float">
            <text:p>0</text:p>
          </table:table-cell>
          <table:table-cell table:formula="of:=IF(AND([.$E5]=[.AW$1];[.$H5]=&quot;RDC&quot;;[.$B5]&gt;0);[.$B5];0)+IF(AND([.$N5]=[.AW$1];[.$Q5]=&quot;RDC&quot;;[.$K5]&gt;0);[.$K5];0)" office:value-type="float" office:value="0" calcext:value-type="float">
            <text:p>0</text:p>
          </table:table-cell>
          <table:table-cell table:formula="of:=IF(AND([.$E5]=[.AX$1];[.$H5]=&quot;RDC&quot;;[.$B5]&gt;0);[.$B5];0)+IF(AND([.$N5]=[.AX$1];[.$Q5]=&quot;RDC&quot;;[.$K5]&gt;0);[.$K5];0)" office:value-type="float" office:value="0" calcext:value-type="float">
            <text:p>0</text:p>
          </table:table-cell>
          <table:table-cell table:formula="of:=IF(AND([.$E5]=[.AY$1];[.$H5]=&quot;RDC&quot;;[.$B5]&gt;0);[.$B5];0)+IF(AND([.$N5]=[.AY$1];[.$Q5]=&quot;RDC&quot;;[.$K5]&gt;0);[.$K5];0)" office:value-type="float" office:value="0" calcext:value-type="float">
            <text:p>0</text:p>
          </table:table-cell>
          <table:table-cell table:formula="of:=IF(AND([.$E5]=[.AZ$1];[.$H5]=&quot;RDC&quot;;[.$B5]&gt;0);[.$B5];0)+IF(AND([.$N5]=[.AZ$1];[.$Q5]=&quot;RDC&quot;;[.$K5]&gt;0);[.$K5];0)" office:value-type="float" office:value="0" calcext:value-type="float">
            <text:p>0</text:p>
          </table:table-cell>
          <table:table-cell table:formula="of:=IF(AND([.$E5]=[.BA$1];[.$H5]=&quot;RDC&quot;;[.$B5]&gt;0);[.$B5];0)+IF(AND([.$N5]=[.BA$1];[.$Q5]=&quot;RDC&quot;;[.$K5]&gt;0);[.$K5];0)" office:value-type="float" office:value="0" calcext:value-type="float">
            <text:p>0</text:p>
          </table:table-cell>
          <table:table-cell table:formula="of:=IF(AND([.$E5]=[.BB$1];[.$H5]=&quot;RDC&quot;;[.$B5]&gt;0);[.$B5];0)+IF(AND([.$N5]=[.BB$1];[.$Q5]=&quot;RDC&quot;;[.$K5]&gt;0);[.$K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.3" calcext:value-type="float">
            <text:p>4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47.78" calcext:value-type="float">
            <text:p>47,78</text:p>
          </table:table-cell>
          <table:table-cell office:value-type="float" office:value="40.61" calcext:value-type="float">
            <text:p>4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 office:value-type="float" office:value="15" calcext:value-type="float">
            <text:p>15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6]=[.Z$1];[.$H6]=&quot;DC&quot;;[.$B6]&gt;0);[.$B6];0)+IF(AND([.$N6]=[.Z$1];[.$Q6]=&quot;DC&quot;;[.$K6]&gt;0);[.$K6];0)" office:value-type="float" office:value="0" calcext:value-type="float">
            <text:p>0</text:p>
          </table:table-cell>
          <table:table-cell table:formula="of:=IF(AND([.$E6]=[.AA$1];[.$H6]=&quot;DC&quot;;[.$B6]&gt;0);[.$B6];0)+IF(AND([.$N6]=[.AA$1];[.$Q6]=&quot;DC&quot;;[.$K6]&gt;0);[.$K6];0)" office:value-type="float" office:value="0" calcext:value-type="float">
            <text:p>0</text:p>
          </table:table-cell>
          <table:table-cell table:formula="of:=IF(AND([.$E6]=[.AB$1];[.$H6]=&quot;DC&quot;;[.$B6]&gt;0);[.$B6];0)+IF(AND([.$N6]=[.AB$1];[.$Q6]=&quot;DC&quot;;[.$K6]&gt;0);[.$K6];0)" office:value-type="float" office:value="0" calcext:value-type="float">
            <text:p>0</text:p>
          </table:table-cell>
          <table:table-cell table:formula="of:=IF(AND([.$E6]=[.AC$1];[.$H6]=&quot;DC&quot;;[.$B6]&gt;0);[.$B6];0)+IF(AND([.$N6]=[.AC$1];[.$Q6]=&quot;DC&quot;;[.$K6]&gt;0);[.$K6];0)" office:value-type="float" office:value="42.3" calcext:value-type="float">
            <text:p>42,3</text:p>
          </table:table-cell>
          <table:table-cell table:formula="of:=IF(AND([.$E6]=[.AD$1];[.$H6]=&quot;DC&quot;;[.$B6]&gt;0);[.$B6];0)+IF(AND([.$N6]=[.AD$1];[.$Q6]=&quot;DC&quot;;[.$K6]&gt;0);[.$K6];0)" office:value-type="float" office:value="40.61" calcext:value-type="float">
            <text:p>40,61</text:p>
          </table:table-cell>
          <table:table-cell table:formula="of:=IF(AND([.$E6]=[.AE$1];[.$H6]=&quot;DC&quot;;[.$B6]&gt;0);[.$B6];0)+IF(AND([.$N6]=[.AE$1];[.$Q6]=&quot;DC&quot;;[.$K6]&gt;0);[.$K6];0)" office:value-type="float" office:value="0" calcext:value-type="float">
            <text:p>0</text:p>
          </table:table-cell>
          <table:table-cell table:formula="of:=IF(AND([.$E6]=[.AF$1];[.$H6]=&quot;DC&quot;;[.$B6]&gt;0);[.$B6];0)+IF(AND([.$N6]=[.AF$1];[.$Q6]=&quot;DC&quot;;[.$K6]&gt;0);[.$K6];0)" office:value-type="float" office:value="0" calcext:value-type="float">
            <text:p>0</text:p>
          </table:table-cell>
          <table:table-cell table:formula="of:=IF(AND([.$E6]=[.AG$1];[.$H6]=&quot;DC&quot;;[.$B6]&gt;0);[.$B6];0)+IF(AND([.$N6]=[.AG$1];[.$Q6]=&quot;DC&quot;;[.$K6]&gt;0);[.$K6];0)" office:value-type="float" office:value="0" calcext:value-type="float">
            <text:p>0</text:p>
          </table:table-cell>
          <table:table-cell table:formula="of:=IF(AND([.$E6]=[.AH$1];[.$H6]=&quot;DC&quot;;[.$B6]&gt;0);[.$B6];0)+IF(AND([.$N6]=[.AH$1];[.$Q6]=&quot;DC&quot;;[.$K6]&gt;0);[.$K6];0)" office:value-type="float" office:value="0" calcext:value-type="float">
            <text:p>0</text:p>
          </table:table-cell>
          <table:table-cell/>
          <table:table-cell table:formula="of:=IF(AND([.$E6]=[.AJ$1];[.$H6]=&quot;ADC&quot;;[.$B6]&gt;0);[.$B6];0)+IF(AND([.$N6]=[.AJ$1];[.$Q6]=&quot;ADC&quot;;[.$K6]&gt;0);[.$K6];0)" office:value-type="float" office:value="0" calcext:value-type="float">
            <text:p>0</text:p>
          </table:table-cell>
          <table:table-cell table:formula="of:=IF(AND([.$E6]=[.AK$1];[.$H6]=&quot;ADC&quot;;[.$B6]&gt;0);[.$B6];0)+IF(AND([.$N6]=[.AK$1];[.$Q6]=&quot;ADC&quot;;[.$K6]&gt;0);[.$K6];0)" office:value-type="float" office:value="0" calcext:value-type="float">
            <text:p>0</text:p>
          </table:table-cell>
          <table:table-cell table:formula="of:=IF(AND([.$E6]=[.AL$1];[.$H6]=&quot;ADC&quot;;[.$B6]&gt;0);[.$B6];0)+IF(AND([.$N6]=[.AL$1];[.$Q6]=&quot;ADC&quot;;[.$K6]&gt;0);[.$K6];0)" office:value-type="float" office:value="0" calcext:value-type="float">
            <text:p>0</text:p>
          </table:table-cell>
          <table:table-cell table:formula="of:=IF(AND([.$E6]=[.AM$1];[.$H6]=&quot;ADC&quot;;[.$B6]&gt;0);[.$B6];0)+IF(AND([.$N6]=[.AM$1];[.$Q6]=&quot;ADC&quot;;[.$K6]&gt;0);[.$K6];0)" office:value-type="float" office:value="0" calcext:value-type="float">
            <text:p>0</text:p>
          </table:table-cell>
          <table:table-cell table:formula="of:=IF(AND([.$E6]=[.AN$1];[.$H6]=&quot;ADC&quot;;[.$B6]&gt;0);[.$B6];0)+IF(AND([.$N6]=[.AN$1];[.$Q6]=&quot;ADC&quot;;[.$K6]&gt;0);[.$K6];0)" office:value-type="float" office:value="0" calcext:value-type="float">
            <text:p>0</text:p>
          </table:table-cell>
          <table:table-cell table:formula="of:=IF(AND([.$E6]=[.AO$1];[.$H6]=&quot;ADC&quot;;[.$B6]&gt;0);[.$B6];0)+IF(AND([.$N6]=[.AO$1];[.$Q6]=&quot;ADC&quot;;[.$K6]&gt;0);[.$K6];0)" office:value-type="float" office:value="0" calcext:value-type="float">
            <text:p>0</text:p>
          </table:table-cell>
          <table:table-cell table:formula="of:=IF(AND([.$E6]=[.AP$1];[.$H6]=&quot;ADC&quot;;[.$B6]&gt;0);[.$B6];0)+IF(AND([.$N6]=[.AP$1];[.$Q6]=&quot;ADC&quot;;[.$K6]&gt;0);[.$K6];0)" office:value-type="float" office:value="0" calcext:value-type="float">
            <text:p>0</text:p>
          </table:table-cell>
          <table:table-cell table:formula="of:=IF(AND([.$E6]=[.AQ$1];[.$H6]=&quot;ADC&quot;;[.$B6]&gt;0);[.$B6];0)+IF(AND([.$N6]=[.AQ$1];[.$Q6]=&quot;ADC&quot;;[.$K6]&gt;0);[.$K6];0)" office:value-type="float" office:value="0" calcext:value-type="float">
            <text:p>0</text:p>
          </table:table-cell>
          <table:table-cell table:formula="of:=IF(AND([.$E6]=[.AR$1];[.$H6]=&quot;ADC&quot;;[.$B6]&gt;0);[.$B6];0)+IF(AND([.$N6]=[.AR$1];[.$Q6]=&quot;ADC&quot;;[.$K6]&gt;0);[.$K6];0)" office:value-type="float" office:value="0" calcext:value-type="float">
            <text:p>0</text:p>
          </table:table-cell>
          <table:table-cell/>
          <table:table-cell table:formula="of:=IF(AND([.$E6]=[.AT$1];[.$H6]=&quot;RDC&quot;;[.$B6]&gt;0);[.$B6];0)+IF(AND([.$N6]=[.AT$1];[.$Q6]=&quot;RDC&quot;;[.$K6]&gt;0);[.$K6];0)" office:value-type="float" office:value="0" calcext:value-type="float">
            <text:p>0</text:p>
          </table:table-cell>
          <table:table-cell table:formula="of:=IF(AND([.$E6]=[.AU$1];[.$H6]=&quot;RDC&quot;;[.$B6]&gt;0);[.$B6];0)+IF(AND([.$N6]=[.AU$1];[.$Q6]=&quot;RDC&quot;;[.$K6]&gt;0);[.$K6];0)" office:value-type="float" office:value="0" calcext:value-type="float">
            <text:p>0</text:p>
          </table:table-cell>
          <table:table-cell table:formula="of:=IF(AND([.$E6]=[.AV$1];[.$H6]=&quot;RDC&quot;;[.$B6]&gt;0);[.$B6];0)+IF(AND([.$N6]=[.AV$1];[.$Q6]=&quot;RDC&quot;;[.$K6]&gt;0);[.$K6];0)" office:value-type="float" office:value="0" calcext:value-type="float">
            <text:p>0</text:p>
          </table:table-cell>
          <table:table-cell table:formula="of:=IF(AND([.$E6]=[.AW$1];[.$H6]=&quot;RDC&quot;;[.$B6]&gt;0);[.$B6];0)+IF(AND([.$N6]=[.AW$1];[.$Q6]=&quot;RDC&quot;;[.$K6]&gt;0);[.$K6];0)" office:value-type="float" office:value="0" calcext:value-type="float">
            <text:p>0</text:p>
          </table:table-cell>
          <table:table-cell table:formula="of:=IF(AND([.$E6]=[.AX$1];[.$H6]=&quot;RDC&quot;;[.$B6]&gt;0);[.$B6];0)+IF(AND([.$N6]=[.AX$1];[.$Q6]=&quot;RDC&quot;;[.$K6]&gt;0);[.$K6];0)" office:value-type="float" office:value="0" calcext:value-type="float">
            <text:p>0</text:p>
          </table:table-cell>
          <table:table-cell table:formula="of:=IF(AND([.$E6]=[.AY$1];[.$H6]=&quot;RDC&quot;;[.$B6]&gt;0);[.$B6];0)+IF(AND([.$N6]=[.AY$1];[.$Q6]=&quot;RDC&quot;;[.$K6]&gt;0);[.$K6];0)" office:value-type="float" office:value="0" calcext:value-type="float">
            <text:p>0</text:p>
          </table:table-cell>
          <table:table-cell table:formula="of:=IF(AND([.$E6]=[.AZ$1];[.$H6]=&quot;RDC&quot;;[.$B6]&gt;0);[.$B6];0)+IF(AND([.$N6]=[.AZ$1];[.$Q6]=&quot;RDC&quot;;[.$K6]&gt;0);[.$K6];0)" office:value-type="float" office:value="0" calcext:value-type="float">
            <text:p>0</text:p>
          </table:table-cell>
          <table:table-cell table:formula="of:=IF(AND([.$E6]=[.BA$1];[.$H6]=&quot;RDC&quot;;[.$B6]&gt;0);[.$B6];0)+IF(AND([.$N6]=[.BA$1];[.$Q6]=&quot;RDC&quot;;[.$K6]&gt;0);[.$K6];0)" office:value-type="float" office:value="0" calcext:value-type="float">
            <text:p>0</text:p>
          </table:table-cell>
          <table:table-cell table:formula="of:=IF(AND([.$E6]=[.BB$1];[.$H6]=&quot;RDC&quot;;[.$B6]&gt;0);[.$B6];0)+IF(AND([.$N6]=[.BB$1];[.$Q6]=&quot;RDC&quot;;[.$K6]&gt;0);[.$K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1" calcext:value-type="float">
            <text:p>82,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2.91" calcext:value-type="float">
            <text:p>22,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2.91" calcext:value-type="float">
            <text:p>82,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AND([.$E7]=[.Z$1];[.$H7]=&quot;DC&quot;;[.$B7]&gt;0);[.$B7];0)+IF(AND([.$N7]=[.Z$1];[.$Q7]=&quot;DC&quot;;[.$K7]&gt;0);[.$K7];0)" office:value-type="float" office:value="0" calcext:value-type="float">
            <text:p>0</text:p>
          </table:table-cell>
          <table:table-cell table:formula="of:=IF(AND([.$E7]=[.AA$1];[.$H7]=&quot;DC&quot;;[.$B7]&gt;0);[.$B7];0)+IF(AND([.$N7]=[.AA$1];[.$Q7]=&quot;DC&quot;;[.$K7]&gt;0);[.$K7];0)" office:value-type="float" office:value="0" calcext:value-type="float">
            <text:p>0</text:p>
          </table:table-cell>
          <table:table-cell table:formula="of:=IF(AND([.$E7]=[.AB$1];[.$H7]=&quot;DC&quot;;[.$B7]&gt;0);[.$B7];0)+IF(AND([.$N7]=[.AB$1];[.$Q7]=&quot;DC&quot;;[.$K7]&gt;0);[.$K7];0)" office:value-type="float" office:value="0" calcext:value-type="float">
            <text:p>0</text:p>
          </table:table-cell>
          <table:table-cell table:formula="of:=IF(AND([.$E7]=[.AC$1];[.$H7]=&quot;DC&quot;;[.$B7]&gt;0);[.$B7];0)+IF(AND([.$N7]=[.AC$1];[.$Q7]=&quot;DC&quot;;[.$K7]&gt;0);[.$K7];0)" office:value-type="float" office:value="0" calcext:value-type="float">
            <text:p>0</text:p>
          </table:table-cell>
          <table:table-cell table:formula="of:=IF(AND([.$E7]=[.AD$1];[.$H7]=&quot;DC&quot;;[.$B7]&gt;0);[.$B7];0)+IF(AND([.$N7]=[.AD$1];[.$Q7]=&quot;DC&quot;;[.$K7]&gt;0);[.$K7];0)" office:value-type="float" office:value="0" calcext:value-type="float">
            <text:p>0</text:p>
          </table:table-cell>
          <table:table-cell table:formula="of:=IF(AND([.$E7]=[.AE$1];[.$H7]=&quot;DC&quot;;[.$B7]&gt;0);[.$B7];0)+IF(AND([.$N7]=[.AE$1];[.$Q7]=&quot;DC&quot;;[.$K7]&gt;0);[.$K7];0)" office:value-type="float" office:value="0" calcext:value-type="float">
            <text:p>0</text:p>
          </table:table-cell>
          <table:table-cell table:formula="of:=IF(AND([.$E7]=[.AF$1];[.$H7]=&quot;DC&quot;;[.$B7]&gt;0);[.$B7];0)+IF(AND([.$N7]=[.AF$1];[.$Q7]=&quot;DC&quot;;[.$K7]&gt;0);[.$K7];0)" office:value-type="float" office:value="0" calcext:value-type="float">
            <text:p>0</text:p>
          </table:table-cell>
          <table:table-cell table:formula="of:=IF(AND([.$E7]=[.AG$1];[.$H7]=&quot;DC&quot;;[.$B7]&gt;0);[.$B7];0)+IF(AND([.$N7]=[.AG$1];[.$Q7]=&quot;DC&quot;;[.$K7]&gt;0);[.$K7];0)" office:value-type="float" office:value="0" calcext:value-type="float">
            <text:p>0</text:p>
          </table:table-cell>
          <table:table-cell table:formula="of:=IF(AND([.$E7]=[.AH$1];[.$H7]=&quot;DC&quot;;[.$B7]&gt;0);[.$B7];0)+IF(AND([.$N7]=[.AH$1];[.$Q7]=&quot;DC&quot;;[.$K7]&gt;0);[.$K7];0)" office:value-type="float" office:value="0" calcext:value-type="float">
            <text:p>0</text:p>
          </table:table-cell>
          <table:table-cell/>
          <table:table-cell table:formula="of:=IF(AND([.$E7]=[.AJ$1];[.$H7]=&quot;ADC&quot;;[.$B7]&gt;0);[.$B7];0)+IF(AND([.$N7]=[.AJ$1];[.$Q7]=&quot;ADC&quot;;[.$K7]&gt;0);[.$K7];0)" office:value-type="float" office:value="0" calcext:value-type="float">
            <text:p>0</text:p>
          </table:table-cell>
          <table:table-cell table:formula="of:=IF(AND([.$E7]=[.AK$1];[.$H7]=&quot;ADC&quot;;[.$B7]&gt;0);[.$B7];0)+IF(AND([.$N7]=[.AK$1];[.$Q7]=&quot;ADC&quot;;[.$K7]&gt;0);[.$K7];0)" office:value-type="float" office:value="0" calcext:value-type="float">
            <text:p>0</text:p>
          </table:table-cell>
          <table:table-cell table:formula="of:=IF(AND([.$E7]=[.AL$1];[.$H7]=&quot;ADC&quot;;[.$B7]&gt;0);[.$B7];0)+IF(AND([.$N7]=[.AL$1];[.$Q7]=&quot;ADC&quot;;[.$K7]&gt;0);[.$K7];0)" office:value-type="float" office:value="0" calcext:value-type="float">
            <text:p>0</text:p>
          </table:table-cell>
          <table:table-cell table:formula="of:=IF(AND([.$E7]=[.AM$1];[.$H7]=&quot;ADC&quot;;[.$B7]&gt;0);[.$B7];0)+IF(AND([.$N7]=[.AM$1];[.$Q7]=&quot;ADC&quot;;[.$K7]&gt;0);[.$K7];0)" office:value-type="float" office:value="0" calcext:value-type="float">
            <text:p>0</text:p>
          </table:table-cell>
          <table:table-cell table:formula="of:=IF(AND([.$E7]=[.AN$1];[.$H7]=&quot;ADC&quot;;[.$B7]&gt;0);[.$B7];0)+IF(AND([.$N7]=[.AN$1];[.$Q7]=&quot;ADC&quot;;[.$K7]&gt;0);[.$K7];0)" office:value-type="float" office:value="0" calcext:value-type="float">
            <text:p>0</text:p>
          </table:table-cell>
          <table:table-cell table:formula="of:=IF(AND([.$E7]=[.AO$1];[.$H7]=&quot;ADC&quot;;[.$B7]&gt;0);[.$B7];0)+IF(AND([.$N7]=[.AO$1];[.$Q7]=&quot;ADC&quot;;[.$K7]&gt;0);[.$K7];0)" office:value-type="float" office:value="0" calcext:value-type="float">
            <text:p>0</text:p>
          </table:table-cell>
          <table:table-cell table:formula="of:=IF(AND([.$E7]=[.AP$1];[.$H7]=&quot;ADC&quot;;[.$B7]&gt;0);[.$B7];0)+IF(AND([.$N7]=[.AP$1];[.$Q7]=&quot;ADC&quot;;[.$K7]&gt;0);[.$K7];0)" office:value-type="float" office:value="0" calcext:value-type="float">
            <text:p>0</text:p>
          </table:table-cell>
          <table:table-cell table:formula="of:=IF(AND([.$E7]=[.AQ$1];[.$H7]=&quot;ADC&quot;;[.$B7]&gt;0);[.$B7];0)+IF(AND([.$N7]=[.AQ$1];[.$Q7]=&quot;ADC&quot;;[.$K7]&gt;0);[.$K7];0)" office:value-type="float" office:value="0" calcext:value-type="float">
            <text:p>0</text:p>
          </table:table-cell>
          <table:table-cell table:formula="of:=IF(AND([.$E7]=[.AR$1];[.$H7]=&quot;ADC&quot;;[.$B7]&gt;0);[.$B7];0)+IF(AND([.$N7]=[.AR$1];[.$Q7]=&quot;ADC&quot;;[.$K7]&gt;0);[.$K7];0)" office:value-type="float" office:value="0" calcext:value-type="float">
            <text:p>0</text:p>
          </table:table-cell>
          <table:table-cell/>
          <table:table-cell table:formula="of:=IF(AND([.$E7]=[.AT$1];[.$H7]=&quot;RDC&quot;;[.$B7]&gt;0);[.$B7];0)+IF(AND([.$N7]=[.AT$1];[.$Q7]=&quot;RDC&quot;;[.$K7]&gt;0);[.$K7];0)" office:value-type="float" office:value="0" calcext:value-type="float">
            <text:p>0</text:p>
          </table:table-cell>
          <table:table-cell table:formula="of:=IF(AND([.$E7]=[.AU$1];[.$H7]=&quot;RDC&quot;;[.$B7]&gt;0);[.$B7];0)+IF(AND([.$N7]=[.AU$1];[.$Q7]=&quot;RDC&quot;;[.$K7]&gt;0);[.$K7];0)" office:value-type="float" office:value="0" calcext:value-type="float">
            <text:p>0</text:p>
          </table:table-cell>
          <table:table-cell table:formula="of:=IF(AND([.$E7]=[.AV$1];[.$H7]=&quot;RDC&quot;;[.$B7]&gt;0);[.$B7];0)+IF(AND([.$N7]=[.AV$1];[.$Q7]=&quot;RDC&quot;;[.$K7]&gt;0);[.$K7];0)" office:value-type="float" office:value="0" calcext:value-type="float">
            <text:p>0</text:p>
          </table:table-cell>
          <table:table-cell table:formula="of:=IF(AND([.$E7]=[.AW$1];[.$H7]=&quot;RDC&quot;;[.$B7]&gt;0);[.$B7];0)+IF(AND([.$N7]=[.AW$1];[.$Q7]=&quot;RDC&quot;;[.$K7]&gt;0);[.$K7];0)" office:value-type="float" office:value="0" calcext:value-type="float">
            <text:p>0</text:p>
          </table:table-cell>
          <table:table-cell table:formula="of:=IF(AND([.$E7]=[.AX$1];[.$H7]=&quot;RDC&quot;;[.$B7]&gt;0);[.$B7];0)+IF(AND([.$N7]=[.AX$1];[.$Q7]=&quot;RDC&quot;;[.$K7]&gt;0);[.$K7];0)" office:value-type="float" office:value="0" calcext:value-type="float">
            <text:p>0</text:p>
          </table:table-cell>
          <table:table-cell table:formula="of:=IF(AND([.$E7]=[.AY$1];[.$H7]=&quot;RDC&quot;;[.$B7]&gt;0);[.$B7];0)+IF(AND([.$N7]=[.AY$1];[.$Q7]=&quot;RDC&quot;;[.$K7]&gt;0);[.$K7];0)" office:value-type="float" office:value="0" calcext:value-type="float">
            <text:p>0</text:p>
          </table:table-cell>
          <table:table-cell table:formula="of:=IF(AND([.$E7]=[.AZ$1];[.$H7]=&quot;RDC&quot;;[.$B7]&gt;0);[.$B7];0)+IF(AND([.$N7]=[.AZ$1];[.$Q7]=&quot;RDC&quot;;[.$K7]&gt;0);[.$K7];0)" office:value-type="float" office:value="0" calcext:value-type="float">
            <text:p>0</text:p>
          </table:table-cell>
          <table:table-cell table:formula="of:=IF(AND([.$E7]=[.BA$1];[.$H7]=&quot;RDC&quot;;[.$B7]&gt;0);[.$B7];0)+IF(AND([.$N7]=[.BA$1];[.$Q7]=&quot;RDC&quot;;[.$K7]&gt;0);[.$K7];0)" office:value-type="float" office:value="0" calcext:value-type="float">
            <text:p>0</text:p>
          </table:table-cell>
          <table:table-cell table:formula="of:=IF(AND([.$E7]=[.BB$1];[.$H7]=&quot;RDC&quot;;[.$B7]&gt;0);[.$B7];0)+IF(AND([.$N7]=[.BB$1];[.$Q7]=&quot;RDC&quot;;[.$K7]&gt;0);[.$K7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5" calcext:value-type="float">
            <text:p>4,55</text:p>
          </table:table-cell>
          <table:table-cell office:value-type="float" office:value="0.45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8]=[.Z$1];[.$H8]=&quot;DC&quot;;[.$B8]&gt;0);[.$B8];0)+IF(AND([.$N8]=[.Z$1];[.$Q8]=&quot;DC&quot;;[.$K8]&gt;0);[.$K8];0)" office:value-type="float" office:value="0" calcext:value-type="float">
            <text:p>0</text:p>
          </table:table-cell>
          <table:table-cell table:formula="of:=IF(AND([.$E8]=[.AA$1];[.$H8]=&quot;DC&quot;;[.$B8]&gt;0);[.$B8];0)+IF(AND([.$N8]=[.AA$1];[.$Q8]=&quot;DC&quot;;[.$K8]&gt;0);[.$K8];0)" office:value-type="float" office:value="5" calcext:value-type="float">
            <text:p>5</text:p>
          </table:table-cell>
          <table:table-cell table:formula="of:=IF(AND([.$E8]=[.AB$1];[.$H8]=&quot;DC&quot;;[.$B8]&gt;0);[.$B8];0)+IF(AND([.$N8]=[.AB$1];[.$Q8]=&quot;DC&quot;;[.$K8]&gt;0);[.$K8];0)" office:value-type="float" office:value="0" calcext:value-type="float">
            <text:p>0</text:p>
          </table:table-cell>
          <table:table-cell table:formula="of:=IF(AND([.$E8]=[.AC$1];[.$H8]=&quot;DC&quot;;[.$B8]&gt;0);[.$B8];0)+IF(AND([.$N8]=[.AC$1];[.$Q8]=&quot;DC&quot;;[.$K8]&gt;0);[.$K8];0)" office:value-type="float" office:value="0" calcext:value-type="float">
            <text:p>0</text:p>
          </table:table-cell>
          <table:table-cell table:formula="of:=IF(AND([.$E8]=[.AD$1];[.$H8]=&quot;DC&quot;;[.$B8]&gt;0);[.$B8];0)+IF(AND([.$N8]=[.AD$1];[.$Q8]=&quot;DC&quot;;[.$K8]&gt;0);[.$K8];0)" office:value-type="float" office:value="0" calcext:value-type="float">
            <text:p>0</text:p>
          </table:table-cell>
          <table:table-cell table:formula="of:=IF(AND([.$E8]=[.AE$1];[.$H8]=&quot;DC&quot;;[.$B8]&gt;0);[.$B8];0)+IF(AND([.$N8]=[.AE$1];[.$Q8]=&quot;DC&quot;;[.$K8]&gt;0);[.$K8];0)" office:value-type="float" office:value="1" calcext:value-type="float">
            <text:p>1</text:p>
          </table:table-cell>
          <table:table-cell table:formula="of:=IF(AND([.$E8]=[.AF$1];[.$H8]=&quot;DC&quot;;[.$B8]&gt;0);[.$B8];0)+IF(AND([.$N8]=[.AF$1];[.$Q8]=&quot;DC&quot;;[.$K8]&gt;0);[.$K8];0)" office:value-type="float" office:value="0" calcext:value-type="float">
            <text:p>0</text:p>
          </table:table-cell>
          <table:table-cell table:formula="of:=IF(AND([.$E8]=[.AG$1];[.$H8]=&quot;DC&quot;;[.$B8]&gt;0);[.$B8];0)+IF(AND([.$N8]=[.AG$1];[.$Q8]=&quot;DC&quot;;[.$K8]&gt;0);[.$K8];0)" office:value-type="float" office:value="0" calcext:value-type="float">
            <text:p>0</text:p>
          </table:table-cell>
          <table:table-cell table:formula="of:=IF(AND([.$E8]=[.AH$1];[.$H8]=&quot;DC&quot;;[.$B8]&gt;0);[.$B8];0)+IF(AND([.$N8]=[.AH$1];[.$Q8]=&quot;DC&quot;;[.$K8]&gt;0);[.$K8];0)" office:value-type="float" office:value="0" calcext:value-type="float">
            <text:p>0</text:p>
          </table:table-cell>
          <table:table-cell/>
          <table:table-cell table:formula="of:=IF(AND([.$E8]=[.AJ$1];[.$H8]=&quot;ADC&quot;;[.$B8]&gt;0);[.$B8];0)+IF(AND([.$N8]=[.AJ$1];[.$Q8]=&quot;ADC&quot;;[.$K8]&gt;0);[.$K8];0)" office:value-type="float" office:value="0" calcext:value-type="float">
            <text:p>0</text:p>
          </table:table-cell>
          <table:table-cell table:formula="of:=IF(AND([.$E8]=[.AK$1];[.$H8]=&quot;ADC&quot;;[.$B8]&gt;0);[.$B8];0)+IF(AND([.$N8]=[.AK$1];[.$Q8]=&quot;ADC&quot;;[.$K8]&gt;0);[.$K8];0)" office:value-type="float" office:value="0" calcext:value-type="float">
            <text:p>0</text:p>
          </table:table-cell>
          <table:table-cell table:formula="of:=IF(AND([.$E8]=[.AL$1];[.$H8]=&quot;ADC&quot;;[.$B8]&gt;0);[.$B8];0)+IF(AND([.$N8]=[.AL$1];[.$Q8]=&quot;ADC&quot;;[.$K8]&gt;0);[.$K8];0)" office:value-type="float" office:value="0" calcext:value-type="float">
            <text:p>0</text:p>
          </table:table-cell>
          <table:table-cell table:formula="of:=IF(AND([.$E8]=[.AM$1];[.$H8]=&quot;ADC&quot;;[.$B8]&gt;0);[.$B8];0)+IF(AND([.$N8]=[.AM$1];[.$Q8]=&quot;ADC&quot;;[.$K8]&gt;0);[.$K8];0)" office:value-type="float" office:value="0" calcext:value-type="float">
            <text:p>0</text:p>
          </table:table-cell>
          <table:table-cell table:formula="of:=IF(AND([.$E8]=[.AN$1];[.$H8]=&quot;ADC&quot;;[.$B8]&gt;0);[.$B8];0)+IF(AND([.$N8]=[.AN$1];[.$Q8]=&quot;ADC&quot;;[.$K8]&gt;0);[.$K8];0)" office:value-type="float" office:value="0" calcext:value-type="float">
            <text:p>0</text:p>
          </table:table-cell>
          <table:table-cell table:formula="of:=IF(AND([.$E8]=[.AO$1];[.$H8]=&quot;ADC&quot;;[.$B8]&gt;0);[.$B8];0)+IF(AND([.$N8]=[.AO$1];[.$Q8]=&quot;ADC&quot;;[.$K8]&gt;0);[.$K8];0)" office:value-type="float" office:value="0" calcext:value-type="float">
            <text:p>0</text:p>
          </table:table-cell>
          <table:table-cell table:formula="of:=IF(AND([.$E8]=[.AP$1];[.$H8]=&quot;ADC&quot;;[.$B8]&gt;0);[.$B8];0)+IF(AND([.$N8]=[.AP$1];[.$Q8]=&quot;ADC&quot;;[.$K8]&gt;0);[.$K8];0)" office:value-type="float" office:value="0" calcext:value-type="float">
            <text:p>0</text:p>
          </table:table-cell>
          <table:table-cell table:formula="of:=IF(AND([.$E8]=[.AQ$1];[.$H8]=&quot;ADC&quot;;[.$B8]&gt;0);[.$B8];0)+IF(AND([.$N8]=[.AQ$1];[.$Q8]=&quot;ADC&quot;;[.$K8]&gt;0);[.$K8];0)" office:value-type="float" office:value="0" calcext:value-type="float">
            <text:p>0</text:p>
          </table:table-cell>
          <table:table-cell table:formula="of:=IF(AND([.$E8]=[.AR$1];[.$H8]=&quot;ADC&quot;;[.$B8]&gt;0);[.$B8];0)+IF(AND([.$N8]=[.AR$1];[.$Q8]=&quot;ADC&quot;;[.$K8]&gt;0);[.$K8];0)" office:value-type="float" office:value="0" calcext:value-type="float">
            <text:p>0</text:p>
          </table:table-cell>
          <table:table-cell/>
          <table:table-cell table:formula="of:=IF(AND([.$E8]=[.AT$1];[.$H8]=&quot;RDC&quot;;[.$B8]&gt;0);[.$B8];0)+IF(AND([.$N8]=[.AT$1];[.$Q8]=&quot;RDC&quot;;[.$K8]&gt;0);[.$K8];0)" office:value-type="float" office:value="0" calcext:value-type="float">
            <text:p>0</text:p>
          </table:table-cell>
          <table:table-cell table:formula="of:=IF(AND([.$E8]=[.AU$1];[.$H8]=&quot;RDC&quot;;[.$B8]&gt;0);[.$B8];0)+IF(AND([.$N8]=[.AU$1];[.$Q8]=&quot;RDC&quot;;[.$K8]&gt;0);[.$K8];0)" office:value-type="float" office:value="0" calcext:value-type="float">
            <text:p>0</text:p>
          </table:table-cell>
          <table:table-cell table:formula="of:=IF(AND([.$E8]=[.AV$1];[.$H8]=&quot;RDC&quot;;[.$B8]&gt;0);[.$B8];0)+IF(AND([.$N8]=[.AV$1];[.$Q8]=&quot;RDC&quot;;[.$K8]&gt;0);[.$K8];0)" office:value-type="float" office:value="0" calcext:value-type="float">
            <text:p>0</text:p>
          </table:table-cell>
          <table:table-cell table:formula="of:=IF(AND([.$E8]=[.AW$1];[.$H8]=&quot;RDC&quot;;[.$B8]&gt;0);[.$B8];0)+IF(AND([.$N8]=[.AW$1];[.$Q8]=&quot;RDC&quot;;[.$K8]&gt;0);[.$K8];0)" office:value-type="float" office:value="0" calcext:value-type="float">
            <text:p>0</text:p>
          </table:table-cell>
          <table:table-cell table:formula="of:=IF(AND([.$E8]=[.AX$1];[.$H8]=&quot;RDC&quot;;[.$B8]&gt;0);[.$B8];0)+IF(AND([.$N8]=[.AX$1];[.$Q8]=&quot;RDC&quot;;[.$K8]&gt;0);[.$K8];0)" office:value-type="float" office:value="0" calcext:value-type="float">
            <text:p>0</text:p>
          </table:table-cell>
          <table:table-cell table:formula="of:=IF(AND([.$E8]=[.AY$1];[.$H8]=&quot;RDC&quot;;[.$B8]&gt;0);[.$B8];0)+IF(AND([.$N8]=[.AY$1];[.$Q8]=&quot;RDC&quot;;[.$K8]&gt;0);[.$K8];0)" office:value-type="float" office:value="0" calcext:value-type="float">
            <text:p>0</text:p>
          </table:table-cell>
          <table:table-cell table:formula="of:=IF(AND([.$E8]=[.AZ$1];[.$H8]=&quot;RDC&quot;;[.$B8]&gt;0);[.$B8];0)+IF(AND([.$N8]=[.AZ$1];[.$Q8]=&quot;RDC&quot;;[.$K8]&gt;0);[.$K8];0)" office:value-type="float" office:value="0" calcext:value-type="float">
            <text:p>0</text:p>
          </table:table-cell>
          <table:table-cell table:formula="of:=IF(AND([.$E8]=[.BA$1];[.$H8]=&quot;RDC&quot;;[.$B8]&gt;0);[.$B8];0)+IF(AND([.$N8]=[.BA$1];[.$Q8]=&quot;RDC&quot;;[.$K8]&gt;0);[.$K8];0)" office:value-type="float" office:value="0" calcext:value-type="float">
            <text:p>0</text:p>
          </table:table-cell>
          <table:table-cell table:formula="of:=IF(AND([.$E8]=[.BB$1];[.$H8]=&quot;RDC&quot;;[.$B8]&gt;0);[.$B8];0)+IF(AND([.$N8]=[.BB$1];[.$Q8]=&quot;RDC&quot;;[.$K8]&gt;0);[.$K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,55</text:p>
          </table:table-cell>
          <table:table-cell office:value-type="float" office:value="0.45" calcext:value-type="float">
            <text:p>0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$E9]=[.Z$1];[.$H9]=&quot;DC&quot;;[.$B9]&gt;0);[.$B9];0)+IF(AND([.$N9]=[.Z$1];[.$Q9]=&quot;DC&quot;;[.$K9]&gt;0);[.$K9];0)" office:value-type="float" office:value="0" calcext:value-type="float">
            <text:p>0</text:p>
          </table:table-cell>
          <table:table-cell table:formula="of:=IF(AND([.$E9]=[.AA$1];[.$H9]=&quot;DC&quot;;[.$B9]&gt;0);[.$B9];0)+IF(AND([.$N9]=[.AA$1];[.$Q9]=&quot;DC&quot;;[.$K9]&gt;0);[.$K9];0)" office:value-type="float" office:value="0" calcext:value-type="float">
            <text:p>0</text:p>
          </table:table-cell>
          <table:table-cell table:formula="of:=IF(AND([.$E9]=[.AB$1];[.$H9]=&quot;DC&quot;;[.$B9]&gt;0);[.$B9];0)+IF(AND([.$N9]=[.AB$1];[.$Q9]=&quot;DC&quot;;[.$K9]&gt;0);[.$K9];0)" office:value-type="float" office:value="0" calcext:value-type="float">
            <text:p>0</text:p>
          </table:table-cell>
          <table:table-cell table:formula="of:=IF(AND([.$E9]=[.AC$1];[.$H9]=&quot;DC&quot;;[.$B9]&gt;0);[.$B9];0)+IF(AND([.$N9]=[.AC$1];[.$Q9]=&quot;DC&quot;;[.$K9]&gt;0);[.$K9];0)" office:value-type="float" office:value="0" calcext:value-type="float">
            <text:p>0</text:p>
          </table:table-cell>
          <table:table-cell table:formula="of:=IF(AND([.$E9]=[.AD$1];[.$H9]=&quot;DC&quot;;[.$B9]&gt;0);[.$B9];0)+IF(AND([.$N9]=[.AD$1];[.$Q9]=&quot;DC&quot;;[.$K9]&gt;0);[.$K9];0)" office:value-type="float" office:value="0" calcext:value-type="float">
            <text:p>0</text:p>
          </table:table-cell>
          <table:table-cell table:formula="of:=IF(AND([.$E9]=[.AE$1];[.$H9]=&quot;DC&quot;;[.$B9]&gt;0);[.$B9];0)+IF(AND([.$N9]=[.AE$1];[.$Q9]=&quot;DC&quot;;[.$K9]&gt;0);[.$K9];0)" office:value-type="float" office:value="0" calcext:value-type="float">
            <text:p>0</text:p>
          </table:table-cell>
          <table:table-cell table:formula="of:=IF(AND([.$E9]=[.AF$1];[.$H9]=&quot;DC&quot;;[.$B9]&gt;0);[.$B9];0)+IF(AND([.$N9]=[.AF$1];[.$Q9]=&quot;DC&quot;;[.$K9]&gt;0);[.$K9];0)" office:value-type="float" office:value="0" calcext:value-type="float">
            <text:p>0</text:p>
          </table:table-cell>
          <table:table-cell table:formula="of:=IF(AND([.$E9]=[.AG$1];[.$H9]=&quot;DC&quot;;[.$B9]&gt;0);[.$B9];0)+IF(AND([.$N9]=[.AG$1];[.$Q9]=&quot;DC&quot;;[.$K9]&gt;0);[.$K9];0)" office:value-type="float" office:value="0" calcext:value-type="float">
            <text:p>0</text:p>
          </table:table-cell>
          <table:table-cell table:formula="of:=IF(AND([.$E9]=[.AH$1];[.$H9]=&quot;DC&quot;;[.$B9]&gt;0);[.$B9];0)+IF(AND([.$N9]=[.AH$1];[.$Q9]=&quot;DC&quot;;[.$K9]&gt;0);[.$K9];0)" office:value-type="float" office:value="0" calcext:value-type="float">
            <text:p>0</text:p>
          </table:table-cell>
          <table:table-cell/>
          <table:table-cell table:formula="of:=IF(AND([.$E9]=[.AJ$1];[.$H9]=&quot;ADC&quot;;[.$B9]&gt;0);[.$B9];0)+IF(AND([.$N9]=[.AJ$1];[.$Q9]=&quot;ADC&quot;;[.$K9]&gt;0);[.$K9];0)" office:value-type="float" office:value="0" calcext:value-type="float">
            <text:p>0</text:p>
          </table:table-cell>
          <table:table-cell table:formula="of:=IF(AND([.$E9]=[.AK$1];[.$H9]=&quot;ADC&quot;;[.$B9]&gt;0);[.$B9];0)+IF(AND([.$N9]=[.AK$1];[.$Q9]=&quot;ADC&quot;;[.$K9]&gt;0);[.$K9];0)" office:value-type="float" office:value="0" calcext:value-type="float">
            <text:p>0</text:p>
          </table:table-cell>
          <table:table-cell table:formula="of:=IF(AND([.$E9]=[.AL$1];[.$H9]=&quot;ADC&quot;;[.$B9]&gt;0);[.$B9];0)+IF(AND([.$N9]=[.AL$1];[.$Q9]=&quot;ADC&quot;;[.$K9]&gt;0);[.$K9];0)" office:value-type="float" office:value="0" calcext:value-type="float">
            <text:p>0</text:p>
          </table:table-cell>
          <table:table-cell table:formula="of:=IF(AND([.$E9]=[.AM$1];[.$H9]=&quot;ADC&quot;;[.$B9]&gt;0);[.$B9];0)+IF(AND([.$N9]=[.AM$1];[.$Q9]=&quot;ADC&quot;;[.$K9]&gt;0);[.$K9];0)" office:value-type="float" office:value="0" calcext:value-type="float">
            <text:p>0</text:p>
          </table:table-cell>
          <table:table-cell table:formula="of:=IF(AND([.$E9]=[.AN$1];[.$H9]=&quot;ADC&quot;;[.$B9]&gt;0);[.$B9];0)+IF(AND([.$N9]=[.AN$1];[.$Q9]=&quot;ADC&quot;;[.$K9]&gt;0);[.$K9];0)" office:value-type="float" office:value="0" calcext:value-type="float">
            <text:p>0</text:p>
          </table:table-cell>
          <table:table-cell table:formula="of:=IF(AND([.$E9]=[.AO$1];[.$H9]=&quot;ADC&quot;;[.$B9]&gt;0);[.$B9];0)+IF(AND([.$N9]=[.AO$1];[.$Q9]=&quot;ADC&quot;;[.$K9]&gt;0);[.$K9];0)" office:value-type="float" office:value="0" calcext:value-type="float">
            <text:p>0</text:p>
          </table:table-cell>
          <table:table-cell table:formula="of:=IF(AND([.$E9]=[.AP$1];[.$H9]=&quot;ADC&quot;;[.$B9]&gt;0);[.$B9];0)+IF(AND([.$N9]=[.AP$1];[.$Q9]=&quot;ADC&quot;;[.$K9]&gt;0);[.$K9];0)" office:value-type="float" office:value="0" calcext:value-type="float">
            <text:p>0</text:p>
          </table:table-cell>
          <table:table-cell table:formula="of:=IF(AND([.$E9]=[.AQ$1];[.$H9]=&quot;ADC&quot;;[.$B9]&gt;0);[.$B9];0)+IF(AND([.$N9]=[.AQ$1];[.$Q9]=&quot;ADC&quot;;[.$K9]&gt;0);[.$K9];0)" office:value-type="float" office:value="0" calcext:value-type="float">
            <text:p>0</text:p>
          </table:table-cell>
          <table:table-cell table:formula="of:=IF(AND([.$E9]=[.AR$1];[.$H9]=&quot;ADC&quot;;[.$B9]&gt;0);[.$B9];0)+IF(AND([.$N9]=[.AR$1];[.$Q9]=&quot;ADC&quot;;[.$K9]&gt;0);[.$K9];0)" office:value-type="float" office:value="0" calcext:value-type="float">
            <text:p>0</text:p>
          </table:table-cell>
          <table:table-cell/>
          <table:table-cell table:formula="of:=IF(AND([.$E9]=[.AT$1];[.$H9]=&quot;RDC&quot;;[.$B9]&gt;0);[.$B9];0)+IF(AND([.$N9]=[.AT$1];[.$Q9]=&quot;RDC&quot;;[.$K9]&gt;0);[.$K9];0)" office:value-type="float" office:value="0" calcext:value-type="float">
            <text:p>0</text:p>
          </table:table-cell>
          <table:table-cell table:formula="of:=IF(AND([.$E9]=[.AU$1];[.$H9]=&quot;RDC&quot;;[.$B9]&gt;0);[.$B9];0)+IF(AND([.$N9]=[.AU$1];[.$Q9]=&quot;RDC&quot;;[.$K9]&gt;0);[.$K9];0)" office:value-type="float" office:value="0" calcext:value-type="float">
            <text:p>0</text:p>
          </table:table-cell>
          <table:table-cell table:formula="of:=IF(AND([.$E9]=[.AV$1];[.$H9]=&quot;RDC&quot;;[.$B9]&gt;0);[.$B9];0)+IF(AND([.$N9]=[.AV$1];[.$Q9]=&quot;RDC&quot;;[.$K9]&gt;0);[.$K9];0)" office:value-type="float" office:value="0" calcext:value-type="float">
            <text:p>0</text:p>
          </table:table-cell>
          <table:table-cell table:formula="of:=IF(AND([.$E9]=[.AW$1];[.$H9]=&quot;RDC&quot;;[.$B9]&gt;0);[.$B9];0)+IF(AND([.$N9]=[.AW$1];[.$Q9]=&quot;RDC&quot;;[.$K9]&gt;0);[.$K9];0)" office:value-type="float" office:value="0" calcext:value-type="float">
            <text:p>0</text:p>
          </table:table-cell>
          <table:table-cell table:formula="of:=IF(AND([.$E9]=[.AX$1];[.$H9]=&quot;RDC&quot;;[.$B9]&gt;0);[.$B9];0)+IF(AND([.$N9]=[.AX$1];[.$Q9]=&quot;RDC&quot;;[.$K9]&gt;0);[.$K9];0)" office:value-type="float" office:value="0" calcext:value-type="float">
            <text:p>0</text:p>
          </table:table-cell>
          <table:table-cell table:formula="of:=IF(AND([.$E9]=[.AY$1];[.$H9]=&quot;RDC&quot;;[.$B9]&gt;0);[.$B9];0)+IF(AND([.$N9]=[.AY$1];[.$Q9]=&quot;RDC&quot;;[.$K9]&gt;0);[.$K9];0)" office:value-type="float" office:value="0" calcext:value-type="float">
            <text:p>0</text:p>
          </table:table-cell>
          <table:table-cell table:formula="of:=IF(AND([.$E9]=[.AZ$1];[.$H9]=&quot;RDC&quot;;[.$B9]&gt;0);[.$B9];0)+IF(AND([.$N9]=[.AZ$1];[.$Q9]=&quot;RDC&quot;;[.$K9]&gt;0);[.$K9];0)" office:value-type="float" office:value="0" calcext:value-type="float">
            <text:p>0</text:p>
          </table:table-cell>
          <table:table-cell table:formula="of:=IF(AND([.$E9]=[.BA$1];[.$H9]=&quot;RDC&quot;;[.$B9]&gt;0);[.$B9];0)+IF(AND([.$N9]=[.BA$1];[.$Q9]=&quot;RDC&quot;;[.$K9]&gt;0);[.$K9];0)" office:value-type="float" office:value="0" calcext:value-type="float">
            <text:p>0</text:p>
          </table:table-cell>
          <table:table-cell table:formula="of:=IF(AND([.$E9]=[.BB$1];[.$H9]=&quot;RDC&quot;;[.$B9]&gt;0);[.$B9];0)+IF(AND([.$N9]=[.BB$1];[.$Q9]=&quot;RDC&quot;;[.$K9]&gt;0);[.$K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10]=[.Z$1];[.$H10]=&quot;DC&quot;;[.$B10]&gt;0);[.$B10];0)+IF(AND([.$N10]=[.Z$1];[.$Q10]=&quot;DC&quot;;[.$K10]&gt;0);[.$K10];0)" office:value-type="float" office:value="0" calcext:value-type="float">
            <text:p>0</text:p>
          </table:table-cell>
          <table:table-cell table:formula="of:=IF(AND([.$E10]=[.AA$1];[.$H10]=&quot;DC&quot;;[.$B10]&gt;0);[.$B10];0)+IF(AND([.$N10]=[.AA$1];[.$Q10]=&quot;DC&quot;;[.$K10]&gt;0);[.$K10];0)" office:value-type="float" office:value="0" calcext:value-type="float">
            <text:p>0</text:p>
          </table:table-cell>
          <table:table-cell table:formula="of:=IF(AND([.$E10]=[.AB$1];[.$H10]=&quot;DC&quot;;[.$B10]&gt;0);[.$B10];0)+IF(AND([.$N10]=[.AB$1];[.$Q10]=&quot;DC&quot;;[.$K10]&gt;0);[.$K10];0)" office:value-type="float" office:value="0" calcext:value-type="float">
            <text:p>0</text:p>
          </table:table-cell>
          <table:table-cell table:formula="of:=IF(AND([.$E10]=[.AC$1];[.$H10]=&quot;DC&quot;;[.$B10]&gt;0);[.$B10];0)+IF(AND([.$N10]=[.AC$1];[.$Q10]=&quot;DC&quot;;[.$K10]&gt;0);[.$K10];0)" office:value-type="float" office:value="0" calcext:value-type="float">
            <text:p>0</text:p>
          </table:table-cell>
          <table:table-cell table:formula="of:=IF(AND([.$E10]=[.AD$1];[.$H10]=&quot;DC&quot;;[.$B10]&gt;0);[.$B10];0)+IF(AND([.$N10]=[.AD$1];[.$Q10]=&quot;DC&quot;;[.$K10]&gt;0);[.$K10];0)" office:value-type="float" office:value="0" calcext:value-type="float">
            <text:p>0</text:p>
          </table:table-cell>
          <table:table-cell table:formula="of:=IF(AND([.$E10]=[.AE$1];[.$H10]=&quot;DC&quot;;[.$B10]&gt;0);[.$B10];0)+IF(AND([.$N10]=[.AE$1];[.$Q10]=&quot;DC&quot;;[.$K10]&gt;0);[.$K10];0)" office:value-type="float" office:value="0" calcext:value-type="float">
            <text:p>0</text:p>
          </table:table-cell>
          <table:table-cell table:formula="of:=IF(AND([.$E10]=[.AF$1];[.$H10]=&quot;DC&quot;;[.$B10]&gt;0);[.$B10];0)+IF(AND([.$N10]=[.AF$1];[.$Q10]=&quot;DC&quot;;[.$K10]&gt;0);[.$K10];0)" office:value-type="float" office:value="49.5" calcext:value-type="float">
            <text:p>49,5</text:p>
          </table:table-cell>
          <table:table-cell table:formula="of:=IF(AND([.$E10]=[.AG$1];[.$H10]=&quot;DC&quot;;[.$B10]&gt;0);[.$B10];0)+IF(AND([.$N10]=[.AG$1];[.$Q10]=&quot;DC&quot;;[.$K10]&gt;0);[.$K10];0)" office:value-type="float" office:value="136" calcext:value-type="float">
            <text:p>136</text:p>
          </table:table-cell>
          <table:table-cell table:formula="of:=IF(AND([.$E10]=[.AH$1];[.$H10]=&quot;DC&quot;;[.$B10]&gt;0);[.$B10];0)+IF(AND([.$N10]=[.AH$1];[.$Q10]=&quot;DC&quot;;[.$K10]&gt;0);[.$K10];0)" office:value-type="float" office:value="0" calcext:value-type="float">
            <text:p>0</text:p>
          </table:table-cell>
          <table:table-cell/>
          <table:table-cell table:formula="of:=IF(AND([.$E10]=[.AJ$1];[.$H10]=&quot;ADC&quot;;[.$B10]&gt;0);[.$B10];0)+IF(AND([.$N10]=[.AJ$1];[.$Q10]=&quot;ADC&quot;;[.$K10]&gt;0);[.$K10];0)" office:value-type="float" office:value="0" calcext:value-type="float">
            <text:p>0</text:p>
          </table:table-cell>
          <table:table-cell table:formula="of:=IF(AND([.$E10]=[.AK$1];[.$H10]=&quot;ADC&quot;;[.$B10]&gt;0);[.$B10];0)+IF(AND([.$N10]=[.AK$1];[.$Q10]=&quot;ADC&quot;;[.$K10]&gt;0);[.$K10];0)" office:value-type="float" office:value="0" calcext:value-type="float">
            <text:p>0</text:p>
          </table:table-cell>
          <table:table-cell table:formula="of:=IF(AND([.$E10]=[.AL$1];[.$H10]=&quot;ADC&quot;;[.$B10]&gt;0);[.$B10];0)+IF(AND([.$N10]=[.AL$1];[.$Q10]=&quot;ADC&quot;;[.$K10]&gt;0);[.$K10];0)" office:value-type="float" office:value="0" calcext:value-type="float">
            <text:p>0</text:p>
          </table:table-cell>
          <table:table-cell table:formula="of:=IF(AND([.$E10]=[.AM$1];[.$H10]=&quot;ADC&quot;;[.$B10]&gt;0);[.$B10];0)+IF(AND([.$N10]=[.AM$1];[.$Q10]=&quot;ADC&quot;;[.$K10]&gt;0);[.$K10];0)" office:value-type="float" office:value="0" calcext:value-type="float">
            <text:p>0</text:p>
          </table:table-cell>
          <table:table-cell table:formula="of:=IF(AND([.$E10]=[.AN$1];[.$H10]=&quot;ADC&quot;;[.$B10]&gt;0);[.$B10];0)+IF(AND([.$N10]=[.AN$1];[.$Q10]=&quot;ADC&quot;;[.$K10]&gt;0);[.$K10];0)" office:value-type="float" office:value="0" calcext:value-type="float">
            <text:p>0</text:p>
          </table:table-cell>
          <table:table-cell table:formula="of:=IF(AND([.$E10]=[.AO$1];[.$H10]=&quot;ADC&quot;;[.$B10]&gt;0);[.$B10];0)+IF(AND([.$N10]=[.AO$1];[.$Q10]=&quot;ADC&quot;;[.$K10]&gt;0);[.$K10];0)" office:value-type="float" office:value="0" calcext:value-type="float">
            <text:p>0</text:p>
          </table:table-cell>
          <table:table-cell table:formula="of:=IF(AND([.$E10]=[.AP$1];[.$H10]=&quot;ADC&quot;;[.$B10]&gt;0);[.$B10];0)+IF(AND([.$N10]=[.AP$1];[.$Q10]=&quot;ADC&quot;;[.$K10]&gt;0);[.$K10];0)" office:value-type="float" office:value="0" calcext:value-type="float">
            <text:p>0</text:p>
          </table:table-cell>
          <table:table-cell table:formula="of:=IF(AND([.$E10]=[.AQ$1];[.$H10]=&quot;ADC&quot;;[.$B10]&gt;0);[.$B10];0)+IF(AND([.$N10]=[.AQ$1];[.$Q10]=&quot;ADC&quot;;[.$K10]&gt;0);[.$K10];0)" office:value-type="float" office:value="0" calcext:value-type="float">
            <text:p>0</text:p>
          </table:table-cell>
          <table:table-cell table:formula="of:=IF(AND([.$E10]=[.AR$1];[.$H10]=&quot;ADC&quot;;[.$B10]&gt;0);[.$B10];0)+IF(AND([.$N10]=[.AR$1];[.$Q10]=&quot;ADC&quot;;[.$K10]&gt;0);[.$K10];0)" office:value-type="float" office:value="0" calcext:value-type="float">
            <text:p>0</text:p>
          </table:table-cell>
          <table:table-cell/>
          <table:table-cell table:formula="of:=IF(AND([.$E10]=[.AT$1];[.$H10]=&quot;RDC&quot;;[.$B10]&gt;0);[.$B10];0)+IF(AND([.$N10]=[.AT$1];[.$Q10]=&quot;RDC&quot;;[.$K10]&gt;0);[.$K10];0)" office:value-type="float" office:value="0" calcext:value-type="float">
            <text:p>0</text:p>
          </table:table-cell>
          <table:table-cell table:formula="of:=IF(AND([.$E10]=[.AU$1];[.$H10]=&quot;RDC&quot;;[.$B10]&gt;0);[.$B10];0)+IF(AND([.$N10]=[.AU$1];[.$Q10]=&quot;RDC&quot;;[.$K10]&gt;0);[.$K10];0)" office:value-type="float" office:value="0" calcext:value-type="float">
            <text:p>0</text:p>
          </table:table-cell>
          <table:table-cell table:formula="of:=IF(AND([.$E10]=[.AV$1];[.$H10]=&quot;RDC&quot;;[.$B10]&gt;0);[.$B10];0)+IF(AND([.$N10]=[.AV$1];[.$Q10]=&quot;RDC&quot;;[.$K10]&gt;0);[.$K10];0)" office:value-type="float" office:value="0" calcext:value-type="float">
            <text:p>0</text:p>
          </table:table-cell>
          <table:table-cell table:formula="of:=IF(AND([.$E10]=[.AW$1];[.$H10]=&quot;RDC&quot;;[.$B10]&gt;0);[.$B10];0)+IF(AND([.$N10]=[.AW$1];[.$Q10]=&quot;RDC&quot;;[.$K10]&gt;0);[.$K10];0)" office:value-type="float" office:value="0" calcext:value-type="float">
            <text:p>0</text:p>
          </table:table-cell>
          <table:table-cell table:formula="of:=IF(AND([.$E10]=[.AX$1];[.$H10]=&quot;RDC&quot;;[.$B10]&gt;0);[.$B10];0)+IF(AND([.$N10]=[.AX$1];[.$Q10]=&quot;RDC&quot;;[.$K10]&gt;0);[.$K10];0)" office:value-type="float" office:value="0" calcext:value-type="float">
            <text:p>0</text:p>
          </table:table-cell>
          <table:table-cell table:formula="of:=IF(AND([.$E10]=[.AY$1];[.$H10]=&quot;RDC&quot;;[.$B10]&gt;0);[.$B10];0)+IF(AND([.$N10]=[.AY$1];[.$Q10]=&quot;RDC&quot;;[.$K10]&gt;0);[.$K10];0)" office:value-type="float" office:value="0" calcext:value-type="float">
            <text:p>0</text:p>
          </table:table-cell>
          <table:table-cell table:formula="of:=IF(AND([.$E10]=[.AZ$1];[.$H10]=&quot;RDC&quot;;[.$B10]&gt;0);[.$B10];0)+IF(AND([.$N10]=[.AZ$1];[.$Q10]=&quot;RDC&quot;;[.$K10]&gt;0);[.$K10];0)" office:value-type="float" office:value="0" calcext:value-type="float">
            <text:p>0</text:p>
          </table:table-cell>
          <table:table-cell table:formula="of:=IF(AND([.$E10]=[.BA$1];[.$H10]=&quot;RDC&quot;;[.$B10]&gt;0);[.$B10];0)+IF(AND([.$N10]=[.BA$1];[.$Q10]=&quot;RDC&quot;;[.$K10]&gt;0);[.$K10];0)" office:value-type="float" office:value="0" calcext:value-type="float">
            <text:p>0</text:p>
          </table:table-cell>
          <table:table-cell table:formula="of:=IF(AND([.$E10]=[.BB$1];[.$H10]=&quot;RDC&quot;;[.$B10]&gt;0);[.$B10];0)+IF(AND([.$N10]=[.BB$1];[.$Q10]=&quot;RDC&quot;;[.$K10]&gt;0);[.$K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.5" calcext:value-type="float">
            <text:p>185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,5</text:p>
          </table:table-cell>
          <table:table-cell office:value-type="float" office:value="185.5" calcext:value-type="float">
            <text:p>185,5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IF(AND([.$E11]=[.Z$1];[.$H11]=&quot;DC&quot;;[.$B11]&gt;0);[.$B11];0)+IF(AND([.$N11]=[.Z$1];[.$Q11]=&quot;DC&quot;;[.$K11]&gt;0);[.$K11];0)" office:value-type="float" office:value="0" calcext:value-type="float">
            <text:p>0</text:p>
          </table:table-cell>
          <table:table-cell table:formula="of:=IF(AND([.$E11]=[.AA$1];[.$H11]=&quot;DC&quot;;[.$B11]&gt;0);[.$B11];0)+IF(AND([.$N11]=[.AA$1];[.$Q11]=&quot;DC&quot;;[.$K11]&gt;0);[.$K11];0)" office:value-type="float" office:value="0" calcext:value-type="float">
            <text:p>0</text:p>
          </table:table-cell>
          <table:table-cell table:formula="of:=IF(AND([.$E11]=[.AB$1];[.$H11]=&quot;DC&quot;;[.$B11]&gt;0);[.$B11];0)+IF(AND([.$N11]=[.AB$1];[.$Q11]=&quot;DC&quot;;[.$K11]&gt;0);[.$K11];0)" office:value-type="float" office:value="0" calcext:value-type="float">
            <text:p>0</text:p>
          </table:table-cell>
          <table:table-cell table:formula="of:=IF(AND([.$E11]=[.AC$1];[.$H11]=&quot;DC&quot;;[.$B11]&gt;0);[.$B11];0)+IF(AND([.$N11]=[.AC$1];[.$Q11]=&quot;DC&quot;;[.$K11]&gt;0);[.$K11];0)" office:value-type="float" office:value="0" calcext:value-type="float">
            <text:p>0</text:p>
          </table:table-cell>
          <table:table-cell table:formula="of:=IF(AND([.$E11]=[.AD$1];[.$H11]=&quot;DC&quot;;[.$B11]&gt;0);[.$B11];0)+IF(AND([.$N11]=[.AD$1];[.$Q11]=&quot;DC&quot;;[.$K11]&gt;0);[.$K11];0)" office:value-type="float" office:value="0" calcext:value-type="float">
            <text:p>0</text:p>
          </table:table-cell>
          <table:table-cell table:formula="of:=IF(AND([.$E11]=[.AE$1];[.$H11]=&quot;DC&quot;;[.$B11]&gt;0);[.$B11];0)+IF(AND([.$N11]=[.AE$1];[.$Q11]=&quot;DC&quot;;[.$K11]&gt;0);[.$K11];0)" office:value-type="float" office:value="0" calcext:value-type="float">
            <text:p>0</text:p>
          </table:table-cell>
          <table:table-cell table:formula="of:=IF(AND([.$E11]=[.AF$1];[.$H11]=&quot;DC&quot;;[.$B11]&gt;0);[.$B11];0)+IF(AND([.$N11]=[.AF$1];[.$Q11]=&quot;DC&quot;;[.$K11]&gt;0);[.$K11];0)" office:value-type="float" office:value="0" calcext:value-type="float">
            <text:p>0</text:p>
          </table:table-cell>
          <table:table-cell table:formula="of:=IF(AND([.$E11]=[.AG$1];[.$H11]=&quot;DC&quot;;[.$B11]&gt;0);[.$B11];0)+IF(AND([.$N11]=[.AG$1];[.$Q11]=&quot;DC&quot;;[.$K11]&gt;0);[.$K11];0)" office:value-type="float" office:value="0" calcext:value-type="float">
            <text:p>0</text:p>
          </table:table-cell>
          <table:table-cell table:formula="of:=IF(AND([.$E11]=[.AH$1];[.$H11]=&quot;DC&quot;;[.$B11]&gt;0);[.$B11];0)+IF(AND([.$N11]=[.AH$1];[.$Q11]=&quot;DC&quot;;[.$K11]&gt;0);[.$K11];0)" office:value-type="float" office:value="0" calcext:value-type="float">
            <text:p>0</text:p>
          </table:table-cell>
          <table:table-cell/>
          <table:table-cell table:formula="of:=IF(AND([.$E11]=[.AJ$1];[.$H11]=&quot;ADC&quot;;[.$B11]&gt;0);[.$B11];0)+IF(AND([.$N11]=[.AJ$1];[.$Q11]=&quot;ADC&quot;;[.$K11]&gt;0);[.$K11];0)" office:value-type="float" office:value="0" calcext:value-type="float">
            <text:p>0</text:p>
          </table:table-cell>
          <table:table-cell table:formula="of:=IF(AND([.$E11]=[.AK$1];[.$H11]=&quot;ADC&quot;;[.$B11]&gt;0);[.$B11];0)+IF(AND([.$N11]=[.AK$1];[.$Q11]=&quot;ADC&quot;;[.$K11]&gt;0);[.$K11];0)" office:value-type="float" office:value="0" calcext:value-type="float">
            <text:p>0</text:p>
          </table:table-cell>
          <table:table-cell table:formula="of:=IF(AND([.$E11]=[.AL$1];[.$H11]=&quot;ADC&quot;;[.$B11]&gt;0);[.$B11];0)+IF(AND([.$N11]=[.AL$1];[.$Q11]=&quot;ADC&quot;;[.$K11]&gt;0);[.$K11];0)" office:value-type="float" office:value="0" calcext:value-type="float">
            <text:p>0</text:p>
          </table:table-cell>
          <table:table-cell table:formula="of:=IF(AND([.$E11]=[.AM$1];[.$H11]=&quot;ADC&quot;;[.$B11]&gt;0);[.$B11];0)+IF(AND([.$N11]=[.AM$1];[.$Q11]=&quot;ADC&quot;;[.$K11]&gt;0);[.$K11];0)" office:value-type="float" office:value="0" calcext:value-type="float">
            <text:p>0</text:p>
          </table:table-cell>
          <table:table-cell table:formula="of:=IF(AND([.$E11]=[.AN$1];[.$H11]=&quot;ADC&quot;;[.$B11]&gt;0);[.$B11];0)+IF(AND([.$N11]=[.AN$1];[.$Q11]=&quot;ADC&quot;;[.$K11]&gt;0);[.$K11];0)" office:value-type="float" office:value="0" calcext:value-type="float">
            <text:p>0</text:p>
          </table:table-cell>
          <table:table-cell table:formula="of:=IF(AND([.$E11]=[.AO$1];[.$H11]=&quot;ADC&quot;;[.$B11]&gt;0);[.$B11];0)+IF(AND([.$N11]=[.AO$1];[.$Q11]=&quot;ADC&quot;;[.$K11]&gt;0);[.$K11];0)" office:value-type="float" office:value="0" calcext:value-type="float">
            <text:p>0</text:p>
          </table:table-cell>
          <table:table-cell table:formula="of:=IF(AND([.$E11]=[.AP$1];[.$H11]=&quot;ADC&quot;;[.$B11]&gt;0);[.$B11];0)+IF(AND([.$N11]=[.AP$1];[.$Q11]=&quot;ADC&quot;;[.$K11]&gt;0);[.$K11];0)" office:value-type="float" office:value="0" calcext:value-type="float">
            <text:p>0</text:p>
          </table:table-cell>
          <table:table-cell table:formula="of:=IF(AND([.$E11]=[.AQ$1];[.$H11]=&quot;ADC&quot;;[.$B11]&gt;0);[.$B11];0)+IF(AND([.$N11]=[.AQ$1];[.$Q11]=&quot;ADC&quot;;[.$K11]&gt;0);[.$K11];0)" office:value-type="float" office:value="0" calcext:value-type="float">
            <text:p>0</text:p>
          </table:table-cell>
          <table:table-cell table:formula="of:=IF(AND([.$E11]=[.AR$1];[.$H11]=&quot;ADC&quot;;[.$B11]&gt;0);[.$B11];0)+IF(AND([.$N11]=[.AR$1];[.$Q11]=&quot;ADC&quot;;[.$K11]&gt;0);[.$K11];0)" office:value-type="float" office:value="0" calcext:value-type="float">
            <text:p>0</text:p>
          </table:table-cell>
          <table:table-cell/>
          <table:table-cell table:formula="of:=IF(AND([.$E11]=[.AT$1];[.$H11]=&quot;RDC&quot;;[.$B11]&gt;0);[.$B11];0)+IF(AND([.$N11]=[.AT$1];[.$Q11]=&quot;RDC&quot;;[.$K11]&gt;0);[.$K11];0)" office:value-type="float" office:value="0" calcext:value-type="float">
            <text:p>0</text:p>
          </table:table-cell>
          <table:table-cell table:formula="of:=IF(AND([.$E11]=[.AU$1];[.$H11]=&quot;RDC&quot;;[.$B11]&gt;0);[.$B11];0)+IF(AND([.$N11]=[.AU$1];[.$Q11]=&quot;RDC&quot;;[.$K11]&gt;0);[.$K11];0)" office:value-type="float" office:value="0" calcext:value-type="float">
            <text:p>0</text:p>
          </table:table-cell>
          <table:table-cell table:formula="of:=IF(AND([.$E11]=[.AV$1];[.$H11]=&quot;RDC&quot;;[.$B11]&gt;0);[.$B11];0)+IF(AND([.$N11]=[.AV$1];[.$Q11]=&quot;RDC&quot;;[.$K11]&gt;0);[.$K11];0)" office:value-type="float" office:value="0" calcext:value-type="float">
            <text:p>0</text:p>
          </table:table-cell>
          <table:table-cell table:formula="of:=IF(AND([.$E11]=[.AW$1];[.$H11]=&quot;RDC&quot;;[.$B11]&gt;0);[.$B11];0)+IF(AND([.$N11]=[.AW$1];[.$Q11]=&quot;RDC&quot;;[.$K11]&gt;0);[.$K11];0)" office:value-type="float" office:value="0" calcext:value-type="float">
            <text:p>0</text:p>
          </table:table-cell>
          <table:table-cell table:formula="of:=IF(AND([.$E11]=[.AX$1];[.$H11]=&quot;RDC&quot;;[.$B11]&gt;0);[.$B11];0)+IF(AND([.$N11]=[.AX$1];[.$Q11]=&quot;RDC&quot;;[.$K11]&gt;0);[.$K11];0)" office:value-type="float" office:value="0" calcext:value-type="float">
            <text:p>0</text:p>
          </table:table-cell>
          <table:table-cell table:formula="of:=IF(AND([.$E11]=[.AY$1];[.$H11]=&quot;RDC&quot;;[.$B11]&gt;0);[.$B11];0)+IF(AND([.$N11]=[.AY$1];[.$Q11]=&quot;RDC&quot;;[.$K11]&gt;0);[.$K11];0)" office:value-type="float" office:value="0" calcext:value-type="float">
            <text:p>0</text:p>
          </table:table-cell>
          <table:table-cell table:formula="of:=IF(AND([.$E11]=[.AZ$1];[.$H11]=&quot;RDC&quot;;[.$B11]&gt;0);[.$B11];0)+IF(AND([.$N11]=[.AZ$1];[.$Q11]=&quot;RDC&quot;;[.$K11]&gt;0);[.$K11];0)" office:value-type="float" office:value="0" calcext:value-type="float">
            <text:p>0</text:p>
          </table:table-cell>
          <table:table-cell table:formula="of:=IF(AND([.$E11]=[.BA$1];[.$H11]=&quot;RDC&quot;;[.$B11]&gt;0);[.$B11];0)+IF(AND([.$N11]=[.BA$1];[.$Q11]=&quot;RDC&quot;;[.$K11]&gt;0);[.$K11];0)" office:value-type="float" office:value="0" calcext:value-type="float">
            <text:p>0</text:p>
          </table:table-cell>
          <table:table-cell table:formula="of:=IF(AND([.$E11]=[.BB$1];[.$H11]=&quot;RDC&quot;;[.$B11]&gt;0);[.$B11];0)+IF(AND([.$N11]=[.BB$1];[.$Q11]=&quot;RDC&quot;;[.$K11]&gt;0);[.$K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.3" calcext:value-type="float">
            <text:p>4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47.78" calcext:value-type="float">
            <text:p>47,78</text:p>
          </table:table-cell>
          <table:table-cell office:value-type="float" office:value="40.61" calcext:value-type="float">
            <text:p>4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 office:value-type="float" office:value="15" calcext:value-type="float">
            <text:p>15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R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12]=[.Z$1];[.$H12]=&quot;DC&quot;;[.$B12]&gt;0);[.$B12];0)+IF(AND([.$N12]=[.Z$1];[.$Q12]=&quot;DC&quot;;[.$K12]&gt;0);[.$K12];0)" office:value-type="float" office:value="0" calcext:value-type="float">
            <text:p>0</text:p>
          </table:table-cell>
          <table:table-cell table:formula="of:=IF(AND([.$E12]=[.AA$1];[.$H12]=&quot;DC&quot;;[.$B12]&gt;0);[.$B12];0)+IF(AND([.$N12]=[.AA$1];[.$Q12]=&quot;DC&quot;;[.$K12]&gt;0);[.$K12];0)" office:value-type="float" office:value="0" calcext:value-type="float">
            <text:p>0</text:p>
          </table:table-cell>
          <table:table-cell table:formula="of:=IF(AND([.$E12]=[.AB$1];[.$H12]=&quot;DC&quot;;[.$B12]&gt;0);[.$B12];0)+IF(AND([.$N12]=[.AB$1];[.$Q12]=&quot;DC&quot;;[.$K12]&gt;0);[.$K12];0)" office:value-type="float" office:value="0" calcext:value-type="float">
            <text:p>0</text:p>
          </table:table-cell>
          <table:table-cell table:formula="of:=IF(AND([.$E12]=[.AC$1];[.$H12]=&quot;DC&quot;;[.$B12]&gt;0);[.$B12];0)+IF(AND([.$N12]=[.AC$1];[.$Q12]=&quot;DC&quot;;[.$K12]&gt;0);[.$K12];0)" office:value-type="float" office:value="0" calcext:value-type="float">
            <text:p>0</text:p>
          </table:table-cell>
          <table:table-cell table:formula="of:=IF(AND([.$E12]=[.AD$1];[.$H12]=&quot;DC&quot;;[.$B12]&gt;0);[.$B12];0)+IF(AND([.$N12]=[.AD$1];[.$Q12]=&quot;DC&quot;;[.$K12]&gt;0);[.$K12];0)" office:value-type="float" office:value="0" calcext:value-type="float">
            <text:p>0</text:p>
          </table:table-cell>
          <table:table-cell table:formula="of:=IF(AND([.$E12]=[.AE$1];[.$H12]=&quot;DC&quot;;[.$B12]&gt;0);[.$B12];0)+IF(AND([.$N12]=[.AE$1];[.$Q12]=&quot;DC&quot;;[.$K12]&gt;0);[.$K12];0)" office:value-type="float" office:value="0" calcext:value-type="float">
            <text:p>0</text:p>
          </table:table-cell>
          <table:table-cell table:formula="of:=IF(AND([.$E12]=[.AF$1];[.$H12]=&quot;DC&quot;;[.$B12]&gt;0);[.$B12];0)+IF(AND([.$N12]=[.AF$1];[.$Q12]=&quot;DC&quot;;[.$K12]&gt;0);[.$K12];0)" office:value-type="float" office:value="0" calcext:value-type="float">
            <text:p>0</text:p>
          </table:table-cell>
          <table:table-cell table:formula="of:=IF(AND([.$E12]=[.AG$1];[.$H12]=&quot;DC&quot;;[.$B12]&gt;0);[.$B12];0)+IF(AND([.$N12]=[.AG$1];[.$Q12]=&quot;DC&quot;;[.$K12]&gt;0);[.$K12];0)" office:value-type="float" office:value="0" calcext:value-type="float">
            <text:p>0</text:p>
          </table:table-cell>
          <table:table-cell table:formula="of:=IF(AND([.$E12]=[.AH$1];[.$H12]=&quot;DC&quot;;[.$B12]&gt;0);[.$B12];0)+IF(AND([.$N12]=[.AH$1];[.$Q12]=&quot;DC&quot;;[.$K12]&gt;0);[.$K12];0)" office:value-type="float" office:value="0" calcext:value-type="float">
            <text:p>0</text:p>
          </table:table-cell>
          <table:table-cell/>
          <table:table-cell table:formula="of:=IF(AND([.$E12]=[.AJ$1];[.$H12]=&quot;ADC&quot;;[.$B12]&gt;0);[.$B12];0)+IF(AND([.$N12]=[.AJ$1];[.$Q12]=&quot;ADC&quot;;[.$K12]&gt;0);[.$K12];0)" office:value-type="float" office:value="0" calcext:value-type="float">
            <text:p>0</text:p>
          </table:table-cell>
          <table:table-cell table:formula="of:=IF(AND([.$E12]=[.AK$1];[.$H12]=&quot;ADC&quot;;[.$B12]&gt;0);[.$B12];0)+IF(AND([.$N12]=[.AK$1];[.$Q12]=&quot;ADC&quot;;[.$K12]&gt;0);[.$K12];0)" office:value-type="float" office:value="0" calcext:value-type="float">
            <text:p>0</text:p>
          </table:table-cell>
          <table:table-cell table:formula="of:=IF(AND([.$E12]=[.AL$1];[.$H12]=&quot;ADC&quot;;[.$B12]&gt;0);[.$B12];0)+IF(AND([.$N12]=[.AL$1];[.$Q12]=&quot;ADC&quot;;[.$K12]&gt;0);[.$K12];0)" office:value-type="float" office:value="0" calcext:value-type="float">
            <text:p>0</text:p>
          </table:table-cell>
          <table:table-cell table:formula="of:=IF(AND([.$E12]=[.AM$1];[.$H12]=&quot;ADC&quot;;[.$B12]&gt;0);[.$B12];0)+IF(AND([.$N12]=[.AM$1];[.$Q12]=&quot;ADC&quot;;[.$K12]&gt;0);[.$K12];0)" office:value-type="float" office:value="0" calcext:value-type="float">
            <text:p>0</text:p>
          </table:table-cell>
          <table:table-cell table:formula="of:=IF(AND([.$E12]=[.AN$1];[.$H12]=&quot;ADC&quot;;[.$B12]&gt;0);[.$B12];0)+IF(AND([.$N12]=[.AN$1];[.$Q12]=&quot;ADC&quot;;[.$K12]&gt;0);[.$K12];0)" office:value-type="float" office:value="0" calcext:value-type="float">
            <text:p>0</text:p>
          </table:table-cell>
          <table:table-cell table:formula="of:=IF(AND([.$E12]=[.AO$1];[.$H12]=&quot;ADC&quot;;[.$B12]&gt;0);[.$B12];0)+IF(AND([.$N12]=[.AO$1];[.$Q12]=&quot;ADC&quot;;[.$K12]&gt;0);[.$K12];0)" office:value-type="float" office:value="0" calcext:value-type="float">
            <text:p>0</text:p>
          </table:table-cell>
          <table:table-cell table:formula="of:=IF(AND([.$E12]=[.AP$1];[.$H12]=&quot;ADC&quot;;[.$B12]&gt;0);[.$B12];0)+IF(AND([.$N12]=[.AP$1];[.$Q12]=&quot;ADC&quot;;[.$K12]&gt;0);[.$K12];0)" office:value-type="float" office:value="0" calcext:value-type="float">
            <text:p>0</text:p>
          </table:table-cell>
          <table:table-cell table:formula="of:=IF(AND([.$E12]=[.AQ$1];[.$H12]=&quot;ADC&quot;;[.$B12]&gt;0);[.$B12];0)+IF(AND([.$N12]=[.AQ$1];[.$Q12]=&quot;ADC&quot;;[.$K12]&gt;0);[.$K12];0)" office:value-type="float" office:value="0" calcext:value-type="float">
            <text:p>0</text:p>
          </table:table-cell>
          <table:table-cell table:formula="of:=IF(AND([.$E12]=[.AR$1];[.$H12]=&quot;ADC&quot;;[.$B12]&gt;0);[.$B12];0)+IF(AND([.$N12]=[.AR$1];[.$Q12]=&quot;ADC&quot;;[.$K12]&gt;0);[.$K12];0)" office:value-type="float" office:value="0" calcext:value-type="float">
            <text:p>0</text:p>
          </table:table-cell>
          <table:table-cell/>
          <table:table-cell table:formula="of:=IF(AND([.$E12]=[.AT$1];[.$H12]=&quot;RDC&quot;;[.$B12]&gt;0);[.$B12];0)+IF(AND([.$N12]=[.AT$1];[.$Q12]=&quot;RDC&quot;;[.$K12]&gt;0);[.$K12];0)" office:value-type="float" office:value="0" calcext:value-type="float">
            <text:p>0</text:p>
          </table:table-cell>
          <table:table-cell table:formula="of:=IF(AND([.$E12]=[.AU$1];[.$H12]=&quot;RDC&quot;;[.$B12]&gt;0);[.$B12];0)+IF(AND([.$N12]=[.AU$1];[.$Q12]=&quot;RDC&quot;;[.$K12]&gt;0);[.$K12];0)" office:value-type="float" office:value="0" calcext:value-type="float">
            <text:p>0</text:p>
          </table:table-cell>
          <table:table-cell table:formula="of:=IF(AND([.$E12]=[.AV$1];[.$H12]=&quot;RDC&quot;;[.$B12]&gt;0);[.$B12];0)+IF(AND([.$N12]=[.AV$1];[.$Q12]=&quot;RDC&quot;;[.$K12]&gt;0);[.$K12];0)" office:value-type="float" office:value="0" calcext:value-type="float">
            <text:p>0</text:p>
          </table:table-cell>
          <table:table-cell table:formula="of:=IF(AND([.$E12]=[.AW$1];[.$H12]=&quot;RDC&quot;;[.$B12]&gt;0);[.$B12];0)+IF(AND([.$N12]=[.AW$1];[.$Q12]=&quot;RDC&quot;;[.$K12]&gt;0);[.$K12];0)" office:value-type="float" office:value="42.3" calcext:value-type="float">
            <text:p>42,3</text:p>
          </table:table-cell>
          <table:table-cell table:formula="of:=IF(AND([.$E12]=[.AX$1];[.$H12]=&quot;RDC&quot;;[.$B12]&gt;0);[.$B12];0)+IF(AND([.$N12]=[.AX$1];[.$Q12]=&quot;RDC&quot;;[.$K12]&gt;0);[.$K12];0)" office:value-type="float" office:value="40.61" calcext:value-type="float">
            <text:p>40,61</text:p>
          </table:table-cell>
          <table:table-cell table:formula="of:=IF(AND([.$E12]=[.AY$1];[.$H12]=&quot;RDC&quot;;[.$B12]&gt;0);[.$B12];0)+IF(AND([.$N12]=[.AY$1];[.$Q12]=&quot;RDC&quot;;[.$K12]&gt;0);[.$K12];0)" office:value-type="float" office:value="0" calcext:value-type="float">
            <text:p>0</text:p>
          </table:table-cell>
          <table:table-cell table:formula="of:=IF(AND([.$E12]=[.AZ$1];[.$H12]=&quot;RDC&quot;;[.$B12]&gt;0);[.$B12];0)+IF(AND([.$N12]=[.AZ$1];[.$Q12]=&quot;RDC&quot;;[.$K12]&gt;0);[.$K12];0)" office:value-type="float" office:value="0" calcext:value-type="float">
            <text:p>0</text:p>
          </table:table-cell>
          <table:table-cell table:formula="of:=IF(AND([.$E12]=[.BA$1];[.$H12]=&quot;RDC&quot;;[.$B12]&gt;0);[.$B12];0)+IF(AND([.$N12]=[.BA$1];[.$Q12]=&quot;RDC&quot;;[.$K12]&gt;0);[.$K12];0)" office:value-type="float" office:value="0" calcext:value-type="float">
            <text:p>0</text:p>
          </table:table-cell>
          <table:table-cell table:formula="of:=IF(AND([.$E12]=[.BB$1];[.$H12]=&quot;RDC&quot;;[.$B12]&gt;0);[.$B12];0)+IF(AND([.$N12]=[.BB$1];[.$Q12]=&quot;RDC&quot;;[.$K12]&gt;0);[.$K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1" calcext:value-type="float">
            <text:p>82,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3-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.91" calcext:value-type="float">
            <text:p>5,9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82.91" calcext:value-type="float">
            <text:p>82,9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AND([.$E13]=[.Z$1];[.$H13]=&quot;DC&quot;;[.$B13]&gt;0);[.$B13];0)+IF(AND([.$N13]=[.Z$1];[.$Q13]=&quot;DC&quot;;[.$K13]&gt;0);[.$K13];0)" office:value-type="float" office:value="0" calcext:value-type="float">
            <text:p>0</text:p>
          </table:table-cell>
          <table:table-cell table:formula="of:=IF(AND([.$E13]=[.AA$1];[.$H13]=&quot;DC&quot;;[.$B13]&gt;0);[.$B13];0)+IF(AND([.$N13]=[.AA$1];[.$Q13]=&quot;DC&quot;;[.$K13]&gt;0);[.$K13];0)" office:value-type="float" office:value="0" calcext:value-type="float">
            <text:p>0</text:p>
          </table:table-cell>
          <table:table-cell table:formula="of:=IF(AND([.$E13]=[.AB$1];[.$H13]=&quot;DC&quot;;[.$B13]&gt;0);[.$B13];0)+IF(AND([.$N13]=[.AB$1];[.$Q13]=&quot;DC&quot;;[.$K13]&gt;0);[.$K13];0)" office:value-type="float" office:value="0" calcext:value-type="float">
            <text:p>0</text:p>
          </table:table-cell>
          <table:table-cell table:formula="of:=IF(AND([.$E13]=[.AC$1];[.$H13]=&quot;DC&quot;;[.$B13]&gt;0);[.$B13];0)+IF(AND([.$N13]=[.AC$1];[.$Q13]=&quot;DC&quot;;[.$K13]&gt;0);[.$K13];0)" office:value-type="float" office:value="0" calcext:value-type="float">
            <text:p>0</text:p>
          </table:table-cell>
          <table:table-cell table:formula="of:=IF(AND([.$E13]=[.AD$1];[.$H13]=&quot;DC&quot;;[.$B13]&gt;0);[.$B13];0)+IF(AND([.$N13]=[.AD$1];[.$Q13]=&quot;DC&quot;;[.$K13]&gt;0);[.$K13];0)" office:value-type="float" office:value="0" calcext:value-type="float">
            <text:p>0</text:p>
          </table:table-cell>
          <table:table-cell table:formula="of:=IF(AND([.$E13]=[.AE$1];[.$H13]=&quot;DC&quot;;[.$B13]&gt;0);[.$B13];0)+IF(AND([.$N13]=[.AE$1];[.$Q13]=&quot;DC&quot;;[.$K13]&gt;0);[.$K13];0)" office:value-type="float" office:value="0" calcext:value-type="float">
            <text:p>0</text:p>
          </table:table-cell>
          <table:table-cell table:formula="of:=IF(AND([.$E13]=[.AF$1];[.$H13]=&quot;DC&quot;;[.$B13]&gt;0);[.$B13];0)+IF(AND([.$N13]=[.AF$1];[.$Q13]=&quot;DC&quot;;[.$K13]&gt;0);[.$K13];0)" office:value-type="float" office:value="0" calcext:value-type="float">
            <text:p>0</text:p>
          </table:table-cell>
          <table:table-cell table:formula="of:=IF(AND([.$E13]=[.AG$1];[.$H13]=&quot;DC&quot;;[.$B13]&gt;0);[.$B13];0)+IF(AND([.$N13]=[.AG$1];[.$Q13]=&quot;DC&quot;;[.$K13]&gt;0);[.$K13];0)" office:value-type="float" office:value="0" calcext:value-type="float">
            <text:p>0</text:p>
          </table:table-cell>
          <table:table-cell table:formula="of:=IF(AND([.$E13]=[.AH$1];[.$H13]=&quot;DC&quot;;[.$B13]&gt;0);[.$B13];0)+IF(AND([.$N13]=[.AH$1];[.$Q13]=&quot;DC&quot;;[.$K13]&gt;0);[.$K13];0)" office:value-type="float" office:value="0" calcext:value-type="float">
            <text:p>0</text:p>
          </table:table-cell>
          <table:table-cell/>
          <table:table-cell table:formula="of:=IF(AND([.$E13]=[.AJ$1];[.$H13]=&quot;ADC&quot;;[.$B13]&gt;0);[.$B13];0)+IF(AND([.$N13]=[.AJ$1];[.$Q13]=&quot;ADC&quot;;[.$K13]&gt;0);[.$K13];0)" office:value-type="float" office:value="0" calcext:value-type="float">
            <text:p>0</text:p>
          </table:table-cell>
          <table:table-cell table:formula="of:=IF(AND([.$E13]=[.AK$1];[.$H13]=&quot;ADC&quot;;[.$B13]&gt;0);[.$B13];0)+IF(AND([.$N13]=[.AK$1];[.$Q13]=&quot;ADC&quot;;[.$K13]&gt;0);[.$K13];0)" office:value-type="float" office:value="0" calcext:value-type="float">
            <text:p>0</text:p>
          </table:table-cell>
          <table:table-cell table:formula="of:=IF(AND([.$E13]=[.AL$1];[.$H13]=&quot;ADC&quot;;[.$B13]&gt;0);[.$B13];0)+IF(AND([.$N13]=[.AL$1];[.$Q13]=&quot;ADC&quot;;[.$K13]&gt;0);[.$K13];0)" office:value-type="float" office:value="0" calcext:value-type="float">
            <text:p>0</text:p>
          </table:table-cell>
          <table:table-cell table:formula="of:=IF(AND([.$E13]=[.AM$1];[.$H13]=&quot;ADC&quot;;[.$B13]&gt;0);[.$B13];0)+IF(AND([.$N13]=[.AM$1];[.$Q13]=&quot;ADC&quot;;[.$K13]&gt;0);[.$K13];0)" office:value-type="float" office:value="0" calcext:value-type="float">
            <text:p>0</text:p>
          </table:table-cell>
          <table:table-cell table:formula="of:=IF(AND([.$E13]=[.AN$1];[.$H13]=&quot;ADC&quot;;[.$B13]&gt;0);[.$B13];0)+IF(AND([.$N13]=[.AN$1];[.$Q13]=&quot;ADC&quot;;[.$K13]&gt;0);[.$K13];0)" office:value-type="float" office:value="0" calcext:value-type="float">
            <text:p>0</text:p>
          </table:table-cell>
          <table:table-cell table:formula="of:=IF(AND([.$E13]=[.AO$1];[.$H13]=&quot;ADC&quot;;[.$B13]&gt;0);[.$B13];0)+IF(AND([.$N13]=[.AO$1];[.$Q13]=&quot;ADC&quot;;[.$K13]&gt;0);[.$K13];0)" office:value-type="float" office:value="0" calcext:value-type="float">
            <text:p>0</text:p>
          </table:table-cell>
          <table:table-cell table:formula="of:=IF(AND([.$E13]=[.AP$1];[.$H13]=&quot;ADC&quot;;[.$B13]&gt;0);[.$B13];0)+IF(AND([.$N13]=[.AP$1];[.$Q13]=&quot;ADC&quot;;[.$K13]&gt;0);[.$K13];0)" office:value-type="float" office:value="0" calcext:value-type="float">
            <text:p>0</text:p>
          </table:table-cell>
          <table:table-cell table:formula="of:=IF(AND([.$E13]=[.AQ$1];[.$H13]=&quot;ADC&quot;;[.$B13]&gt;0);[.$B13];0)+IF(AND([.$N13]=[.AQ$1];[.$Q13]=&quot;ADC&quot;;[.$K13]&gt;0);[.$K13];0)" office:value-type="float" office:value="0" calcext:value-type="float">
            <text:p>0</text:p>
          </table:table-cell>
          <table:table-cell table:formula="of:=IF(AND([.$E13]=[.AR$1];[.$H13]=&quot;ADC&quot;;[.$B13]&gt;0);[.$B13];0)+IF(AND([.$N13]=[.AR$1];[.$Q13]=&quot;ADC&quot;;[.$K13]&gt;0);[.$K13];0)" office:value-type="float" office:value="0" calcext:value-type="float">
            <text:p>0</text:p>
          </table:table-cell>
          <table:table-cell/>
          <table:table-cell table:formula="of:=IF(AND([.$E13]=[.AT$1];[.$H13]=&quot;RDC&quot;;[.$B13]&gt;0);[.$B13];0)+IF(AND([.$N13]=[.AT$1];[.$Q13]=&quot;RDC&quot;;[.$K13]&gt;0);[.$K13];0)" office:value-type="float" office:value="0" calcext:value-type="float">
            <text:p>0</text:p>
          </table:table-cell>
          <table:table-cell table:formula="of:=IF(AND([.$E13]=[.AU$1];[.$H13]=&quot;RDC&quot;;[.$B13]&gt;0);[.$B13];0)+IF(AND([.$N13]=[.AU$1];[.$Q13]=&quot;RDC&quot;;[.$K13]&gt;0);[.$K13];0)" office:value-type="float" office:value="0" calcext:value-type="float">
            <text:p>0</text:p>
          </table:table-cell>
          <table:table-cell table:formula="of:=IF(AND([.$E13]=[.AV$1];[.$H13]=&quot;RDC&quot;;[.$B13]&gt;0);[.$B13];0)+IF(AND([.$N13]=[.AV$1];[.$Q13]=&quot;RDC&quot;;[.$K13]&gt;0);[.$K13];0)" office:value-type="float" office:value="0" calcext:value-type="float">
            <text:p>0</text:p>
          </table:table-cell>
          <table:table-cell table:formula="of:=IF(AND([.$E13]=[.AW$1];[.$H13]=&quot;RDC&quot;;[.$B13]&gt;0);[.$B13];0)+IF(AND([.$N13]=[.AW$1];[.$Q13]=&quot;RDC&quot;;[.$K13]&gt;0);[.$K13];0)" office:value-type="float" office:value="0" calcext:value-type="float">
            <text:p>0</text:p>
          </table:table-cell>
          <table:table-cell table:formula="of:=IF(AND([.$E13]=[.AX$1];[.$H13]=&quot;RDC&quot;;[.$B13]&gt;0);[.$B13];0)+IF(AND([.$N13]=[.AX$1];[.$Q13]=&quot;RDC&quot;;[.$K13]&gt;0);[.$K13];0)" office:value-type="float" office:value="0" calcext:value-type="float">
            <text:p>0</text:p>
          </table:table-cell>
          <table:table-cell table:formula="of:=IF(AND([.$E13]=[.AY$1];[.$H13]=&quot;RDC&quot;;[.$B13]&gt;0);[.$B13];0)+IF(AND([.$N13]=[.AY$1];[.$Q13]=&quot;RDC&quot;;[.$K13]&gt;0);[.$K13];0)" office:value-type="float" office:value="0" calcext:value-type="float">
            <text:p>0</text:p>
          </table:table-cell>
          <table:table-cell table:formula="of:=IF(AND([.$E13]=[.AZ$1];[.$H13]=&quot;RDC&quot;;[.$B13]&gt;0);[.$B13];0)+IF(AND([.$N13]=[.AZ$1];[.$Q13]=&quot;RDC&quot;;[.$K13]&gt;0);[.$K13];0)" office:value-type="float" office:value="0" calcext:value-type="float">
            <text:p>0</text:p>
          </table:table-cell>
          <table:table-cell table:formula="of:=IF(AND([.$E13]=[.BA$1];[.$H13]=&quot;RDC&quot;;[.$B13]&gt;0);[.$B13];0)+IF(AND([.$N13]=[.BA$1];[.$Q13]=&quot;RDC&quot;;[.$K13]&gt;0);[.$K13];0)" office:value-type="float" office:value="0" calcext:value-type="float">
            <text:p>0</text:p>
          </table:table-cell>
          <table:table-cell table:formula="of:=IF(AND([.$E13]=[.BB$1];[.$H13]=&quot;RDC&quot;;[.$B13]&gt;0);[.$B13];0)+IF(AND([.$N13]=[.BB$1];[.$Q13]=&quot;RDC&quot;;[.$K13]&gt;0);[.$K13];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71.51" calcext:value-type="float">
            <text:p>71,51</text:p>
          </table:table-cell>
          <table:table-cell office:value-type="float" office:value="64.36" calcext:value-type="float">
            <text:p>64,36</text:p>
          </table:table-cell>
          <table:table-cell office:value-type="float" office:value="61.88" calcext:value-type="float">
            <text:p>61,88</text:p>
          </table:table-cell>
          <table:table-cell office:value-type="float" office:value="2.48" calcext:value-type="float">
            <text:p>2,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14]=[.Z$1];[.$H14]=&quot;DC&quot;;[.$B14]&gt;0);[.$B14];0)+IF(AND([.$N14]=[.Z$1];[.$Q14]=&quot;DC&quot;;[.$K14]&gt;0);[.$K14];0)" office:value-type="float" office:value="64.36" calcext:value-type="float">
            <text:p>64,36</text:p>
          </table:table-cell>
          <table:table-cell table:formula="of:=IF(AND([.$E14]=[.AA$1];[.$H14]=&quot;DC&quot;;[.$B14]&gt;0);[.$B14];0)+IF(AND([.$N14]=[.AA$1];[.$Q14]=&quot;DC&quot;;[.$K14]&gt;0);[.$K14];0)" office:value-type="float" office:value="0.05" calcext:value-type="float">
            <text:p>0,05</text:p>
          </table:table-cell>
          <table:table-cell table:formula="of:=IF(AND([.$E14]=[.AB$1];[.$H14]=&quot;DC&quot;;[.$B14]&gt;0);[.$B14];0)+IF(AND([.$N14]=[.AB$1];[.$Q14]=&quot;DC&quot;;[.$K14]&gt;0);[.$K14];0)" office:value-type="float" office:value="0" calcext:value-type="float">
            <text:p>0</text:p>
          </table:table-cell>
          <table:table-cell table:formula="of:=IF(AND([.$E14]=[.AC$1];[.$H14]=&quot;DC&quot;;[.$B14]&gt;0);[.$B14];0)+IF(AND([.$N14]=[.AC$1];[.$Q14]=&quot;DC&quot;;[.$K14]&gt;0);[.$K14];0)" office:value-type="float" office:value="0" calcext:value-type="float">
            <text:p>0</text:p>
          </table:table-cell>
          <table:table-cell table:formula="of:=IF(AND([.$E14]=[.AD$1];[.$H14]=&quot;DC&quot;;[.$B14]&gt;0);[.$B14];0)+IF(AND([.$N14]=[.AD$1];[.$Q14]=&quot;DC&quot;;[.$K14]&gt;0);[.$K14];0)" office:value-type="float" office:value="0" calcext:value-type="float">
            <text:p>0</text:p>
          </table:table-cell>
          <table:table-cell table:formula="of:=IF(AND([.$E14]=[.AE$1];[.$H14]=&quot;DC&quot;;[.$B14]&gt;0);[.$B14];0)+IF(AND([.$N14]=[.AE$1];[.$Q14]=&quot;DC&quot;;[.$K14]&gt;0);[.$K14];0)" office:value-type="float" office:value="0" calcext:value-type="float">
            <text:p>0</text:p>
          </table:table-cell>
          <table:table-cell table:formula="of:=IF(AND([.$E14]=[.AF$1];[.$H14]=&quot;DC&quot;;[.$B14]&gt;0);[.$B14];0)+IF(AND([.$N14]=[.AF$1];[.$Q14]=&quot;DC&quot;;[.$K14]&gt;0);[.$K14];0)" office:value-type="float" office:value="0" calcext:value-type="float">
            <text:p>0</text:p>
          </table:table-cell>
          <table:table-cell table:formula="of:=IF(AND([.$E14]=[.AG$1];[.$H14]=&quot;DC&quot;;[.$B14]&gt;0);[.$B14];0)+IF(AND([.$N14]=[.AG$1];[.$Q14]=&quot;DC&quot;;[.$K14]&gt;0);[.$K14];0)" office:value-type="float" office:value="0" calcext:value-type="float">
            <text:p>0</text:p>
          </table:table-cell>
          <table:table-cell table:formula="of:=IF(AND([.$E14]=[.AH$1];[.$H14]=&quot;DC&quot;;[.$B14]&gt;0);[.$B14];0)+IF(AND([.$N14]=[.AH$1];[.$Q14]=&quot;DC&quot;;[.$K14]&gt;0);[.$K14];0)" office:value-type="float" office:value="0" calcext:value-type="float">
            <text:p>0</text:p>
          </table:table-cell>
          <table:table-cell/>
          <table:table-cell table:formula="of:=IF(AND([.$E14]=[.AJ$1];[.$H14]=&quot;ADC&quot;;[.$B14]&gt;0);[.$B14];0)+IF(AND([.$N14]=[.AJ$1];[.$Q14]=&quot;ADC&quot;;[.$K14]&gt;0);[.$K14];0)" office:value-type="float" office:value="0" calcext:value-type="float">
            <text:p>0</text:p>
          </table:table-cell>
          <table:table-cell table:formula="of:=IF(AND([.$E14]=[.AK$1];[.$H14]=&quot;ADC&quot;;[.$B14]&gt;0);[.$B14];0)+IF(AND([.$N14]=[.AK$1];[.$Q14]=&quot;ADC&quot;;[.$K14]&gt;0);[.$K14];0)" office:value-type="float" office:value="0" calcext:value-type="float">
            <text:p>0</text:p>
          </table:table-cell>
          <table:table-cell table:formula="of:=IF(AND([.$E14]=[.AL$1];[.$H14]=&quot;ADC&quot;;[.$B14]&gt;0);[.$B14];0)+IF(AND([.$N14]=[.AL$1];[.$Q14]=&quot;ADC&quot;;[.$K14]&gt;0);[.$K14];0)" office:value-type="float" office:value="0" calcext:value-type="float">
            <text:p>0</text:p>
          </table:table-cell>
          <table:table-cell table:formula="of:=IF(AND([.$E14]=[.AM$1];[.$H14]=&quot;ADC&quot;;[.$B14]&gt;0);[.$B14];0)+IF(AND([.$N14]=[.AM$1];[.$Q14]=&quot;ADC&quot;;[.$K14]&gt;0);[.$K14];0)" office:value-type="float" office:value="0" calcext:value-type="float">
            <text:p>0</text:p>
          </table:table-cell>
          <table:table-cell table:formula="of:=IF(AND([.$E14]=[.AN$1];[.$H14]=&quot;ADC&quot;;[.$B14]&gt;0);[.$B14];0)+IF(AND([.$N14]=[.AN$1];[.$Q14]=&quot;ADC&quot;;[.$K14]&gt;0);[.$K14];0)" office:value-type="float" office:value="0" calcext:value-type="float">
            <text:p>0</text:p>
          </table:table-cell>
          <table:table-cell table:formula="of:=IF(AND([.$E14]=[.AO$1];[.$H14]=&quot;ADC&quot;;[.$B14]&gt;0);[.$B14];0)+IF(AND([.$N14]=[.AO$1];[.$Q14]=&quot;ADC&quot;;[.$K14]&gt;0);[.$K14];0)" office:value-type="float" office:value="0" calcext:value-type="float">
            <text:p>0</text:p>
          </table:table-cell>
          <table:table-cell table:formula="of:=IF(AND([.$E14]=[.AP$1];[.$H14]=&quot;ADC&quot;;[.$B14]&gt;0);[.$B14];0)+IF(AND([.$N14]=[.AP$1];[.$Q14]=&quot;ADC&quot;;[.$K14]&gt;0);[.$K14];0)" office:value-type="float" office:value="0" calcext:value-type="float">
            <text:p>0</text:p>
          </table:table-cell>
          <table:table-cell table:formula="of:=IF(AND([.$E14]=[.AQ$1];[.$H14]=&quot;ADC&quot;;[.$B14]&gt;0);[.$B14];0)+IF(AND([.$N14]=[.AQ$1];[.$Q14]=&quot;ADC&quot;;[.$K14]&gt;0);[.$K14];0)" office:value-type="float" office:value="0" calcext:value-type="float">
            <text:p>0</text:p>
          </table:table-cell>
          <table:table-cell table:formula="of:=IF(AND([.$E14]=[.AR$1];[.$H14]=&quot;ADC&quot;;[.$B14]&gt;0);[.$B14];0)+IF(AND([.$N14]=[.AR$1];[.$Q14]=&quot;ADC&quot;;[.$K14]&gt;0);[.$K14];0)" office:value-type="float" office:value="0" calcext:value-type="float">
            <text:p>0</text:p>
          </table:table-cell>
          <table:table-cell/>
          <table:table-cell table:formula="of:=IF(AND([.$E14]=[.AT$1];[.$H14]=&quot;RDC&quot;;[.$B14]&gt;0);[.$B14];0)+IF(AND([.$N14]=[.AT$1];[.$Q14]=&quot;RDC&quot;;[.$K14]&gt;0);[.$K14];0)" office:value-type="float" office:value="0" calcext:value-type="float">
            <text:p>0</text:p>
          </table:table-cell>
          <table:table-cell table:formula="of:=IF(AND([.$E14]=[.AU$1];[.$H14]=&quot;RDC&quot;;[.$B14]&gt;0);[.$B14];0)+IF(AND([.$N14]=[.AU$1];[.$Q14]=&quot;RDC&quot;;[.$K14]&gt;0);[.$K14];0)" office:value-type="float" office:value="0" calcext:value-type="float">
            <text:p>0</text:p>
          </table:table-cell>
          <table:table-cell table:formula="of:=IF(AND([.$E14]=[.AV$1];[.$H14]=&quot;RDC&quot;;[.$B14]&gt;0);[.$B14];0)+IF(AND([.$N14]=[.AV$1];[.$Q14]=&quot;RDC&quot;;[.$K14]&gt;0);[.$K14];0)" office:value-type="float" office:value="0" calcext:value-type="float">
            <text:p>0</text:p>
          </table:table-cell>
          <table:table-cell table:formula="of:=IF(AND([.$E14]=[.AW$1];[.$H14]=&quot;RDC&quot;;[.$B14]&gt;0);[.$B14];0)+IF(AND([.$N14]=[.AW$1];[.$Q14]=&quot;RDC&quot;;[.$K14]&gt;0);[.$K14];0)" office:value-type="float" office:value="0" calcext:value-type="float">
            <text:p>0</text:p>
          </table:table-cell>
          <table:table-cell table:formula="of:=IF(AND([.$E14]=[.AX$1];[.$H14]=&quot;RDC&quot;;[.$B14]&gt;0);[.$B14];0)+IF(AND([.$N14]=[.AX$1];[.$Q14]=&quot;RDC&quot;;[.$K14]&gt;0);[.$K14];0)" office:value-type="float" office:value="0" calcext:value-type="float">
            <text:p>0</text:p>
          </table:table-cell>
          <table:table-cell table:formula="of:=IF(AND([.$E14]=[.AY$1];[.$H14]=&quot;RDC&quot;;[.$B14]&gt;0);[.$B14];0)+IF(AND([.$N14]=[.AY$1];[.$Q14]=&quot;RDC&quot;;[.$K14]&gt;0);[.$K14];0)" office:value-type="float" office:value="0" calcext:value-type="float">
            <text:p>0</text:p>
          </table:table-cell>
          <table:table-cell table:formula="of:=IF(AND([.$E14]=[.AZ$1];[.$H14]=&quot;RDC&quot;;[.$B14]&gt;0);[.$B14];0)+IF(AND([.$N14]=[.AZ$1];[.$Q14]=&quot;RDC&quot;;[.$K14]&gt;0);[.$K14];0)" office:value-type="float" office:value="0" calcext:value-type="float">
            <text:p>0</text:p>
          </table:table-cell>
          <table:table-cell table:formula="of:=IF(AND([.$E14]=[.BA$1];[.$H14]=&quot;RDC&quot;;[.$B14]&gt;0);[.$B14];0)+IF(AND([.$N14]=[.BA$1];[.$Q14]=&quot;RDC&quot;;[.$K14]&gt;0);[.$K14];0)" office:value-type="float" office:value="0" calcext:value-type="float">
            <text:p>0</text:p>
          </table:table-cell>
          <table:table-cell table:formula="of:=IF(AND([.$E14]=[.BB$1];[.$H14]=&quot;RDC&quot;;[.$B14]&gt;0);[.$B14];0)+IF(AND([.$N14]=[.BB$1];[.$Q14]=&quot;RDC&quot;;[.$K14]&gt;0);[.$K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.41" calcext:value-type="float">
            <text:p>64,41</text:p>
          </table:table-cell>
          <table:table-cell office:value-type="float" office:value="61.93" calcext:value-type="float">
            <text:p>61,93</text:p>
          </table:table-cell>
          <table:table-cell office:value-type="float" office:value="2.48" calcext:value-type="float">
            <text:p>2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9.41" calcext:value-type="float">
            <text:p>29,41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 office:value-type="float" office:value="64.41" calcext:value-type="float">
            <text:p>64,4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IF(AND([.$E15]=[.Z$1];[.$H15]=&quot;DC&quot;;[.$B15]&gt;0);[.$B15];0)+IF(AND([.$N15]=[.Z$1];[.$Q15]=&quot;DC&quot;;[.$K15]&gt;0);[.$K15];0)" office:value-type="float" office:value="0" calcext:value-type="float">
            <text:p>0</text:p>
          </table:table-cell>
          <table:table-cell table:formula="of:=IF(AND([.$E15]=[.AA$1];[.$H15]=&quot;DC&quot;;[.$B15]&gt;0);[.$B15];0)+IF(AND([.$N15]=[.AA$1];[.$Q15]=&quot;DC&quot;;[.$K15]&gt;0);[.$K15];0)" office:value-type="float" office:value="0" calcext:value-type="float">
            <text:p>0</text:p>
          </table:table-cell>
          <table:table-cell table:formula="of:=IF(AND([.$E15]=[.AB$1];[.$H15]=&quot;DC&quot;;[.$B15]&gt;0);[.$B15];0)+IF(AND([.$N15]=[.AB$1];[.$Q15]=&quot;DC&quot;;[.$K15]&gt;0);[.$K15];0)" office:value-type="float" office:value="0" calcext:value-type="float">
            <text:p>0</text:p>
          </table:table-cell>
          <table:table-cell table:formula="of:=IF(AND([.$E15]=[.AC$1];[.$H15]=&quot;DC&quot;;[.$B15]&gt;0);[.$B15];0)+IF(AND([.$N15]=[.AC$1];[.$Q15]=&quot;DC&quot;;[.$K15]&gt;0);[.$K15];0)" office:value-type="float" office:value="0" calcext:value-type="float">
            <text:p>0</text:p>
          </table:table-cell>
          <table:table-cell table:formula="of:=IF(AND([.$E15]=[.AD$1];[.$H15]=&quot;DC&quot;;[.$B15]&gt;0);[.$B15];0)+IF(AND([.$N15]=[.AD$1];[.$Q15]=&quot;DC&quot;;[.$K15]&gt;0);[.$K15];0)" office:value-type="float" office:value="0" calcext:value-type="float">
            <text:p>0</text:p>
          </table:table-cell>
          <table:table-cell table:formula="of:=IF(AND([.$E15]=[.AE$1];[.$H15]=&quot;DC&quot;;[.$B15]&gt;0);[.$B15];0)+IF(AND([.$N15]=[.AE$1];[.$Q15]=&quot;DC&quot;;[.$K15]&gt;0);[.$K15];0)" office:value-type="float" office:value="0" calcext:value-type="float">
            <text:p>0</text:p>
          </table:table-cell>
          <table:table-cell table:formula="of:=IF(AND([.$E15]=[.AF$1];[.$H15]=&quot;DC&quot;;[.$B15]&gt;0);[.$B15];0)+IF(AND([.$N15]=[.AF$1];[.$Q15]=&quot;DC&quot;;[.$K15]&gt;0);[.$K15];0)" office:value-type="float" office:value="0" calcext:value-type="float">
            <text:p>0</text:p>
          </table:table-cell>
          <table:table-cell table:formula="of:=IF(AND([.$E15]=[.AG$1];[.$H15]=&quot;DC&quot;;[.$B15]&gt;0);[.$B15];0)+IF(AND([.$N15]=[.AG$1];[.$Q15]=&quot;DC&quot;;[.$K15]&gt;0);[.$K15];0)" office:value-type="float" office:value="0" calcext:value-type="float">
            <text:p>0</text:p>
          </table:table-cell>
          <table:table-cell table:formula="of:=IF(AND([.$E15]=[.AH$1];[.$H15]=&quot;DC&quot;;[.$B15]&gt;0);[.$B15];0)+IF(AND([.$N15]=[.AH$1];[.$Q15]=&quot;DC&quot;;[.$K15]&gt;0);[.$K15];0)" office:value-type="float" office:value="0" calcext:value-type="float">
            <text:p>0</text:p>
          </table:table-cell>
          <table:table-cell/>
          <table:table-cell table:formula="of:=IF(AND([.$E15]=[.AJ$1];[.$H15]=&quot;ADC&quot;;[.$B15]&gt;0);[.$B15];0)+IF(AND([.$N15]=[.AJ$1];[.$Q15]=&quot;ADC&quot;;[.$K15]&gt;0);[.$K15];0)" office:value-type="float" office:value="0" calcext:value-type="float">
            <text:p>0</text:p>
          </table:table-cell>
          <table:table-cell table:formula="of:=IF(AND([.$E15]=[.AK$1];[.$H15]=&quot;ADC&quot;;[.$B15]&gt;0);[.$B15];0)+IF(AND([.$N15]=[.AK$1];[.$Q15]=&quot;ADC&quot;;[.$K15]&gt;0);[.$K15];0)" office:value-type="float" office:value="0" calcext:value-type="float">
            <text:p>0</text:p>
          </table:table-cell>
          <table:table-cell table:formula="of:=IF(AND([.$E15]=[.AL$1];[.$H15]=&quot;ADC&quot;;[.$B15]&gt;0);[.$B15];0)+IF(AND([.$N15]=[.AL$1];[.$Q15]=&quot;ADC&quot;;[.$K15]&gt;0);[.$K15];0)" office:value-type="float" office:value="0" calcext:value-type="float">
            <text:p>0</text:p>
          </table:table-cell>
          <table:table-cell table:formula="of:=IF(AND([.$E15]=[.AM$1];[.$H15]=&quot;ADC&quot;;[.$B15]&gt;0);[.$B15];0)+IF(AND([.$N15]=[.AM$1];[.$Q15]=&quot;ADC&quot;;[.$K15]&gt;0);[.$K15];0)" office:value-type="float" office:value="0" calcext:value-type="float">
            <text:p>0</text:p>
          </table:table-cell>
          <table:table-cell table:formula="of:=IF(AND([.$E15]=[.AN$1];[.$H15]=&quot;ADC&quot;;[.$B15]&gt;0);[.$B15];0)+IF(AND([.$N15]=[.AN$1];[.$Q15]=&quot;ADC&quot;;[.$K15]&gt;0);[.$K15];0)" office:value-type="float" office:value="0" calcext:value-type="float">
            <text:p>0</text:p>
          </table:table-cell>
          <table:table-cell table:formula="of:=IF(AND([.$E15]=[.AO$1];[.$H15]=&quot;ADC&quot;;[.$B15]&gt;0);[.$B15];0)+IF(AND([.$N15]=[.AO$1];[.$Q15]=&quot;ADC&quot;;[.$K15]&gt;0);[.$K15];0)" office:value-type="float" office:value="0" calcext:value-type="float">
            <text:p>0</text:p>
          </table:table-cell>
          <table:table-cell table:formula="of:=IF(AND([.$E15]=[.AP$1];[.$H15]=&quot;ADC&quot;;[.$B15]&gt;0);[.$B15];0)+IF(AND([.$N15]=[.AP$1];[.$Q15]=&quot;ADC&quot;;[.$K15]&gt;0);[.$K15];0)" office:value-type="float" office:value="0" calcext:value-type="float">
            <text:p>0</text:p>
          </table:table-cell>
          <table:table-cell table:formula="of:=IF(AND([.$E15]=[.AQ$1];[.$H15]=&quot;ADC&quot;;[.$B15]&gt;0);[.$B15];0)+IF(AND([.$N15]=[.AQ$1];[.$Q15]=&quot;ADC&quot;;[.$K15]&gt;0);[.$K15];0)" office:value-type="float" office:value="0" calcext:value-type="float">
            <text:p>0</text:p>
          </table:table-cell>
          <table:table-cell table:formula="of:=IF(AND([.$E15]=[.AR$1];[.$H15]=&quot;ADC&quot;;[.$B15]&gt;0);[.$B15];0)+IF(AND([.$N15]=[.AR$1];[.$Q15]=&quot;ADC&quot;;[.$K15]&gt;0);[.$K15];0)" office:value-type="float" office:value="0" calcext:value-type="float">
            <text:p>0</text:p>
          </table:table-cell>
          <table:table-cell/>
          <table:table-cell table:formula="of:=IF(AND([.$E15]=[.AT$1];[.$H15]=&quot;RDC&quot;;[.$B15]&gt;0);[.$B15];0)+IF(AND([.$N15]=[.AT$1];[.$Q15]=&quot;RDC&quot;;[.$K15]&gt;0);[.$K15];0)" office:value-type="float" office:value="0" calcext:value-type="float">
            <text:p>0</text:p>
          </table:table-cell>
          <table:table-cell table:formula="of:=IF(AND([.$E15]=[.AU$1];[.$H15]=&quot;RDC&quot;;[.$B15]&gt;0);[.$B15];0)+IF(AND([.$N15]=[.AU$1];[.$Q15]=&quot;RDC&quot;;[.$K15]&gt;0);[.$K15];0)" office:value-type="float" office:value="0" calcext:value-type="float">
            <text:p>0</text:p>
          </table:table-cell>
          <table:table-cell table:formula="of:=IF(AND([.$E15]=[.AV$1];[.$H15]=&quot;RDC&quot;;[.$B15]&gt;0);[.$B15];0)+IF(AND([.$N15]=[.AV$1];[.$Q15]=&quot;RDC&quot;;[.$K15]&gt;0);[.$K15];0)" office:value-type="float" office:value="0" calcext:value-type="float">
            <text:p>0</text:p>
          </table:table-cell>
          <table:table-cell table:formula="of:=IF(AND([.$E15]=[.AW$1];[.$H15]=&quot;RDC&quot;;[.$B15]&gt;0);[.$B15];0)+IF(AND([.$N15]=[.AW$1];[.$Q15]=&quot;RDC&quot;;[.$K15]&gt;0);[.$K15];0)" office:value-type="float" office:value="0" calcext:value-type="float">
            <text:p>0</text:p>
          </table:table-cell>
          <table:table-cell table:formula="of:=IF(AND([.$E15]=[.AX$1];[.$H15]=&quot;RDC&quot;;[.$B15]&gt;0);[.$B15];0)+IF(AND([.$N15]=[.AX$1];[.$Q15]=&quot;RDC&quot;;[.$K15]&gt;0);[.$K15];0)" office:value-type="float" office:value="0" calcext:value-type="float">
            <text:p>0</text:p>
          </table:table-cell>
          <table:table-cell table:formula="of:=IF(AND([.$E15]=[.AY$1];[.$H15]=&quot;RDC&quot;;[.$B15]&gt;0);[.$B15];0)+IF(AND([.$N15]=[.AY$1];[.$Q15]=&quot;RDC&quot;;[.$K15]&gt;0);[.$K15];0)" office:value-type="float" office:value="0" calcext:value-type="float">
            <text:p>0</text:p>
          </table:table-cell>
          <table:table-cell table:formula="of:=IF(AND([.$E15]=[.AZ$1];[.$H15]=&quot;RDC&quot;;[.$B15]&gt;0);[.$B15];0)+IF(AND([.$N15]=[.AZ$1];[.$Q15]=&quot;RDC&quot;;[.$K15]&gt;0);[.$K15];0)" office:value-type="float" office:value="0" calcext:value-type="float">
            <text:p>0</text:p>
          </table:table-cell>
          <table:table-cell table:formula="of:=IF(AND([.$E15]=[.BA$1];[.$H15]=&quot;RDC&quot;;[.$B15]&gt;0);[.$B15];0)+IF(AND([.$N15]=[.BA$1];[.$Q15]=&quot;RDC&quot;;[.$K15]&gt;0);[.$K15];0)" office:value-type="float" office:value="0" calcext:value-type="float">
            <text:p>0</text:p>
          </table:table-cell>
          <table:table-cell table:formula="of:=IF(AND([.$E15]=[.BB$1];[.$H15]=&quot;RDC&quot;;[.$B15]&gt;0);[.$B15];0)+IF(AND([.$N15]=[.BB$1];[.$Q15]=&quot;RDC&quot;;[.$K15]&gt;0);[.$K15];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47.45" calcext:value-type="float">
            <text:p>47,45</text:p>
          </table:table-cell>
          <table:table-cell office:value-type="float" office:value="42.7" calcext:value-type="float">
            <text:p>4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16]=[.Z$1];[.$H16]=&quot;DC&quot;;[.$B16]&gt;0);[.$B16];0)+IF(AND([.$N16]=[.Z$1];[.$Q16]=&quot;DC&quot;;[.$K16]&gt;0);[.$K16];0)" office:value-type="float" office:value="0" calcext:value-type="float">
            <text:p>0</text:p>
          </table:table-cell>
          <table:table-cell table:formula="of:=IF(AND([.$E16]=[.AA$1];[.$H16]=&quot;DC&quot;;[.$B16]&gt;0);[.$B16];0)+IF(AND([.$N16]=[.AA$1];[.$Q16]=&quot;DC&quot;;[.$K16]&gt;0);[.$K16];0)" office:value-type="float" office:value="0.05" calcext:value-type="float">
            <text:p>0,05</text:p>
          </table:table-cell>
          <table:table-cell table:formula="of:=IF(AND([.$E16]=[.AB$1];[.$H16]=&quot;DC&quot;;[.$B16]&gt;0);[.$B16];0)+IF(AND([.$N16]=[.AB$1];[.$Q16]=&quot;DC&quot;;[.$K16]&gt;0);[.$K16];0)" office:value-type="float" office:value="0" calcext:value-type="float">
            <text:p>0</text:p>
          </table:table-cell>
          <table:table-cell table:formula="of:=IF(AND([.$E16]=[.AC$1];[.$H16]=&quot;DC&quot;;[.$B16]&gt;0);[.$B16];0)+IF(AND([.$N16]=[.AC$1];[.$Q16]=&quot;DC&quot;;[.$K16]&gt;0);[.$K16];0)" office:value-type="float" office:value="0" calcext:value-type="float">
            <text:p>0</text:p>
          </table:table-cell>
          <table:table-cell table:formula="of:=IF(AND([.$E16]=[.AD$1];[.$H16]=&quot;DC&quot;;[.$B16]&gt;0);[.$B16];0)+IF(AND([.$N16]=[.AD$1];[.$Q16]=&quot;DC&quot;;[.$K16]&gt;0);[.$K16];0)" office:value-type="float" office:value="0" calcext:value-type="float">
            <text:p>0</text:p>
          </table:table-cell>
          <table:table-cell table:formula="of:=IF(AND([.$E16]=[.AE$1];[.$H16]=&quot;DC&quot;;[.$B16]&gt;0);[.$B16];0)+IF(AND([.$N16]=[.AE$1];[.$Q16]=&quot;DC&quot;;[.$K16]&gt;0);[.$K16];0)" office:value-type="float" office:value="0" calcext:value-type="float">
            <text:p>0</text:p>
          </table:table-cell>
          <table:table-cell table:formula="of:=IF(AND([.$E16]=[.AF$1];[.$H16]=&quot;DC&quot;;[.$B16]&gt;0);[.$B16];0)+IF(AND([.$N16]=[.AF$1];[.$Q16]=&quot;DC&quot;;[.$K16]&gt;0);[.$K16];0)" office:value-type="float" office:value="0" calcext:value-type="float">
            <text:p>0</text:p>
          </table:table-cell>
          <table:table-cell table:formula="of:=IF(AND([.$E16]=[.AG$1];[.$H16]=&quot;DC&quot;;[.$B16]&gt;0);[.$B16];0)+IF(AND([.$N16]=[.AG$1];[.$Q16]=&quot;DC&quot;;[.$K16]&gt;0);[.$K16];0)" office:value-type="float" office:value="0" calcext:value-type="float">
            <text:p>0</text:p>
          </table:table-cell>
          <table:table-cell table:formula="of:=IF(AND([.$E16]=[.AH$1];[.$H16]=&quot;DC&quot;;[.$B16]&gt;0);[.$B16];0)+IF(AND([.$N16]=[.AH$1];[.$Q16]=&quot;DC&quot;;[.$K16]&gt;0);[.$K16];0)" office:value-type="float" office:value="42.7" calcext:value-type="float">
            <text:p>42,7</text:p>
          </table:table-cell>
          <table:table-cell/>
          <table:table-cell table:formula="of:=IF(AND([.$E16]=[.AJ$1];[.$H16]=&quot;ADC&quot;;[.$B16]&gt;0);[.$B16];0)+IF(AND([.$N16]=[.AJ$1];[.$Q16]=&quot;ADC&quot;;[.$K16]&gt;0);[.$K16];0)" office:value-type="float" office:value="0" calcext:value-type="float">
            <text:p>0</text:p>
          </table:table-cell>
          <table:table-cell table:formula="of:=IF(AND([.$E16]=[.AK$1];[.$H16]=&quot;ADC&quot;;[.$B16]&gt;0);[.$B16];0)+IF(AND([.$N16]=[.AK$1];[.$Q16]=&quot;ADC&quot;;[.$K16]&gt;0);[.$K16];0)" office:value-type="float" office:value="0" calcext:value-type="float">
            <text:p>0</text:p>
          </table:table-cell>
          <table:table-cell table:formula="of:=IF(AND([.$E16]=[.AL$1];[.$H16]=&quot;ADC&quot;;[.$B16]&gt;0);[.$B16];0)+IF(AND([.$N16]=[.AL$1];[.$Q16]=&quot;ADC&quot;;[.$K16]&gt;0);[.$K16];0)" office:value-type="float" office:value="0" calcext:value-type="float">
            <text:p>0</text:p>
          </table:table-cell>
          <table:table-cell table:formula="of:=IF(AND([.$E16]=[.AM$1];[.$H16]=&quot;ADC&quot;;[.$B16]&gt;0);[.$B16];0)+IF(AND([.$N16]=[.AM$1];[.$Q16]=&quot;ADC&quot;;[.$K16]&gt;0);[.$K16];0)" office:value-type="float" office:value="0" calcext:value-type="float">
            <text:p>0</text:p>
          </table:table-cell>
          <table:table-cell table:formula="of:=IF(AND([.$E16]=[.AN$1];[.$H16]=&quot;ADC&quot;;[.$B16]&gt;0);[.$B16];0)+IF(AND([.$N16]=[.AN$1];[.$Q16]=&quot;ADC&quot;;[.$K16]&gt;0);[.$K16];0)" office:value-type="float" office:value="0" calcext:value-type="float">
            <text:p>0</text:p>
          </table:table-cell>
          <table:table-cell table:formula="of:=IF(AND([.$E16]=[.AO$1];[.$H16]=&quot;ADC&quot;;[.$B16]&gt;0);[.$B16];0)+IF(AND([.$N16]=[.AO$1];[.$Q16]=&quot;ADC&quot;;[.$K16]&gt;0);[.$K16];0)" office:value-type="float" office:value="0" calcext:value-type="float">
            <text:p>0</text:p>
          </table:table-cell>
          <table:table-cell table:formula="of:=IF(AND([.$E16]=[.AP$1];[.$H16]=&quot;ADC&quot;;[.$B16]&gt;0);[.$B16];0)+IF(AND([.$N16]=[.AP$1];[.$Q16]=&quot;ADC&quot;;[.$K16]&gt;0);[.$K16];0)" office:value-type="float" office:value="0" calcext:value-type="float">
            <text:p>0</text:p>
          </table:table-cell>
          <table:table-cell table:formula="of:=IF(AND([.$E16]=[.AQ$1];[.$H16]=&quot;ADC&quot;;[.$B16]&gt;0);[.$B16];0)+IF(AND([.$N16]=[.AQ$1];[.$Q16]=&quot;ADC&quot;;[.$K16]&gt;0);[.$K16];0)" office:value-type="float" office:value="0" calcext:value-type="float">
            <text:p>0</text:p>
          </table:table-cell>
          <table:table-cell table:formula="of:=IF(AND([.$E16]=[.AR$1];[.$H16]=&quot;ADC&quot;;[.$B16]&gt;0);[.$B16];0)+IF(AND([.$N16]=[.AR$1];[.$Q16]=&quot;ADC&quot;;[.$K16]&gt;0);[.$K16];0)" office:value-type="float" office:value="0" calcext:value-type="float">
            <text:p>0</text:p>
          </table:table-cell>
          <table:table-cell/>
          <table:table-cell table:formula="of:=IF(AND([.$E16]=[.AT$1];[.$H16]=&quot;RDC&quot;;[.$B16]&gt;0);[.$B16];0)+IF(AND([.$N16]=[.AT$1];[.$Q16]=&quot;RDC&quot;;[.$K16]&gt;0);[.$K16];0)" office:value-type="float" office:value="0" calcext:value-type="float">
            <text:p>0</text:p>
          </table:table-cell>
          <table:table-cell table:formula="of:=IF(AND([.$E16]=[.AU$1];[.$H16]=&quot;RDC&quot;;[.$B16]&gt;0);[.$B16];0)+IF(AND([.$N16]=[.AU$1];[.$Q16]=&quot;RDC&quot;;[.$K16]&gt;0);[.$K16];0)" office:value-type="float" office:value="0" calcext:value-type="float">
            <text:p>0</text:p>
          </table:table-cell>
          <table:table-cell table:formula="of:=IF(AND([.$E16]=[.AV$1];[.$H16]=&quot;RDC&quot;;[.$B16]&gt;0);[.$B16];0)+IF(AND([.$N16]=[.AV$1];[.$Q16]=&quot;RDC&quot;;[.$K16]&gt;0);[.$K16];0)" office:value-type="float" office:value="0" calcext:value-type="float">
            <text:p>0</text:p>
          </table:table-cell>
          <table:table-cell table:formula="of:=IF(AND([.$E16]=[.AW$1];[.$H16]=&quot;RDC&quot;;[.$B16]&gt;0);[.$B16];0)+IF(AND([.$N16]=[.AW$1];[.$Q16]=&quot;RDC&quot;;[.$K16]&gt;0);[.$K16];0)" office:value-type="float" office:value="0" calcext:value-type="float">
            <text:p>0</text:p>
          </table:table-cell>
          <table:table-cell table:formula="of:=IF(AND([.$E16]=[.AX$1];[.$H16]=&quot;RDC&quot;;[.$B16]&gt;0);[.$B16];0)+IF(AND([.$N16]=[.AX$1];[.$Q16]=&quot;RDC&quot;;[.$K16]&gt;0);[.$K16];0)" office:value-type="float" office:value="0" calcext:value-type="float">
            <text:p>0</text:p>
          </table:table-cell>
          <table:table-cell table:formula="of:=IF(AND([.$E16]=[.AY$1];[.$H16]=&quot;RDC&quot;;[.$B16]&gt;0);[.$B16];0)+IF(AND([.$N16]=[.AY$1];[.$Q16]=&quot;RDC&quot;;[.$K16]&gt;0);[.$K16];0)" office:value-type="float" office:value="0" calcext:value-type="float">
            <text:p>0</text:p>
          </table:table-cell>
          <table:table-cell table:formula="of:=IF(AND([.$E16]=[.AZ$1];[.$H16]=&quot;RDC&quot;;[.$B16]&gt;0);[.$B16];0)+IF(AND([.$N16]=[.AZ$1];[.$Q16]=&quot;RDC&quot;;[.$K16]&gt;0);[.$K16];0)" office:value-type="float" office:value="0" calcext:value-type="float">
            <text:p>0</text:p>
          </table:table-cell>
          <table:table-cell table:formula="of:=IF(AND([.$E16]=[.BA$1];[.$H16]=&quot;RDC&quot;;[.$B16]&gt;0);[.$B16];0)+IF(AND([.$N16]=[.BA$1];[.$Q16]=&quot;RDC&quot;;[.$K16]&gt;0);[.$K16];0)" office:value-type="float" office:value="0" calcext:value-type="float">
            <text:p>0</text:p>
          </table:table-cell>
          <table:table-cell table:formula="of:=IF(AND([.$E16]=[.BB$1];[.$H16]=&quot;RDC&quot;;[.$B16]&gt;0);[.$B16];0)+IF(AND([.$N16]=[.BB$1];[.$Q16]=&quot;RDC&quot;;[.$K16]&gt;0);[.$K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75" calcext:value-type="float">
            <text:p>42,75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$E17]=[.Z$1];[.$H17]=&quot;DC&quot;;[.$B17]&gt;0);[.$B17];0)+IF(AND([.$N17]=[.Z$1];[.$Q17]=&quot;DC&quot;;[.$K17]&gt;0);[.$K17];0)" office:value-type="float" office:value="0" calcext:value-type="float">
            <text:p>0</text:p>
          </table:table-cell>
          <table:table-cell table:formula="of:=IF(AND([.$E17]=[.AA$1];[.$H17]=&quot;DC&quot;;[.$B17]&gt;0);[.$B17];0)+IF(AND([.$N17]=[.AA$1];[.$Q17]=&quot;DC&quot;;[.$K17]&gt;0);[.$K17];0)" office:value-type="float" office:value="0" calcext:value-type="float">
            <text:p>0</text:p>
          </table:table-cell>
          <table:table-cell table:formula="of:=IF(AND([.$E17]=[.AB$1];[.$H17]=&quot;DC&quot;;[.$B17]&gt;0);[.$B17];0)+IF(AND([.$N17]=[.AB$1];[.$Q17]=&quot;DC&quot;;[.$K17]&gt;0);[.$K17];0)" office:value-type="float" office:value="0" calcext:value-type="float">
            <text:p>0</text:p>
          </table:table-cell>
          <table:table-cell table:formula="of:=IF(AND([.$E17]=[.AC$1];[.$H17]=&quot;DC&quot;;[.$B17]&gt;0);[.$B17];0)+IF(AND([.$N17]=[.AC$1];[.$Q17]=&quot;DC&quot;;[.$K17]&gt;0);[.$K17];0)" office:value-type="float" office:value="0" calcext:value-type="float">
            <text:p>0</text:p>
          </table:table-cell>
          <table:table-cell table:formula="of:=IF(AND([.$E17]=[.AD$1];[.$H17]=&quot;DC&quot;;[.$B17]&gt;0);[.$B17];0)+IF(AND([.$N17]=[.AD$1];[.$Q17]=&quot;DC&quot;;[.$K17]&gt;0);[.$K17];0)" office:value-type="float" office:value="0" calcext:value-type="float">
            <text:p>0</text:p>
          </table:table-cell>
          <table:table-cell table:formula="of:=IF(AND([.$E17]=[.AE$1];[.$H17]=&quot;DC&quot;;[.$B17]&gt;0);[.$B17];0)+IF(AND([.$N17]=[.AE$1];[.$Q17]=&quot;DC&quot;;[.$K17]&gt;0);[.$K17];0)" office:value-type="float" office:value="0" calcext:value-type="float">
            <text:p>0</text:p>
          </table:table-cell>
          <table:table-cell table:formula="of:=IF(AND([.$E17]=[.AF$1];[.$H17]=&quot;DC&quot;;[.$B17]&gt;0);[.$B17];0)+IF(AND([.$N17]=[.AF$1];[.$Q17]=&quot;DC&quot;;[.$K17]&gt;0);[.$K17];0)" office:value-type="float" office:value="0" calcext:value-type="float">
            <text:p>0</text:p>
          </table:table-cell>
          <table:table-cell table:formula="of:=IF(AND([.$E17]=[.AG$1];[.$H17]=&quot;DC&quot;;[.$B17]&gt;0);[.$B17];0)+IF(AND([.$N17]=[.AG$1];[.$Q17]=&quot;DC&quot;;[.$K17]&gt;0);[.$K17];0)" office:value-type="float" office:value="0" calcext:value-type="float">
            <text:p>0</text:p>
          </table:table-cell>
          <table:table-cell table:formula="of:=IF(AND([.$E17]=[.AH$1];[.$H17]=&quot;DC&quot;;[.$B17]&gt;0);[.$B17];0)+IF(AND([.$N17]=[.AH$1];[.$Q17]=&quot;DC&quot;;[.$K17]&gt;0);[.$K17];0)" office:value-type="float" office:value="0" calcext:value-type="float">
            <text:p>0</text:p>
          </table:table-cell>
          <table:table-cell/>
          <table:table-cell table:formula="of:=IF(AND([.$E17]=[.AJ$1];[.$H17]=&quot;ADC&quot;;[.$B17]&gt;0);[.$B17];0)+IF(AND([.$N17]=[.AJ$1];[.$Q17]=&quot;ADC&quot;;[.$K17]&gt;0);[.$K17];0)" office:value-type="float" office:value="0" calcext:value-type="float">
            <text:p>0</text:p>
          </table:table-cell>
          <table:table-cell table:formula="of:=IF(AND([.$E17]=[.AK$1];[.$H17]=&quot;ADC&quot;;[.$B17]&gt;0);[.$B17];0)+IF(AND([.$N17]=[.AK$1];[.$Q17]=&quot;ADC&quot;;[.$K17]&gt;0);[.$K17];0)" office:value-type="float" office:value="0" calcext:value-type="float">
            <text:p>0</text:p>
          </table:table-cell>
          <table:table-cell table:formula="of:=IF(AND([.$E17]=[.AL$1];[.$H17]=&quot;ADC&quot;;[.$B17]&gt;0);[.$B17];0)+IF(AND([.$N17]=[.AL$1];[.$Q17]=&quot;ADC&quot;;[.$K17]&gt;0);[.$K17];0)" office:value-type="float" office:value="0" calcext:value-type="float">
            <text:p>0</text:p>
          </table:table-cell>
          <table:table-cell table:formula="of:=IF(AND([.$E17]=[.AM$1];[.$H17]=&quot;ADC&quot;;[.$B17]&gt;0);[.$B17];0)+IF(AND([.$N17]=[.AM$1];[.$Q17]=&quot;ADC&quot;;[.$K17]&gt;0);[.$K17];0)" office:value-type="float" office:value="0" calcext:value-type="float">
            <text:p>0</text:p>
          </table:table-cell>
          <table:table-cell table:formula="of:=IF(AND([.$E17]=[.AN$1];[.$H17]=&quot;ADC&quot;;[.$B17]&gt;0);[.$B17];0)+IF(AND([.$N17]=[.AN$1];[.$Q17]=&quot;ADC&quot;;[.$K17]&gt;0);[.$K17];0)" office:value-type="float" office:value="0" calcext:value-type="float">
            <text:p>0</text:p>
          </table:table-cell>
          <table:table-cell table:formula="of:=IF(AND([.$E17]=[.AO$1];[.$H17]=&quot;ADC&quot;;[.$B17]&gt;0);[.$B17];0)+IF(AND([.$N17]=[.AO$1];[.$Q17]=&quot;ADC&quot;;[.$K17]&gt;0);[.$K17];0)" office:value-type="float" office:value="0" calcext:value-type="float">
            <text:p>0</text:p>
          </table:table-cell>
          <table:table-cell table:formula="of:=IF(AND([.$E17]=[.AP$1];[.$H17]=&quot;ADC&quot;;[.$B17]&gt;0);[.$B17];0)+IF(AND([.$N17]=[.AP$1];[.$Q17]=&quot;ADC&quot;;[.$K17]&gt;0);[.$K17];0)" office:value-type="float" office:value="0" calcext:value-type="float">
            <text:p>0</text:p>
          </table:table-cell>
          <table:table-cell table:formula="of:=IF(AND([.$E17]=[.AQ$1];[.$H17]=&quot;ADC&quot;;[.$B17]&gt;0);[.$B17];0)+IF(AND([.$N17]=[.AQ$1];[.$Q17]=&quot;ADC&quot;;[.$K17]&gt;0);[.$K17];0)" office:value-type="float" office:value="0" calcext:value-type="float">
            <text:p>0</text:p>
          </table:table-cell>
          <table:table-cell table:formula="of:=IF(AND([.$E17]=[.AR$1];[.$H17]=&quot;ADC&quot;;[.$B17]&gt;0);[.$B17];0)+IF(AND([.$N17]=[.AR$1];[.$Q17]=&quot;ADC&quot;;[.$K17]&gt;0);[.$K17];0)" office:value-type="float" office:value="0" calcext:value-type="float">
            <text:p>0</text:p>
          </table:table-cell>
          <table:table-cell/>
          <table:table-cell table:formula="of:=IF(AND([.$E17]=[.AT$1];[.$H17]=&quot;RDC&quot;;[.$B17]&gt;0);[.$B17];0)+IF(AND([.$N17]=[.AT$1];[.$Q17]=&quot;RDC&quot;;[.$K17]&gt;0);[.$K17];0)" office:value-type="float" office:value="0" calcext:value-type="float">
            <text:p>0</text:p>
          </table:table-cell>
          <table:table-cell table:formula="of:=IF(AND([.$E17]=[.AU$1];[.$H17]=&quot;RDC&quot;;[.$B17]&gt;0);[.$B17];0)+IF(AND([.$N17]=[.AU$1];[.$Q17]=&quot;RDC&quot;;[.$K17]&gt;0);[.$K17];0)" office:value-type="float" office:value="0" calcext:value-type="float">
            <text:p>0</text:p>
          </table:table-cell>
          <table:table-cell table:formula="of:=IF(AND([.$E17]=[.AV$1];[.$H17]=&quot;RDC&quot;;[.$B17]&gt;0);[.$B17];0)+IF(AND([.$N17]=[.AV$1];[.$Q17]=&quot;RDC&quot;;[.$K17]&gt;0);[.$K17];0)" office:value-type="float" office:value="0" calcext:value-type="float">
            <text:p>0</text:p>
          </table:table-cell>
          <table:table-cell table:formula="of:=IF(AND([.$E17]=[.AW$1];[.$H17]=&quot;RDC&quot;;[.$B17]&gt;0);[.$B17];0)+IF(AND([.$N17]=[.AW$1];[.$Q17]=&quot;RDC&quot;;[.$K17]&gt;0);[.$K17];0)" office:value-type="float" office:value="0" calcext:value-type="float">
            <text:p>0</text:p>
          </table:table-cell>
          <table:table-cell table:formula="of:=IF(AND([.$E17]=[.AX$1];[.$H17]=&quot;RDC&quot;;[.$B17]&gt;0);[.$B17];0)+IF(AND([.$N17]=[.AX$1];[.$Q17]=&quot;RDC&quot;;[.$K17]&gt;0);[.$K17];0)" office:value-type="float" office:value="0" calcext:value-type="float">
            <text:p>0</text:p>
          </table:table-cell>
          <table:table-cell table:formula="of:=IF(AND([.$E17]=[.AY$1];[.$H17]=&quot;RDC&quot;;[.$B17]&gt;0);[.$B17];0)+IF(AND([.$N17]=[.AY$1];[.$Q17]=&quot;RDC&quot;;[.$K17]&gt;0);[.$K17];0)" office:value-type="float" office:value="0" calcext:value-type="float">
            <text:p>0</text:p>
          </table:table-cell>
          <table:table-cell table:formula="of:=IF(AND([.$E17]=[.AZ$1];[.$H17]=&quot;RDC&quot;;[.$B17]&gt;0);[.$B17];0)+IF(AND([.$N17]=[.AZ$1];[.$Q17]=&quot;RDC&quot;;[.$K17]&gt;0);[.$K17];0)" office:value-type="float" office:value="0" calcext:value-type="float">
            <text:p>0</text:p>
          </table:table-cell>
          <table:table-cell table:formula="of:=IF(AND([.$E17]=[.BA$1];[.$H17]=&quot;RDC&quot;;[.$B17]&gt;0);[.$B17];0)+IF(AND([.$N17]=[.BA$1];[.$Q17]=&quot;RDC&quot;;[.$K17]&gt;0);[.$K17];0)" office:value-type="float" office:value="0" calcext:value-type="float">
            <text:p>0</text:p>
          </table:table-cell>
          <table:table-cell table:formula="of:=IF(AND([.$E17]=[.BB$1];[.$H17]=&quot;RDC&quot;;[.$B17]&gt;0);[.$B17];0)+IF(AND([.$N17]=[.BB$1];[.$Q17]=&quot;RDC&quot;;[.$K17]&gt;0);[.$K17];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55" calcext:value-type="float">
            <text:p>5,55</text:p>
          </table:table-cell>
          <table:table-cell office:value-type="float" office:value="4.55" calcext:value-type="float">
            <text:p>4,5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18]=[.Z$1];[.$H18]=&quot;DC&quot;;[.$B18]&gt;0);[.$B18];0)+IF(AND([.$N18]=[.Z$1];[.$Q18]=&quot;DC&quot;;[.$K18]&gt;0);[.$K18];0)" office:value-type="float" office:value="0" calcext:value-type="float">
            <text:p>0</text:p>
          </table:table-cell>
          <table:table-cell table:formula="of:=IF(AND([.$E18]=[.AA$1];[.$H18]=&quot;DC&quot;;[.$B18]&gt;0);[.$B18];0)+IF(AND([.$N18]=[.AA$1];[.$Q18]=&quot;DC&quot;;[.$K18]&gt;0);[.$K18];0)" office:value-type="float" office:value="0.05" calcext:value-type="float">
            <text:p>0,05</text:p>
          </table:table-cell>
          <table:table-cell table:formula="of:=IF(AND([.$E18]=[.AB$1];[.$H18]=&quot;DC&quot;;[.$B18]&gt;0);[.$B18];0)+IF(AND([.$N18]=[.AB$1];[.$Q18]=&quot;DC&quot;;[.$K18]&gt;0);[.$K18];0)" office:value-type="float" office:value="5.55" calcext:value-type="float">
            <text:p>5,55</text:p>
          </table:table-cell>
          <table:table-cell table:formula="of:=IF(AND([.$E18]=[.AC$1];[.$H18]=&quot;DC&quot;;[.$B18]&gt;0);[.$B18];0)+IF(AND([.$N18]=[.AC$1];[.$Q18]=&quot;DC&quot;;[.$K18]&gt;0);[.$K18];0)" office:value-type="float" office:value="0" calcext:value-type="float">
            <text:p>0</text:p>
          </table:table-cell>
          <table:table-cell table:formula="of:=IF(AND([.$E18]=[.AD$1];[.$H18]=&quot;DC&quot;;[.$B18]&gt;0);[.$B18];0)+IF(AND([.$N18]=[.AD$1];[.$Q18]=&quot;DC&quot;;[.$K18]&gt;0);[.$K18];0)" office:value-type="float" office:value="0" calcext:value-type="float">
            <text:p>0</text:p>
          </table:table-cell>
          <table:table-cell table:formula="of:=IF(AND([.$E18]=[.AE$1];[.$H18]=&quot;DC&quot;;[.$B18]&gt;0);[.$B18];0)+IF(AND([.$N18]=[.AE$1];[.$Q18]=&quot;DC&quot;;[.$K18]&gt;0);[.$K18];0)" office:value-type="float" office:value="0" calcext:value-type="float">
            <text:p>0</text:p>
          </table:table-cell>
          <table:table-cell table:formula="of:=IF(AND([.$E18]=[.AF$1];[.$H18]=&quot;DC&quot;;[.$B18]&gt;0);[.$B18];0)+IF(AND([.$N18]=[.AF$1];[.$Q18]=&quot;DC&quot;;[.$K18]&gt;0);[.$K18];0)" office:value-type="float" office:value="0" calcext:value-type="float">
            <text:p>0</text:p>
          </table:table-cell>
          <table:table-cell table:formula="of:=IF(AND([.$E18]=[.AG$1];[.$H18]=&quot;DC&quot;;[.$B18]&gt;0);[.$B18];0)+IF(AND([.$N18]=[.AG$1];[.$Q18]=&quot;DC&quot;;[.$K18]&gt;0);[.$K18];0)" office:value-type="float" office:value="0" calcext:value-type="float">
            <text:p>0</text:p>
          </table:table-cell>
          <table:table-cell table:formula="of:=IF(AND([.$E18]=[.AH$1];[.$H18]=&quot;DC&quot;;[.$B18]&gt;0);[.$B18];0)+IF(AND([.$N18]=[.AH$1];[.$Q18]=&quot;DC&quot;;[.$K18]&gt;0);[.$K18];0)" office:value-type="float" office:value="0" calcext:value-type="float">
            <text:p>0</text:p>
          </table:table-cell>
          <table:table-cell/>
          <table:table-cell table:formula="of:=IF(AND([.$E18]=[.AJ$1];[.$H18]=&quot;ADC&quot;;[.$B18]&gt;0);[.$B18];0)+IF(AND([.$N18]=[.AJ$1];[.$Q18]=&quot;ADC&quot;;[.$K18]&gt;0);[.$K18];0)" office:value-type="float" office:value="0" calcext:value-type="float">
            <text:p>0</text:p>
          </table:table-cell>
          <table:table-cell table:formula="of:=IF(AND([.$E18]=[.AK$1];[.$H18]=&quot;ADC&quot;;[.$B18]&gt;0);[.$B18];0)+IF(AND([.$N18]=[.AK$1];[.$Q18]=&quot;ADC&quot;;[.$K18]&gt;0);[.$K18];0)" office:value-type="float" office:value="0" calcext:value-type="float">
            <text:p>0</text:p>
          </table:table-cell>
          <table:table-cell table:formula="of:=IF(AND([.$E18]=[.AL$1];[.$H18]=&quot;ADC&quot;;[.$B18]&gt;0);[.$B18];0)+IF(AND([.$N18]=[.AL$1];[.$Q18]=&quot;ADC&quot;;[.$K18]&gt;0);[.$K18];0)" office:value-type="float" office:value="0" calcext:value-type="float">
            <text:p>0</text:p>
          </table:table-cell>
          <table:table-cell table:formula="of:=IF(AND([.$E18]=[.AM$1];[.$H18]=&quot;ADC&quot;;[.$B18]&gt;0);[.$B18];0)+IF(AND([.$N18]=[.AM$1];[.$Q18]=&quot;ADC&quot;;[.$K18]&gt;0);[.$K18];0)" office:value-type="float" office:value="0" calcext:value-type="float">
            <text:p>0</text:p>
          </table:table-cell>
          <table:table-cell table:formula="of:=IF(AND([.$E18]=[.AN$1];[.$H18]=&quot;ADC&quot;;[.$B18]&gt;0);[.$B18];0)+IF(AND([.$N18]=[.AN$1];[.$Q18]=&quot;ADC&quot;;[.$K18]&gt;0);[.$K18];0)" office:value-type="float" office:value="0" calcext:value-type="float">
            <text:p>0</text:p>
          </table:table-cell>
          <table:table-cell table:formula="of:=IF(AND([.$E18]=[.AO$1];[.$H18]=&quot;ADC&quot;;[.$B18]&gt;0);[.$B18];0)+IF(AND([.$N18]=[.AO$1];[.$Q18]=&quot;ADC&quot;;[.$K18]&gt;0);[.$K18];0)" office:value-type="float" office:value="0" calcext:value-type="float">
            <text:p>0</text:p>
          </table:table-cell>
          <table:table-cell table:formula="of:=IF(AND([.$E18]=[.AP$1];[.$H18]=&quot;ADC&quot;;[.$B18]&gt;0);[.$B18];0)+IF(AND([.$N18]=[.AP$1];[.$Q18]=&quot;ADC&quot;;[.$K18]&gt;0);[.$K18];0)" office:value-type="float" office:value="0" calcext:value-type="float">
            <text:p>0</text:p>
          </table:table-cell>
          <table:table-cell table:formula="of:=IF(AND([.$E18]=[.AQ$1];[.$H18]=&quot;ADC&quot;;[.$B18]&gt;0);[.$B18];0)+IF(AND([.$N18]=[.AQ$1];[.$Q18]=&quot;ADC&quot;;[.$K18]&gt;0);[.$K18];0)" office:value-type="float" office:value="0" calcext:value-type="float">
            <text:p>0</text:p>
          </table:table-cell>
          <table:table-cell table:formula="of:=IF(AND([.$E18]=[.AR$1];[.$H18]=&quot;ADC&quot;;[.$B18]&gt;0);[.$B18];0)+IF(AND([.$N18]=[.AR$1];[.$Q18]=&quot;ADC&quot;;[.$K18]&gt;0);[.$K18];0)" office:value-type="float" office:value="0" calcext:value-type="float">
            <text:p>0</text:p>
          </table:table-cell>
          <table:table-cell/>
          <table:table-cell table:formula="of:=IF(AND([.$E18]=[.AT$1];[.$H18]=&quot;RDC&quot;;[.$B18]&gt;0);[.$B18];0)+IF(AND([.$N18]=[.AT$1];[.$Q18]=&quot;RDC&quot;;[.$K18]&gt;0);[.$K18];0)" office:value-type="float" office:value="0" calcext:value-type="float">
            <text:p>0</text:p>
          </table:table-cell>
          <table:table-cell table:formula="of:=IF(AND([.$E18]=[.AU$1];[.$H18]=&quot;RDC&quot;;[.$B18]&gt;0);[.$B18];0)+IF(AND([.$N18]=[.AU$1];[.$Q18]=&quot;RDC&quot;;[.$K18]&gt;0);[.$K18];0)" office:value-type="float" office:value="0" calcext:value-type="float">
            <text:p>0</text:p>
          </table:table-cell>
          <table:table-cell table:formula="of:=IF(AND([.$E18]=[.AV$1];[.$H18]=&quot;RDC&quot;;[.$B18]&gt;0);[.$B18];0)+IF(AND([.$N18]=[.AV$1];[.$Q18]=&quot;RDC&quot;;[.$K18]&gt;0);[.$K18];0)" office:value-type="float" office:value="0" calcext:value-type="float">
            <text:p>0</text:p>
          </table:table-cell>
          <table:table-cell table:formula="of:=IF(AND([.$E18]=[.AW$1];[.$H18]=&quot;RDC&quot;;[.$B18]&gt;0);[.$B18];0)+IF(AND([.$N18]=[.AW$1];[.$Q18]=&quot;RDC&quot;;[.$K18]&gt;0);[.$K18];0)" office:value-type="float" office:value="0" calcext:value-type="float">
            <text:p>0</text:p>
          </table:table-cell>
          <table:table-cell table:formula="of:=IF(AND([.$E18]=[.AX$1];[.$H18]=&quot;RDC&quot;;[.$B18]&gt;0);[.$B18];0)+IF(AND([.$N18]=[.AX$1];[.$Q18]=&quot;RDC&quot;;[.$K18]&gt;0);[.$K18];0)" office:value-type="float" office:value="0" calcext:value-type="float">
            <text:p>0</text:p>
          </table:table-cell>
          <table:table-cell table:formula="of:=IF(AND([.$E18]=[.AY$1];[.$H18]=&quot;RDC&quot;;[.$B18]&gt;0);[.$B18];0)+IF(AND([.$N18]=[.AY$1];[.$Q18]=&quot;RDC&quot;;[.$K18]&gt;0);[.$K18];0)" office:value-type="float" office:value="0" calcext:value-type="float">
            <text:p>0</text:p>
          </table:table-cell>
          <table:table-cell table:formula="of:=IF(AND([.$E18]=[.AZ$1];[.$H18]=&quot;RDC&quot;;[.$B18]&gt;0);[.$B18];0)+IF(AND([.$N18]=[.AZ$1];[.$Q18]=&quot;RDC&quot;;[.$K18]&gt;0);[.$K18];0)" office:value-type="float" office:value="0" calcext:value-type="float">
            <text:p>0</text:p>
          </table:table-cell>
          <table:table-cell table:formula="of:=IF(AND([.$E18]=[.BA$1];[.$H18]=&quot;RDC&quot;;[.$B18]&gt;0);[.$B18];0)+IF(AND([.$N18]=[.BA$1];[.$Q18]=&quot;RDC&quot;;[.$K18]&gt;0);[.$K18];0)" office:value-type="float" office:value="0" calcext:value-type="float">
            <text:p>0</text:p>
          </table:table-cell>
          <table:table-cell table:formula="of:=IF(AND([.$E18]=[.BB$1];[.$H18]=&quot;RDC&quot;;[.$B18]&gt;0);[.$B18];0)+IF(AND([.$N18]=[.BB$1];[.$Q18]=&quot;RDC&quot;;[.$K18]&gt;0);[.$K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4.59" calcext:value-type="float">
            <text:p>4,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$E19]=[.Z$1];[.$H19]=&quot;DC&quot;;[.$B19]&gt;0);[.$B19];0)+IF(AND([.$N19]=[.Z$1];[.$Q19]=&quot;DC&quot;;[.$K19]&gt;0);[.$K19];0)" office:value-type="float" office:value="0" calcext:value-type="float">
            <text:p>0</text:p>
          </table:table-cell>
          <table:table-cell table:formula="of:=IF(AND([.$E19]=[.AA$1];[.$H19]=&quot;DC&quot;;[.$B19]&gt;0);[.$B19];0)+IF(AND([.$N19]=[.AA$1];[.$Q19]=&quot;DC&quot;;[.$K19]&gt;0);[.$K19];0)" office:value-type="float" office:value="0" calcext:value-type="float">
            <text:p>0</text:p>
          </table:table-cell>
          <table:table-cell table:formula="of:=IF(AND([.$E19]=[.AB$1];[.$H19]=&quot;DC&quot;;[.$B19]&gt;0);[.$B19];0)+IF(AND([.$N19]=[.AB$1];[.$Q19]=&quot;DC&quot;;[.$K19]&gt;0);[.$K19];0)" office:value-type="float" office:value="0" calcext:value-type="float">
            <text:p>0</text:p>
          </table:table-cell>
          <table:table-cell table:formula="of:=IF(AND([.$E19]=[.AC$1];[.$H19]=&quot;DC&quot;;[.$B19]&gt;0);[.$B19];0)+IF(AND([.$N19]=[.AC$1];[.$Q19]=&quot;DC&quot;;[.$K19]&gt;0);[.$K19];0)" office:value-type="float" office:value="0" calcext:value-type="float">
            <text:p>0</text:p>
          </table:table-cell>
          <table:table-cell table:formula="of:=IF(AND([.$E19]=[.AD$1];[.$H19]=&quot;DC&quot;;[.$B19]&gt;0);[.$B19];0)+IF(AND([.$N19]=[.AD$1];[.$Q19]=&quot;DC&quot;;[.$K19]&gt;0);[.$K19];0)" office:value-type="float" office:value="0" calcext:value-type="float">
            <text:p>0</text:p>
          </table:table-cell>
          <table:table-cell table:formula="of:=IF(AND([.$E19]=[.AE$1];[.$H19]=&quot;DC&quot;;[.$B19]&gt;0);[.$B19];0)+IF(AND([.$N19]=[.AE$1];[.$Q19]=&quot;DC&quot;;[.$K19]&gt;0);[.$K19];0)" office:value-type="float" office:value="0" calcext:value-type="float">
            <text:p>0</text:p>
          </table:table-cell>
          <table:table-cell table:formula="of:=IF(AND([.$E19]=[.AF$1];[.$H19]=&quot;DC&quot;;[.$B19]&gt;0);[.$B19];0)+IF(AND([.$N19]=[.AF$1];[.$Q19]=&quot;DC&quot;;[.$K19]&gt;0);[.$K19];0)" office:value-type="float" office:value="0" calcext:value-type="float">
            <text:p>0</text:p>
          </table:table-cell>
          <table:table-cell table:formula="of:=IF(AND([.$E19]=[.AG$1];[.$H19]=&quot;DC&quot;;[.$B19]&gt;0);[.$B19];0)+IF(AND([.$N19]=[.AG$1];[.$Q19]=&quot;DC&quot;;[.$K19]&gt;0);[.$K19];0)" office:value-type="float" office:value="0" calcext:value-type="float">
            <text:p>0</text:p>
          </table:table-cell>
          <table:table-cell table:formula="of:=IF(AND([.$E19]=[.AH$1];[.$H19]=&quot;DC&quot;;[.$B19]&gt;0);[.$B19];0)+IF(AND([.$N19]=[.AH$1];[.$Q19]=&quot;DC&quot;;[.$K19]&gt;0);[.$K19];0)" office:value-type="float" office:value="0" calcext:value-type="float">
            <text:p>0</text:p>
          </table:table-cell>
          <table:table-cell/>
          <table:table-cell table:formula="of:=IF(AND([.$E19]=[.AJ$1];[.$H19]=&quot;ADC&quot;;[.$B19]&gt;0);[.$B19];0)+IF(AND([.$N19]=[.AJ$1];[.$Q19]=&quot;ADC&quot;;[.$K19]&gt;0);[.$K19];0)" office:value-type="float" office:value="0" calcext:value-type="float">
            <text:p>0</text:p>
          </table:table-cell>
          <table:table-cell table:formula="of:=IF(AND([.$E19]=[.AK$1];[.$H19]=&quot;ADC&quot;;[.$B19]&gt;0);[.$B19];0)+IF(AND([.$N19]=[.AK$1];[.$Q19]=&quot;ADC&quot;;[.$K19]&gt;0);[.$K19];0)" office:value-type="float" office:value="0" calcext:value-type="float">
            <text:p>0</text:p>
          </table:table-cell>
          <table:table-cell table:formula="of:=IF(AND([.$E19]=[.AL$1];[.$H19]=&quot;ADC&quot;;[.$B19]&gt;0);[.$B19];0)+IF(AND([.$N19]=[.AL$1];[.$Q19]=&quot;ADC&quot;;[.$K19]&gt;0);[.$K19];0)" office:value-type="float" office:value="0" calcext:value-type="float">
            <text:p>0</text:p>
          </table:table-cell>
          <table:table-cell table:formula="of:=IF(AND([.$E19]=[.AM$1];[.$H19]=&quot;ADC&quot;;[.$B19]&gt;0);[.$B19];0)+IF(AND([.$N19]=[.AM$1];[.$Q19]=&quot;ADC&quot;;[.$K19]&gt;0);[.$K19];0)" office:value-type="float" office:value="0" calcext:value-type="float">
            <text:p>0</text:p>
          </table:table-cell>
          <table:table-cell table:formula="of:=IF(AND([.$E19]=[.AN$1];[.$H19]=&quot;ADC&quot;;[.$B19]&gt;0);[.$B19];0)+IF(AND([.$N19]=[.AN$1];[.$Q19]=&quot;ADC&quot;;[.$K19]&gt;0);[.$K19];0)" office:value-type="float" office:value="0" calcext:value-type="float">
            <text:p>0</text:p>
          </table:table-cell>
          <table:table-cell table:formula="of:=IF(AND([.$E19]=[.AO$1];[.$H19]=&quot;ADC&quot;;[.$B19]&gt;0);[.$B19];0)+IF(AND([.$N19]=[.AO$1];[.$Q19]=&quot;ADC&quot;;[.$K19]&gt;0);[.$K19];0)" office:value-type="float" office:value="0" calcext:value-type="float">
            <text:p>0</text:p>
          </table:table-cell>
          <table:table-cell table:formula="of:=IF(AND([.$E19]=[.AP$1];[.$H19]=&quot;ADC&quot;;[.$B19]&gt;0);[.$B19];0)+IF(AND([.$N19]=[.AP$1];[.$Q19]=&quot;ADC&quot;;[.$K19]&gt;0);[.$K19];0)" office:value-type="float" office:value="0" calcext:value-type="float">
            <text:p>0</text:p>
          </table:table-cell>
          <table:table-cell table:formula="of:=IF(AND([.$E19]=[.AQ$1];[.$H19]=&quot;ADC&quot;;[.$B19]&gt;0);[.$B19];0)+IF(AND([.$N19]=[.AQ$1];[.$Q19]=&quot;ADC&quot;;[.$K19]&gt;0);[.$K19];0)" office:value-type="float" office:value="0" calcext:value-type="float">
            <text:p>0</text:p>
          </table:table-cell>
          <table:table-cell table:formula="of:=IF(AND([.$E19]=[.AR$1];[.$H19]=&quot;ADC&quot;;[.$B19]&gt;0);[.$B19];0)+IF(AND([.$N19]=[.AR$1];[.$Q19]=&quot;ADC&quot;;[.$K19]&gt;0);[.$K19];0)" office:value-type="float" office:value="0" calcext:value-type="float">
            <text:p>0</text:p>
          </table:table-cell>
          <table:table-cell/>
          <table:table-cell table:formula="of:=IF(AND([.$E19]=[.AT$1];[.$H19]=&quot;RDC&quot;;[.$B19]&gt;0);[.$B19];0)+IF(AND([.$N19]=[.AT$1];[.$Q19]=&quot;RDC&quot;;[.$K19]&gt;0);[.$K19];0)" office:value-type="float" office:value="0" calcext:value-type="float">
            <text:p>0</text:p>
          </table:table-cell>
          <table:table-cell table:formula="of:=IF(AND([.$E19]=[.AU$1];[.$H19]=&quot;RDC&quot;;[.$B19]&gt;0);[.$B19];0)+IF(AND([.$N19]=[.AU$1];[.$Q19]=&quot;RDC&quot;;[.$K19]&gt;0);[.$K19];0)" office:value-type="float" office:value="0" calcext:value-type="float">
            <text:p>0</text:p>
          </table:table-cell>
          <table:table-cell table:formula="of:=IF(AND([.$E19]=[.AV$1];[.$H19]=&quot;RDC&quot;;[.$B19]&gt;0);[.$B19];0)+IF(AND([.$N19]=[.AV$1];[.$Q19]=&quot;RDC&quot;;[.$K19]&gt;0);[.$K19];0)" office:value-type="float" office:value="0" calcext:value-type="float">
            <text:p>0</text:p>
          </table:table-cell>
          <table:table-cell table:formula="of:=IF(AND([.$E19]=[.AW$1];[.$H19]=&quot;RDC&quot;;[.$B19]&gt;0);[.$B19];0)+IF(AND([.$N19]=[.AW$1];[.$Q19]=&quot;RDC&quot;;[.$K19]&gt;0);[.$K19];0)" office:value-type="float" office:value="0" calcext:value-type="float">
            <text:p>0</text:p>
          </table:table-cell>
          <table:table-cell table:formula="of:=IF(AND([.$E19]=[.AX$1];[.$H19]=&quot;RDC&quot;;[.$B19]&gt;0);[.$B19];0)+IF(AND([.$N19]=[.AX$1];[.$Q19]=&quot;RDC&quot;;[.$K19]&gt;0);[.$K19];0)" office:value-type="float" office:value="0" calcext:value-type="float">
            <text:p>0</text:p>
          </table:table-cell>
          <table:table-cell table:formula="of:=IF(AND([.$E19]=[.AY$1];[.$H19]=&quot;RDC&quot;;[.$B19]&gt;0);[.$B19];0)+IF(AND([.$N19]=[.AY$1];[.$Q19]=&quot;RDC&quot;;[.$K19]&gt;0);[.$K19];0)" office:value-type="float" office:value="0" calcext:value-type="float">
            <text:p>0</text:p>
          </table:table-cell>
          <table:table-cell table:formula="of:=IF(AND([.$E19]=[.AZ$1];[.$H19]=&quot;RDC&quot;;[.$B19]&gt;0);[.$B19];0)+IF(AND([.$N19]=[.AZ$1];[.$Q19]=&quot;RDC&quot;;[.$K19]&gt;0);[.$K19];0)" office:value-type="float" office:value="0" calcext:value-type="float">
            <text:p>0</text:p>
          </table:table-cell>
          <table:table-cell table:formula="of:=IF(AND([.$E19]=[.BA$1];[.$H19]=&quot;RDC&quot;;[.$B19]&gt;0);[.$B19];0)+IF(AND([.$N19]=[.BA$1];[.$Q19]=&quot;RDC&quot;;[.$K19]&gt;0);[.$K19];0)" office:value-type="float" office:value="0" calcext:value-type="float">
            <text:p>0</text:p>
          </table:table-cell>
          <table:table-cell table:formula="of:=IF(AND([.$E19]=[.BB$1];[.$H19]=&quot;RDC&quot;;[.$B19]&gt;0);[.$B19];0)+IF(AND([.$N19]=[.BB$1];[.$Q19]=&quot;RDC&quot;;[.$K19]&gt;0);[.$K19];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0]=[.Z$1];[.$H20]=&quot;DC&quot;;[.$B20]&gt;0);[.$B20];0)+IF(AND([.$N20]=[.Z$1];[.$Q20]=&quot;DC&quot;;[.$K20]&gt;0);[.$K20];0)" office:value-type="float" office:value="0" calcext:value-type="float">
            <text:p>0</text:p>
          </table:table-cell>
          <table:table-cell table:formula="of:=IF(AND([.$E20]=[.AA$1];[.$H20]=&quot;DC&quot;;[.$B20]&gt;0);[.$B20];0)+IF(AND([.$N20]=[.AA$1];[.$Q20]=&quot;DC&quot;;[.$K20]&gt;0);[.$K20];0)" office:value-type="float" office:value="0.05" calcext:value-type="float">
            <text:p>0,05</text:p>
          </table:table-cell>
          <table:table-cell table:formula="of:=IF(AND([.$E20]=[.AB$1];[.$H20]=&quot;DC&quot;;[.$B20]&gt;0);[.$B20];0)+IF(AND([.$N20]=[.AB$1];[.$Q20]=&quot;DC&quot;;[.$K20]&gt;0);[.$K20];0)" office:value-type="float" office:value="0" calcext:value-type="float">
            <text:p>0</text:p>
          </table:table-cell>
          <table:table-cell table:formula="of:=IF(AND([.$E20]=[.AC$1];[.$H20]=&quot;DC&quot;;[.$B20]&gt;0);[.$B20];0)+IF(AND([.$N20]=[.AC$1];[.$Q20]=&quot;DC&quot;;[.$K20]&gt;0);[.$K20];0)" office:value-type="float" office:value="0" calcext:value-type="float">
            <text:p>0</text:p>
          </table:table-cell>
          <table:table-cell table:formula="of:=IF(AND([.$E20]=[.AD$1];[.$H20]=&quot;DC&quot;;[.$B20]&gt;0);[.$B20];0)+IF(AND([.$N20]=[.AD$1];[.$Q20]=&quot;DC&quot;;[.$K20]&gt;0);[.$K20];0)" office:value-type="float" office:value="0" calcext:value-type="float">
            <text:p>0</text:p>
          </table:table-cell>
          <table:table-cell table:formula="of:=IF(AND([.$E20]=[.AE$1];[.$H20]=&quot;DC&quot;;[.$B20]&gt;0);[.$B20];0)+IF(AND([.$N20]=[.AE$1];[.$Q20]=&quot;DC&quot;;[.$K20]&gt;0);[.$K20];0)" office:value-type="float" office:value="0" calcext:value-type="float">
            <text:p>0</text:p>
          </table:table-cell>
          <table:table-cell table:formula="of:=IF(AND([.$E20]=[.AF$1];[.$H20]=&quot;DC&quot;;[.$B20]&gt;0);[.$B20];0)+IF(AND([.$N20]=[.AF$1];[.$Q20]=&quot;DC&quot;;[.$K20]&gt;0);[.$K20];0)" office:value-type="float" office:value="0" calcext:value-type="float">
            <text:p>0</text:p>
          </table:table-cell>
          <table:table-cell table:formula="of:=IF(AND([.$E20]=[.AG$1];[.$H20]=&quot;DC&quot;;[.$B20]&gt;0);[.$B20];0)+IF(AND([.$N20]=[.AG$1];[.$Q20]=&quot;DC&quot;;[.$K20]&gt;0);[.$K20];0)" office:value-type="float" office:value="0" calcext:value-type="float">
            <text:p>0</text:p>
          </table:table-cell>
          <table:table-cell table:formula="of:=IF(AND([.$E20]=[.AH$1];[.$H20]=&quot;DC&quot;;[.$B20]&gt;0);[.$B20];0)+IF(AND([.$N20]=[.AH$1];[.$Q20]=&quot;DC&quot;;[.$K20]&gt;0);[.$K20];0)" office:value-type="float" office:value="1.5" calcext:value-type="float">
            <text:p>1,5</text:p>
          </table:table-cell>
          <table:table-cell/>
          <table:table-cell table:formula="of:=IF(AND([.$E20]=[.AJ$1];[.$H20]=&quot;ADC&quot;;[.$B20]&gt;0);[.$B20];0)+IF(AND([.$N20]=[.AJ$1];[.$Q20]=&quot;ADC&quot;;[.$K20]&gt;0);[.$K20];0)" office:value-type="float" office:value="0" calcext:value-type="float">
            <text:p>0</text:p>
          </table:table-cell>
          <table:table-cell table:formula="of:=IF(AND([.$E20]=[.AK$1];[.$H20]=&quot;ADC&quot;;[.$B20]&gt;0);[.$B20];0)+IF(AND([.$N20]=[.AK$1];[.$Q20]=&quot;ADC&quot;;[.$K20]&gt;0);[.$K20];0)" office:value-type="float" office:value="0" calcext:value-type="float">
            <text:p>0</text:p>
          </table:table-cell>
          <table:table-cell table:formula="of:=IF(AND([.$E20]=[.AL$1];[.$H20]=&quot;ADC&quot;;[.$B20]&gt;0);[.$B20];0)+IF(AND([.$N20]=[.AL$1];[.$Q20]=&quot;ADC&quot;;[.$K20]&gt;0);[.$K20];0)" office:value-type="float" office:value="0" calcext:value-type="float">
            <text:p>0</text:p>
          </table:table-cell>
          <table:table-cell table:formula="of:=IF(AND([.$E20]=[.AM$1];[.$H20]=&quot;ADC&quot;;[.$B20]&gt;0);[.$B20];0)+IF(AND([.$N20]=[.AM$1];[.$Q20]=&quot;ADC&quot;;[.$K20]&gt;0);[.$K20];0)" office:value-type="float" office:value="0" calcext:value-type="float">
            <text:p>0</text:p>
          </table:table-cell>
          <table:table-cell table:formula="of:=IF(AND([.$E20]=[.AN$1];[.$H20]=&quot;ADC&quot;;[.$B20]&gt;0);[.$B20];0)+IF(AND([.$N20]=[.AN$1];[.$Q20]=&quot;ADC&quot;;[.$K20]&gt;0);[.$K20];0)" office:value-type="float" office:value="0" calcext:value-type="float">
            <text:p>0</text:p>
          </table:table-cell>
          <table:table-cell table:formula="of:=IF(AND([.$E20]=[.AO$1];[.$H20]=&quot;ADC&quot;;[.$B20]&gt;0);[.$B20];0)+IF(AND([.$N20]=[.AO$1];[.$Q20]=&quot;ADC&quot;;[.$K20]&gt;0);[.$K20];0)" office:value-type="float" office:value="0" calcext:value-type="float">
            <text:p>0</text:p>
          </table:table-cell>
          <table:table-cell table:formula="of:=IF(AND([.$E20]=[.AP$1];[.$H20]=&quot;ADC&quot;;[.$B20]&gt;0);[.$B20];0)+IF(AND([.$N20]=[.AP$1];[.$Q20]=&quot;ADC&quot;;[.$K20]&gt;0);[.$K20];0)" office:value-type="float" office:value="0" calcext:value-type="float">
            <text:p>0</text:p>
          </table:table-cell>
          <table:table-cell table:formula="of:=IF(AND([.$E20]=[.AQ$1];[.$H20]=&quot;ADC&quot;;[.$B20]&gt;0);[.$B20];0)+IF(AND([.$N20]=[.AQ$1];[.$Q20]=&quot;ADC&quot;;[.$K20]&gt;0);[.$K20];0)" office:value-type="float" office:value="0" calcext:value-type="float">
            <text:p>0</text:p>
          </table:table-cell>
          <table:table-cell table:formula="of:=IF(AND([.$E20]=[.AR$1];[.$H20]=&quot;ADC&quot;;[.$B20]&gt;0);[.$B20];0)+IF(AND([.$N20]=[.AR$1];[.$Q20]=&quot;ADC&quot;;[.$K20]&gt;0);[.$K20];0)" office:value-type="float" office:value="0" calcext:value-type="float">
            <text:p>0</text:p>
          </table:table-cell>
          <table:table-cell/>
          <table:table-cell table:formula="of:=IF(AND([.$E20]=[.AT$1];[.$H20]=&quot;RDC&quot;;[.$B20]&gt;0);[.$B20];0)+IF(AND([.$N20]=[.AT$1];[.$Q20]=&quot;RDC&quot;;[.$K20]&gt;0);[.$K20];0)" office:value-type="float" office:value="0" calcext:value-type="float">
            <text:p>0</text:p>
          </table:table-cell>
          <table:table-cell table:formula="of:=IF(AND([.$E20]=[.AU$1];[.$H20]=&quot;RDC&quot;;[.$B20]&gt;0);[.$B20];0)+IF(AND([.$N20]=[.AU$1];[.$Q20]=&quot;RDC&quot;;[.$K20]&gt;0);[.$K20];0)" office:value-type="float" office:value="0" calcext:value-type="float">
            <text:p>0</text:p>
          </table:table-cell>
          <table:table-cell table:formula="of:=IF(AND([.$E20]=[.AV$1];[.$H20]=&quot;RDC&quot;;[.$B20]&gt;0);[.$B20];0)+IF(AND([.$N20]=[.AV$1];[.$Q20]=&quot;RDC&quot;;[.$K20]&gt;0);[.$K20];0)" office:value-type="float" office:value="0" calcext:value-type="float">
            <text:p>0</text:p>
          </table:table-cell>
          <table:table-cell table:formula="of:=IF(AND([.$E20]=[.AW$1];[.$H20]=&quot;RDC&quot;;[.$B20]&gt;0);[.$B20];0)+IF(AND([.$N20]=[.AW$1];[.$Q20]=&quot;RDC&quot;;[.$K20]&gt;0);[.$K20];0)" office:value-type="float" office:value="0" calcext:value-type="float">
            <text:p>0</text:p>
          </table:table-cell>
          <table:table-cell table:formula="of:=IF(AND([.$E20]=[.AX$1];[.$H20]=&quot;RDC&quot;;[.$B20]&gt;0);[.$B20];0)+IF(AND([.$N20]=[.AX$1];[.$Q20]=&quot;RDC&quot;;[.$K20]&gt;0);[.$K20];0)" office:value-type="float" office:value="0" calcext:value-type="float">
            <text:p>0</text:p>
          </table:table-cell>
          <table:table-cell table:formula="of:=IF(AND([.$E20]=[.AY$1];[.$H20]=&quot;RDC&quot;;[.$B20]&gt;0);[.$B20];0)+IF(AND([.$N20]=[.AY$1];[.$Q20]=&quot;RDC&quot;;[.$K20]&gt;0);[.$K20];0)" office:value-type="float" office:value="0" calcext:value-type="float">
            <text:p>0</text:p>
          </table:table-cell>
          <table:table-cell table:formula="of:=IF(AND([.$E20]=[.AZ$1];[.$H20]=&quot;RDC&quot;;[.$B20]&gt;0);[.$B20];0)+IF(AND([.$N20]=[.AZ$1];[.$Q20]=&quot;RDC&quot;;[.$K20]&gt;0);[.$K20];0)" office:value-type="float" office:value="0" calcext:value-type="float">
            <text:p>0</text:p>
          </table:table-cell>
          <table:table-cell table:formula="of:=IF(AND([.$E20]=[.BA$1];[.$H20]=&quot;RDC&quot;;[.$B20]&gt;0);[.$B20];0)+IF(AND([.$N20]=[.BA$1];[.$Q20]=&quot;RDC&quot;;[.$K20]&gt;0);[.$K20];0)" office:value-type="float" office:value="0" calcext:value-type="float">
            <text:p>0</text:p>
          </table:table-cell>
          <table:table-cell table:formula="of:=IF(AND([.$E20]=[.BB$1];[.$H20]=&quot;RDC&quot;;[.$B20]&gt;0);[.$B20];0)+IF(AND([.$N20]=[.BB$1];[.$Q20]=&quot;RDC&quot;;[.$K20]&gt;0);[.$K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IF(AND([.$E21]=[.Z$1];[.$H21]=&quot;DC&quot;;[.$B21]&gt;0);[.$B21];0)+IF(AND([.$N21]=[.Z$1];[.$Q21]=&quot;DC&quot;;[.$K21]&gt;0);[.$K21];0)" office:value-type="float" office:value="0" calcext:value-type="float">
            <text:p>0</text:p>
          </table:table-cell>
          <table:table-cell table:formula="of:=IF(AND([.$E21]=[.AA$1];[.$H21]=&quot;DC&quot;;[.$B21]&gt;0);[.$B21];0)+IF(AND([.$N21]=[.AA$1];[.$Q21]=&quot;DC&quot;;[.$K21]&gt;0);[.$K21];0)" office:value-type="float" office:value="0" calcext:value-type="float">
            <text:p>0</text:p>
          </table:table-cell>
          <table:table-cell table:formula="of:=IF(AND([.$E21]=[.AB$1];[.$H21]=&quot;DC&quot;;[.$B21]&gt;0);[.$B21];0)+IF(AND([.$N21]=[.AB$1];[.$Q21]=&quot;DC&quot;;[.$K21]&gt;0);[.$K21];0)" office:value-type="float" office:value="0" calcext:value-type="float">
            <text:p>0</text:p>
          </table:table-cell>
          <table:table-cell table:formula="of:=IF(AND([.$E21]=[.AC$1];[.$H21]=&quot;DC&quot;;[.$B21]&gt;0);[.$B21];0)+IF(AND([.$N21]=[.AC$1];[.$Q21]=&quot;DC&quot;;[.$K21]&gt;0);[.$K21];0)" office:value-type="float" office:value="0" calcext:value-type="float">
            <text:p>0</text:p>
          </table:table-cell>
          <table:table-cell table:formula="of:=IF(AND([.$E21]=[.AD$1];[.$H21]=&quot;DC&quot;;[.$B21]&gt;0);[.$B21];0)+IF(AND([.$N21]=[.AD$1];[.$Q21]=&quot;DC&quot;;[.$K21]&gt;0);[.$K21];0)" office:value-type="float" office:value="0" calcext:value-type="float">
            <text:p>0</text:p>
          </table:table-cell>
          <table:table-cell table:formula="of:=IF(AND([.$E21]=[.AE$1];[.$H21]=&quot;DC&quot;;[.$B21]&gt;0);[.$B21];0)+IF(AND([.$N21]=[.AE$1];[.$Q21]=&quot;DC&quot;;[.$K21]&gt;0);[.$K21];0)" office:value-type="float" office:value="0" calcext:value-type="float">
            <text:p>0</text:p>
          </table:table-cell>
          <table:table-cell table:formula="of:=IF(AND([.$E21]=[.AF$1];[.$H21]=&quot;DC&quot;;[.$B21]&gt;0);[.$B21];0)+IF(AND([.$N21]=[.AF$1];[.$Q21]=&quot;DC&quot;;[.$K21]&gt;0);[.$K21];0)" office:value-type="float" office:value="0" calcext:value-type="float">
            <text:p>0</text:p>
          </table:table-cell>
          <table:table-cell table:formula="of:=IF(AND([.$E21]=[.AG$1];[.$H21]=&quot;DC&quot;;[.$B21]&gt;0);[.$B21];0)+IF(AND([.$N21]=[.AG$1];[.$Q21]=&quot;DC&quot;;[.$K21]&gt;0);[.$K21];0)" office:value-type="float" office:value="0" calcext:value-type="float">
            <text:p>0</text:p>
          </table:table-cell>
          <table:table-cell table:formula="of:=IF(AND([.$E21]=[.AH$1];[.$H21]=&quot;DC&quot;;[.$B21]&gt;0);[.$B21];0)+IF(AND([.$N21]=[.AH$1];[.$Q21]=&quot;DC&quot;;[.$K21]&gt;0);[.$K21];0)" office:value-type="float" office:value="0" calcext:value-type="float">
            <text:p>0</text:p>
          </table:table-cell>
          <table:table-cell/>
          <table:table-cell table:formula="of:=IF(AND([.$E21]=[.AJ$1];[.$H21]=&quot;ADC&quot;;[.$B21]&gt;0);[.$B21];0)+IF(AND([.$N21]=[.AJ$1];[.$Q21]=&quot;ADC&quot;;[.$K21]&gt;0);[.$K21];0)" office:value-type="float" office:value="0" calcext:value-type="float">
            <text:p>0</text:p>
          </table:table-cell>
          <table:table-cell table:formula="of:=IF(AND([.$E21]=[.AK$1];[.$H21]=&quot;ADC&quot;;[.$B21]&gt;0);[.$B21];0)+IF(AND([.$N21]=[.AK$1];[.$Q21]=&quot;ADC&quot;;[.$K21]&gt;0);[.$K21];0)" office:value-type="float" office:value="0" calcext:value-type="float">
            <text:p>0</text:p>
          </table:table-cell>
          <table:table-cell table:formula="of:=IF(AND([.$E21]=[.AL$1];[.$H21]=&quot;ADC&quot;;[.$B21]&gt;0);[.$B21];0)+IF(AND([.$N21]=[.AL$1];[.$Q21]=&quot;ADC&quot;;[.$K21]&gt;0);[.$K21];0)" office:value-type="float" office:value="0" calcext:value-type="float">
            <text:p>0</text:p>
          </table:table-cell>
          <table:table-cell table:formula="of:=IF(AND([.$E21]=[.AM$1];[.$H21]=&quot;ADC&quot;;[.$B21]&gt;0);[.$B21];0)+IF(AND([.$N21]=[.AM$1];[.$Q21]=&quot;ADC&quot;;[.$K21]&gt;0);[.$K21];0)" office:value-type="float" office:value="0" calcext:value-type="float">
            <text:p>0</text:p>
          </table:table-cell>
          <table:table-cell table:formula="of:=IF(AND([.$E21]=[.AN$1];[.$H21]=&quot;ADC&quot;;[.$B21]&gt;0);[.$B21];0)+IF(AND([.$N21]=[.AN$1];[.$Q21]=&quot;ADC&quot;;[.$K21]&gt;0);[.$K21];0)" office:value-type="float" office:value="0" calcext:value-type="float">
            <text:p>0</text:p>
          </table:table-cell>
          <table:table-cell table:formula="of:=IF(AND([.$E21]=[.AO$1];[.$H21]=&quot;ADC&quot;;[.$B21]&gt;0);[.$B21];0)+IF(AND([.$N21]=[.AO$1];[.$Q21]=&quot;ADC&quot;;[.$K21]&gt;0);[.$K21];0)" office:value-type="float" office:value="0" calcext:value-type="float">
            <text:p>0</text:p>
          </table:table-cell>
          <table:table-cell table:formula="of:=IF(AND([.$E21]=[.AP$1];[.$H21]=&quot;ADC&quot;;[.$B21]&gt;0);[.$B21];0)+IF(AND([.$N21]=[.AP$1];[.$Q21]=&quot;ADC&quot;;[.$K21]&gt;0);[.$K21];0)" office:value-type="float" office:value="0" calcext:value-type="float">
            <text:p>0</text:p>
          </table:table-cell>
          <table:table-cell table:formula="of:=IF(AND([.$E21]=[.AQ$1];[.$H21]=&quot;ADC&quot;;[.$B21]&gt;0);[.$B21];0)+IF(AND([.$N21]=[.AQ$1];[.$Q21]=&quot;ADC&quot;;[.$K21]&gt;0);[.$K21];0)" office:value-type="float" office:value="0" calcext:value-type="float">
            <text:p>0</text:p>
          </table:table-cell>
          <table:table-cell table:formula="of:=IF(AND([.$E21]=[.AR$1];[.$H21]=&quot;ADC&quot;;[.$B21]&gt;0);[.$B21];0)+IF(AND([.$N21]=[.AR$1];[.$Q21]=&quot;ADC&quot;;[.$K21]&gt;0);[.$K21];0)" office:value-type="float" office:value="0" calcext:value-type="float">
            <text:p>0</text:p>
          </table:table-cell>
          <table:table-cell/>
          <table:table-cell table:formula="of:=IF(AND([.$E21]=[.AT$1];[.$H21]=&quot;RDC&quot;;[.$B21]&gt;0);[.$B21];0)+IF(AND([.$N21]=[.AT$1];[.$Q21]=&quot;RDC&quot;;[.$K21]&gt;0);[.$K21];0)" office:value-type="float" office:value="0" calcext:value-type="float">
            <text:p>0</text:p>
          </table:table-cell>
          <table:table-cell table:formula="of:=IF(AND([.$E21]=[.AU$1];[.$H21]=&quot;RDC&quot;;[.$B21]&gt;0);[.$B21];0)+IF(AND([.$N21]=[.AU$1];[.$Q21]=&quot;RDC&quot;;[.$K21]&gt;0);[.$K21];0)" office:value-type="float" office:value="0" calcext:value-type="float">
            <text:p>0</text:p>
          </table:table-cell>
          <table:table-cell table:formula="of:=IF(AND([.$E21]=[.AV$1];[.$H21]=&quot;RDC&quot;;[.$B21]&gt;0);[.$B21];0)+IF(AND([.$N21]=[.AV$1];[.$Q21]=&quot;RDC&quot;;[.$K21]&gt;0);[.$K21];0)" office:value-type="float" office:value="0" calcext:value-type="float">
            <text:p>0</text:p>
          </table:table-cell>
          <table:table-cell table:formula="of:=IF(AND([.$E21]=[.AW$1];[.$H21]=&quot;RDC&quot;;[.$B21]&gt;0);[.$B21];0)+IF(AND([.$N21]=[.AW$1];[.$Q21]=&quot;RDC&quot;;[.$K21]&gt;0);[.$K21];0)" office:value-type="float" office:value="0" calcext:value-type="float">
            <text:p>0</text:p>
          </table:table-cell>
          <table:table-cell table:formula="of:=IF(AND([.$E21]=[.AX$1];[.$H21]=&quot;RDC&quot;;[.$B21]&gt;0);[.$B21];0)+IF(AND([.$N21]=[.AX$1];[.$Q21]=&quot;RDC&quot;;[.$K21]&gt;0);[.$K21];0)" office:value-type="float" office:value="0" calcext:value-type="float">
            <text:p>0</text:p>
          </table:table-cell>
          <table:table-cell table:formula="of:=IF(AND([.$E21]=[.AY$1];[.$H21]=&quot;RDC&quot;;[.$B21]&gt;0);[.$B21];0)+IF(AND([.$N21]=[.AY$1];[.$Q21]=&quot;RDC&quot;;[.$K21]&gt;0);[.$K21];0)" office:value-type="float" office:value="0" calcext:value-type="float">
            <text:p>0</text:p>
          </table:table-cell>
          <table:table-cell table:formula="of:=IF(AND([.$E21]=[.AZ$1];[.$H21]=&quot;RDC&quot;;[.$B21]&gt;0);[.$B21];0)+IF(AND([.$N21]=[.AZ$1];[.$Q21]=&quot;RDC&quot;;[.$K21]&gt;0);[.$K21];0)" office:value-type="float" office:value="0" calcext:value-type="float">
            <text:p>0</text:p>
          </table:table-cell>
          <table:table-cell table:formula="of:=IF(AND([.$E21]=[.BA$1];[.$H21]=&quot;RDC&quot;;[.$B21]&gt;0);[.$B21];0)+IF(AND([.$N21]=[.BA$1];[.$Q21]=&quot;RDC&quot;;[.$K21]&gt;0);[.$K21];0)" office:value-type="float" office:value="0" calcext:value-type="float">
            <text:p>0</text:p>
          </table:table-cell>
          <table:table-cell table:formula="of:=IF(AND([.$E21]=[.BB$1];[.$H21]=&quot;RDC&quot;;[.$B21]&gt;0);[.$B21];0)+IF(AND([.$N21]=[.BB$1];[.$Q21]=&quot;RDC&quot;;[.$K21]&gt;0);[.$K21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2]=[.Z$1];[.$H22]=&quot;DC&quot;;[.$B22]&gt;0);[.$B22];0)+IF(AND([.$N22]=[.Z$1];[.$Q22]=&quot;DC&quot;;[.$K22]&gt;0);[.$K22];0)" office:value-type="float" office:value="0" calcext:value-type="float">
            <text:p>0</text:p>
          </table:table-cell>
          <table:table-cell table:formula="of:=IF(AND([.$E22]=[.AA$1];[.$H22]=&quot;DC&quot;;[.$B22]&gt;0);[.$B22];0)+IF(AND([.$N22]=[.AA$1];[.$Q22]=&quot;DC&quot;;[.$K22]&gt;0);[.$K22];0)" office:value-type="float" office:value="0" calcext:value-type="float">
            <text:p>0</text:p>
          </table:table-cell>
          <table:table-cell table:formula="of:=IF(AND([.$E22]=[.AB$1];[.$H22]=&quot;DC&quot;;[.$B22]&gt;0);[.$B22];0)+IF(AND([.$N22]=[.AB$1];[.$Q22]=&quot;DC&quot;;[.$K22]&gt;0);[.$K22];0)" office:value-type="float" office:value="0" calcext:value-type="float">
            <text:p>0</text:p>
          </table:table-cell>
          <table:table-cell table:formula="of:=IF(AND([.$E22]=[.AC$1];[.$H22]=&quot;DC&quot;;[.$B22]&gt;0);[.$B22];0)+IF(AND([.$N22]=[.AC$1];[.$Q22]=&quot;DC&quot;;[.$K22]&gt;0);[.$K22];0)" office:value-type="float" office:value="0" calcext:value-type="float">
            <text:p>0</text:p>
          </table:table-cell>
          <table:table-cell table:formula="of:=IF(AND([.$E22]=[.AD$1];[.$H22]=&quot;DC&quot;;[.$B22]&gt;0);[.$B22];0)+IF(AND([.$N22]=[.AD$1];[.$Q22]=&quot;DC&quot;;[.$K22]&gt;0);[.$K22];0)" office:value-type="float" office:value="0" calcext:value-type="float">
            <text:p>0</text:p>
          </table:table-cell>
          <table:table-cell table:formula="of:=IF(AND([.$E22]=[.AE$1];[.$H22]=&quot;DC&quot;;[.$B22]&gt;0);[.$B22];0)+IF(AND([.$N22]=[.AE$1];[.$Q22]=&quot;DC&quot;;[.$K22]&gt;0);[.$K22];0)" office:value-type="float" office:value="0" calcext:value-type="float">
            <text:p>0</text:p>
          </table:table-cell>
          <table:table-cell table:formula="of:=IF(AND([.$E22]=[.AF$1];[.$H22]=&quot;DC&quot;;[.$B22]&gt;0);[.$B22];0)+IF(AND([.$N22]=[.AF$1];[.$Q22]=&quot;DC&quot;;[.$K22]&gt;0);[.$K22];0)" office:value-type="float" office:value="0" calcext:value-type="float">
            <text:p>0</text:p>
          </table:table-cell>
          <table:table-cell table:formula="of:=IF(AND([.$E22]=[.AG$1];[.$H22]=&quot;DC&quot;;[.$B22]&gt;0);[.$B22];0)+IF(AND([.$N22]=[.AG$1];[.$Q22]=&quot;DC&quot;;[.$K22]&gt;0);[.$K22];0)" office:value-type="float" office:value="0.05" calcext:value-type="float">
            <text:p>0,05</text:p>
          </table:table-cell>
          <table:table-cell table:formula="of:=IF(AND([.$E22]=[.AH$1];[.$H22]=&quot;DC&quot;;[.$B22]&gt;0);[.$B22];0)+IF(AND([.$N22]=[.AH$1];[.$Q22]=&quot;DC&quot;;[.$K22]&gt;0);[.$K22];0)" office:value-type="float" office:value="1.5" calcext:value-type="float">
            <text:p>1,5</text:p>
          </table:table-cell>
          <table:table-cell/>
          <table:table-cell table:formula="of:=IF(AND([.$E22]=[.AJ$1];[.$H22]=&quot;ADC&quot;;[.$B22]&gt;0);[.$B22];0)+IF(AND([.$N22]=[.AJ$1];[.$Q22]=&quot;ADC&quot;;[.$K22]&gt;0);[.$K22];0)" office:value-type="float" office:value="0" calcext:value-type="float">
            <text:p>0</text:p>
          </table:table-cell>
          <table:table-cell table:formula="of:=IF(AND([.$E22]=[.AK$1];[.$H22]=&quot;ADC&quot;;[.$B22]&gt;0);[.$B22];0)+IF(AND([.$N22]=[.AK$1];[.$Q22]=&quot;ADC&quot;;[.$K22]&gt;0);[.$K22];0)" office:value-type="float" office:value="0" calcext:value-type="float">
            <text:p>0</text:p>
          </table:table-cell>
          <table:table-cell table:formula="of:=IF(AND([.$E22]=[.AL$1];[.$H22]=&quot;ADC&quot;;[.$B22]&gt;0);[.$B22];0)+IF(AND([.$N22]=[.AL$1];[.$Q22]=&quot;ADC&quot;;[.$K22]&gt;0);[.$K22];0)" office:value-type="float" office:value="0" calcext:value-type="float">
            <text:p>0</text:p>
          </table:table-cell>
          <table:table-cell table:formula="of:=IF(AND([.$E22]=[.AM$1];[.$H22]=&quot;ADC&quot;;[.$B22]&gt;0);[.$B22];0)+IF(AND([.$N22]=[.AM$1];[.$Q22]=&quot;ADC&quot;;[.$K22]&gt;0);[.$K22];0)" office:value-type="float" office:value="0" calcext:value-type="float">
            <text:p>0</text:p>
          </table:table-cell>
          <table:table-cell table:formula="of:=IF(AND([.$E22]=[.AN$1];[.$H22]=&quot;ADC&quot;;[.$B22]&gt;0);[.$B22];0)+IF(AND([.$N22]=[.AN$1];[.$Q22]=&quot;ADC&quot;;[.$K22]&gt;0);[.$K22];0)" office:value-type="float" office:value="0" calcext:value-type="float">
            <text:p>0</text:p>
          </table:table-cell>
          <table:table-cell table:formula="of:=IF(AND([.$E22]=[.AO$1];[.$H22]=&quot;ADC&quot;;[.$B22]&gt;0);[.$B22];0)+IF(AND([.$N22]=[.AO$1];[.$Q22]=&quot;ADC&quot;;[.$K22]&gt;0);[.$K22];0)" office:value-type="float" office:value="0" calcext:value-type="float">
            <text:p>0</text:p>
          </table:table-cell>
          <table:table-cell table:formula="of:=IF(AND([.$E22]=[.AP$1];[.$H22]=&quot;ADC&quot;;[.$B22]&gt;0);[.$B22];0)+IF(AND([.$N22]=[.AP$1];[.$Q22]=&quot;ADC&quot;;[.$K22]&gt;0);[.$K22];0)" office:value-type="float" office:value="0" calcext:value-type="float">
            <text:p>0</text:p>
          </table:table-cell>
          <table:table-cell table:formula="of:=IF(AND([.$E22]=[.AQ$1];[.$H22]=&quot;ADC&quot;;[.$B22]&gt;0);[.$B22];0)+IF(AND([.$N22]=[.AQ$1];[.$Q22]=&quot;ADC&quot;;[.$K22]&gt;0);[.$K22];0)" office:value-type="float" office:value="0" calcext:value-type="float">
            <text:p>0</text:p>
          </table:table-cell>
          <table:table-cell table:formula="of:=IF(AND([.$E22]=[.AR$1];[.$H22]=&quot;ADC&quot;;[.$B22]&gt;0);[.$B22];0)+IF(AND([.$N22]=[.AR$1];[.$Q22]=&quot;ADC&quot;;[.$K22]&gt;0);[.$K22];0)" office:value-type="float" office:value="0" calcext:value-type="float">
            <text:p>0</text:p>
          </table:table-cell>
          <table:table-cell/>
          <table:table-cell table:formula="of:=IF(AND([.$E22]=[.AT$1];[.$H22]=&quot;RDC&quot;;[.$B22]&gt;0);[.$B22];0)+IF(AND([.$N22]=[.AT$1];[.$Q22]=&quot;RDC&quot;;[.$K22]&gt;0);[.$K22];0)" office:value-type="float" office:value="0" calcext:value-type="float">
            <text:p>0</text:p>
          </table:table-cell>
          <table:table-cell table:formula="of:=IF(AND([.$E22]=[.AU$1];[.$H22]=&quot;RDC&quot;;[.$B22]&gt;0);[.$B22];0)+IF(AND([.$N22]=[.AU$1];[.$Q22]=&quot;RDC&quot;;[.$K22]&gt;0);[.$K22];0)" office:value-type="float" office:value="0" calcext:value-type="float">
            <text:p>0</text:p>
          </table:table-cell>
          <table:table-cell table:formula="of:=IF(AND([.$E22]=[.AV$1];[.$H22]=&quot;RDC&quot;;[.$B22]&gt;0);[.$B22];0)+IF(AND([.$N22]=[.AV$1];[.$Q22]=&quot;RDC&quot;;[.$K22]&gt;0);[.$K22];0)" office:value-type="float" office:value="0" calcext:value-type="float">
            <text:p>0</text:p>
          </table:table-cell>
          <table:table-cell table:formula="of:=IF(AND([.$E22]=[.AW$1];[.$H22]=&quot;RDC&quot;;[.$B22]&gt;0);[.$B22];0)+IF(AND([.$N22]=[.AW$1];[.$Q22]=&quot;RDC&quot;;[.$K22]&gt;0);[.$K22];0)" office:value-type="float" office:value="0" calcext:value-type="float">
            <text:p>0</text:p>
          </table:table-cell>
          <table:table-cell table:formula="of:=IF(AND([.$E22]=[.AX$1];[.$H22]=&quot;RDC&quot;;[.$B22]&gt;0);[.$B22];0)+IF(AND([.$N22]=[.AX$1];[.$Q22]=&quot;RDC&quot;;[.$K22]&gt;0);[.$K22];0)" office:value-type="float" office:value="0" calcext:value-type="float">
            <text:p>0</text:p>
          </table:table-cell>
          <table:table-cell table:formula="of:=IF(AND([.$E22]=[.AY$1];[.$H22]=&quot;RDC&quot;;[.$B22]&gt;0);[.$B22];0)+IF(AND([.$N22]=[.AY$1];[.$Q22]=&quot;RDC&quot;;[.$K22]&gt;0);[.$K22];0)" office:value-type="float" office:value="0" calcext:value-type="float">
            <text:p>0</text:p>
          </table:table-cell>
          <table:table-cell table:formula="of:=IF(AND([.$E22]=[.AZ$1];[.$H22]=&quot;RDC&quot;;[.$B22]&gt;0);[.$B22];0)+IF(AND([.$N22]=[.AZ$1];[.$Q22]=&quot;RDC&quot;;[.$K22]&gt;0);[.$K22];0)" office:value-type="float" office:value="0" calcext:value-type="float">
            <text:p>0</text:p>
          </table:table-cell>
          <table:table-cell table:formula="of:=IF(AND([.$E22]=[.BA$1];[.$H22]=&quot;RDC&quot;;[.$B22]&gt;0);[.$B22];0)+IF(AND([.$N22]=[.BA$1];[.$Q22]=&quot;RDC&quot;;[.$K22]&gt;0);[.$K22];0)" office:value-type="float" office:value="0" calcext:value-type="float">
            <text:p>0</text:p>
          </table:table-cell>
          <table:table-cell table:formula="of:=IF(AND([.$E22]=[.BB$1];[.$H22]=&quot;RDC&quot;;[.$B22]&gt;0);[.$B22];0)+IF(AND([.$N22]=[.BB$1];[.$Q22]=&quot;RDC&quot;;[.$K22]&gt;0);[.$K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IF(AND([.$E23]=[.Z$1];[.$H23]=&quot;DC&quot;;[.$B23]&gt;0);[.$B23];0)+IF(AND([.$N23]=[.Z$1];[.$Q23]=&quot;DC&quot;;[.$K23]&gt;0);[.$K23];0)" office:value-type="float" office:value="0" calcext:value-type="float">
            <text:p>0</text:p>
          </table:table-cell>
          <table:table-cell table:formula="of:=IF(AND([.$E23]=[.AA$1];[.$H23]=&quot;DC&quot;;[.$B23]&gt;0);[.$B23];0)+IF(AND([.$N23]=[.AA$1];[.$Q23]=&quot;DC&quot;;[.$K23]&gt;0);[.$K23];0)" office:value-type="float" office:value="0" calcext:value-type="float">
            <text:p>0</text:p>
          </table:table-cell>
          <table:table-cell table:formula="of:=IF(AND([.$E23]=[.AB$1];[.$H23]=&quot;DC&quot;;[.$B23]&gt;0);[.$B23];0)+IF(AND([.$N23]=[.AB$1];[.$Q23]=&quot;DC&quot;;[.$K23]&gt;0);[.$K23];0)" office:value-type="float" office:value="0" calcext:value-type="float">
            <text:p>0</text:p>
          </table:table-cell>
          <table:table-cell table:formula="of:=IF(AND([.$E23]=[.AC$1];[.$H23]=&quot;DC&quot;;[.$B23]&gt;0);[.$B23];0)+IF(AND([.$N23]=[.AC$1];[.$Q23]=&quot;DC&quot;;[.$K23]&gt;0);[.$K23];0)" office:value-type="float" office:value="0" calcext:value-type="float">
            <text:p>0</text:p>
          </table:table-cell>
          <table:table-cell table:formula="of:=IF(AND([.$E23]=[.AD$1];[.$H23]=&quot;DC&quot;;[.$B23]&gt;0);[.$B23];0)+IF(AND([.$N23]=[.AD$1];[.$Q23]=&quot;DC&quot;;[.$K23]&gt;0);[.$K23];0)" office:value-type="float" office:value="0" calcext:value-type="float">
            <text:p>0</text:p>
          </table:table-cell>
          <table:table-cell table:formula="of:=IF(AND([.$E23]=[.AE$1];[.$H23]=&quot;DC&quot;;[.$B23]&gt;0);[.$B23];0)+IF(AND([.$N23]=[.AE$1];[.$Q23]=&quot;DC&quot;;[.$K23]&gt;0);[.$K23];0)" office:value-type="float" office:value="0" calcext:value-type="float">
            <text:p>0</text:p>
          </table:table-cell>
          <table:table-cell table:formula="of:=IF(AND([.$E23]=[.AF$1];[.$H23]=&quot;DC&quot;;[.$B23]&gt;0);[.$B23];0)+IF(AND([.$N23]=[.AF$1];[.$Q23]=&quot;DC&quot;;[.$K23]&gt;0);[.$K23];0)" office:value-type="float" office:value="0" calcext:value-type="float">
            <text:p>0</text:p>
          </table:table-cell>
          <table:table-cell table:formula="of:=IF(AND([.$E23]=[.AG$1];[.$H23]=&quot;DC&quot;;[.$B23]&gt;0);[.$B23];0)+IF(AND([.$N23]=[.AG$1];[.$Q23]=&quot;DC&quot;;[.$K23]&gt;0);[.$K23];0)" office:value-type="float" office:value="0" calcext:value-type="float">
            <text:p>0</text:p>
          </table:table-cell>
          <table:table-cell table:formula="of:=IF(AND([.$E23]=[.AH$1];[.$H23]=&quot;DC&quot;;[.$B23]&gt;0);[.$B23];0)+IF(AND([.$N23]=[.AH$1];[.$Q23]=&quot;DC&quot;;[.$K23]&gt;0);[.$K23];0)" office:value-type="float" office:value="0" calcext:value-type="float">
            <text:p>0</text:p>
          </table:table-cell>
          <table:table-cell/>
          <table:table-cell table:formula="of:=IF(AND([.$E23]=[.AJ$1];[.$H23]=&quot;ADC&quot;;[.$B23]&gt;0);[.$B23];0)+IF(AND([.$N23]=[.AJ$1];[.$Q23]=&quot;ADC&quot;;[.$K23]&gt;0);[.$K23];0)" office:value-type="float" office:value="0" calcext:value-type="float">
            <text:p>0</text:p>
          </table:table-cell>
          <table:table-cell table:formula="of:=IF(AND([.$E23]=[.AK$1];[.$H23]=&quot;ADC&quot;;[.$B23]&gt;0);[.$B23];0)+IF(AND([.$N23]=[.AK$1];[.$Q23]=&quot;ADC&quot;;[.$K23]&gt;0);[.$K23];0)" office:value-type="float" office:value="0" calcext:value-type="float">
            <text:p>0</text:p>
          </table:table-cell>
          <table:table-cell table:formula="of:=IF(AND([.$E23]=[.AL$1];[.$H23]=&quot;ADC&quot;;[.$B23]&gt;0);[.$B23];0)+IF(AND([.$N23]=[.AL$1];[.$Q23]=&quot;ADC&quot;;[.$K23]&gt;0);[.$K23];0)" office:value-type="float" office:value="0" calcext:value-type="float">
            <text:p>0</text:p>
          </table:table-cell>
          <table:table-cell table:formula="of:=IF(AND([.$E23]=[.AM$1];[.$H23]=&quot;ADC&quot;;[.$B23]&gt;0);[.$B23];0)+IF(AND([.$N23]=[.AM$1];[.$Q23]=&quot;ADC&quot;;[.$K23]&gt;0);[.$K23];0)" office:value-type="float" office:value="0" calcext:value-type="float">
            <text:p>0</text:p>
          </table:table-cell>
          <table:table-cell table:formula="of:=IF(AND([.$E23]=[.AN$1];[.$H23]=&quot;ADC&quot;;[.$B23]&gt;0);[.$B23];0)+IF(AND([.$N23]=[.AN$1];[.$Q23]=&quot;ADC&quot;;[.$K23]&gt;0);[.$K23];0)" office:value-type="float" office:value="0" calcext:value-type="float">
            <text:p>0</text:p>
          </table:table-cell>
          <table:table-cell table:formula="of:=IF(AND([.$E23]=[.AO$1];[.$H23]=&quot;ADC&quot;;[.$B23]&gt;0);[.$B23];0)+IF(AND([.$N23]=[.AO$1];[.$Q23]=&quot;ADC&quot;;[.$K23]&gt;0);[.$K23];0)" office:value-type="float" office:value="0" calcext:value-type="float">
            <text:p>0</text:p>
          </table:table-cell>
          <table:table-cell table:formula="of:=IF(AND([.$E23]=[.AP$1];[.$H23]=&quot;ADC&quot;;[.$B23]&gt;0);[.$B23];0)+IF(AND([.$N23]=[.AP$1];[.$Q23]=&quot;ADC&quot;;[.$K23]&gt;0);[.$K23];0)" office:value-type="float" office:value="0" calcext:value-type="float">
            <text:p>0</text:p>
          </table:table-cell>
          <table:table-cell table:formula="of:=IF(AND([.$E23]=[.AQ$1];[.$H23]=&quot;ADC&quot;;[.$B23]&gt;0);[.$B23];0)+IF(AND([.$N23]=[.AQ$1];[.$Q23]=&quot;ADC&quot;;[.$K23]&gt;0);[.$K23];0)" office:value-type="float" office:value="0" calcext:value-type="float">
            <text:p>0</text:p>
          </table:table-cell>
          <table:table-cell table:formula="of:=IF(AND([.$E23]=[.AR$1];[.$H23]=&quot;ADC&quot;;[.$B23]&gt;0);[.$B23];0)+IF(AND([.$N23]=[.AR$1];[.$Q23]=&quot;ADC&quot;;[.$K23]&gt;0);[.$K23];0)" office:value-type="float" office:value="0" calcext:value-type="float">
            <text:p>0</text:p>
          </table:table-cell>
          <table:table-cell/>
          <table:table-cell table:formula="of:=IF(AND([.$E23]=[.AT$1];[.$H23]=&quot;RDC&quot;;[.$B23]&gt;0);[.$B23];0)+IF(AND([.$N23]=[.AT$1];[.$Q23]=&quot;RDC&quot;;[.$K23]&gt;0);[.$K23];0)" office:value-type="float" office:value="0" calcext:value-type="float">
            <text:p>0</text:p>
          </table:table-cell>
          <table:table-cell table:formula="of:=IF(AND([.$E23]=[.AU$1];[.$H23]=&quot;RDC&quot;;[.$B23]&gt;0);[.$B23];0)+IF(AND([.$N23]=[.AU$1];[.$Q23]=&quot;RDC&quot;;[.$K23]&gt;0);[.$K23];0)" office:value-type="float" office:value="0" calcext:value-type="float">
            <text:p>0</text:p>
          </table:table-cell>
          <table:table-cell table:formula="of:=IF(AND([.$E23]=[.AV$1];[.$H23]=&quot;RDC&quot;;[.$B23]&gt;0);[.$B23];0)+IF(AND([.$N23]=[.AV$1];[.$Q23]=&quot;RDC&quot;;[.$K23]&gt;0);[.$K23];0)" office:value-type="float" office:value="0" calcext:value-type="float">
            <text:p>0</text:p>
          </table:table-cell>
          <table:table-cell table:formula="of:=IF(AND([.$E23]=[.AW$1];[.$H23]=&quot;RDC&quot;;[.$B23]&gt;0);[.$B23];0)+IF(AND([.$N23]=[.AW$1];[.$Q23]=&quot;RDC&quot;;[.$K23]&gt;0);[.$K23];0)" office:value-type="float" office:value="0" calcext:value-type="float">
            <text:p>0</text:p>
          </table:table-cell>
          <table:table-cell table:formula="of:=IF(AND([.$E23]=[.AX$1];[.$H23]=&quot;RDC&quot;;[.$B23]&gt;0);[.$B23];0)+IF(AND([.$N23]=[.AX$1];[.$Q23]=&quot;RDC&quot;;[.$K23]&gt;0);[.$K23];0)" office:value-type="float" office:value="0" calcext:value-type="float">
            <text:p>0</text:p>
          </table:table-cell>
          <table:table-cell table:formula="of:=IF(AND([.$E23]=[.AY$1];[.$H23]=&quot;RDC&quot;;[.$B23]&gt;0);[.$B23];0)+IF(AND([.$N23]=[.AY$1];[.$Q23]=&quot;RDC&quot;;[.$K23]&gt;0);[.$K23];0)" office:value-type="float" office:value="0" calcext:value-type="float">
            <text:p>0</text:p>
          </table:table-cell>
          <table:table-cell table:formula="of:=IF(AND([.$E23]=[.AZ$1];[.$H23]=&quot;RDC&quot;;[.$B23]&gt;0);[.$B23];0)+IF(AND([.$N23]=[.AZ$1];[.$Q23]=&quot;RDC&quot;;[.$K23]&gt;0);[.$K23];0)" office:value-type="float" office:value="0" calcext:value-type="float">
            <text:p>0</text:p>
          </table:table-cell>
          <table:table-cell table:formula="of:=IF(AND([.$E23]=[.BA$1];[.$H23]=&quot;RDC&quot;;[.$B23]&gt;0);[.$B23];0)+IF(AND([.$N23]=[.BA$1];[.$Q23]=&quot;RDC&quot;;[.$K23]&gt;0);[.$K23];0)" office:value-type="float" office:value="0" calcext:value-type="float">
            <text:p>0</text:p>
          </table:table-cell>
          <table:table-cell table:formula="of:=IF(AND([.$E23]=[.BB$1];[.$H23]=&quot;RDC&quot;;[.$B23]&gt;0);[.$B23];0)+IF(AND([.$N23]=[.BB$1];[.$Q23]=&quot;RDC&quot;;[.$K23]&gt;0);[.$K23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.5" calcext:value-type="float">
            <text:p>-1,5</text:p>
          </table:table-cell>
          <table:table-cell office:value-type="float" office:value="-1.23" calcext:value-type="float">
            <text:p>-1,23</text:p>
          </table:table-cell>
          <table:table-cell office:value-type="float" office:value="-0.27" calcext:value-type="float">
            <text:p>-0,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3.64" calcext:value-type="float">
            <text:p>-13,64</text:p>
          </table:table-cell>
          <table:table-cell office:value-type="float" office:value="-1.36" calcext:value-type="float">
            <text:p>-1,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4]=[.Z$1];[.$H24]=&quot;DC&quot;;[.$B24]&gt;0);[.$B24];0)+IF(AND([.$N24]=[.Z$1];[.$Q24]=&quot;DC&quot;;[.$K24]&gt;0);[.$K24];0)" office:value-type="float" office:value="0" calcext:value-type="float">
            <text:p>0</text:p>
          </table:table-cell>
          <table:table-cell table:formula="of:=IF(AND([.$E24]=[.AA$1];[.$H24]=&quot;DC&quot;;[.$B24]&gt;0);[.$B24];0)+IF(AND([.$N24]=[.AA$1];[.$Q24]=&quot;DC&quot;;[.$K24]&gt;0);[.$K24];0)" office:value-type="float" office:value="0" calcext:value-type="float">
            <text:p>0</text:p>
          </table:table-cell>
          <table:table-cell table:formula="of:=IF(AND([.$E24]=[.AB$1];[.$H24]=&quot;DC&quot;;[.$B24]&gt;0);[.$B24];0)+IF(AND([.$N24]=[.AB$1];[.$Q24]=&quot;DC&quot;;[.$K24]&gt;0);[.$K24];0)" office:value-type="float" office:value="0" calcext:value-type="float">
            <text:p>0</text:p>
          </table:table-cell>
          <table:table-cell table:formula="of:=IF(AND([.$E24]=[.AC$1];[.$H24]=&quot;DC&quot;;[.$B24]&gt;0);[.$B24];0)+IF(AND([.$N24]=[.AC$1];[.$Q24]=&quot;DC&quot;;[.$K24]&gt;0);[.$K24];0)" office:value-type="float" office:value="0" calcext:value-type="float">
            <text:p>0</text:p>
          </table:table-cell>
          <table:table-cell table:formula="of:=IF(AND([.$E24]=[.AD$1];[.$H24]=&quot;DC&quot;;[.$B24]&gt;0);[.$B24];0)+IF(AND([.$N24]=[.AD$1];[.$Q24]=&quot;DC&quot;;[.$K24]&gt;0);[.$K24];0)" office:value-type="float" office:value="0" calcext:value-type="float">
            <text:p>0</text:p>
          </table:table-cell>
          <table:table-cell table:formula="of:=IF(AND([.$E24]=[.AE$1];[.$H24]=&quot;DC&quot;;[.$B24]&gt;0);[.$B24];0)+IF(AND([.$N24]=[.AE$1];[.$Q24]=&quot;DC&quot;;[.$K24]&gt;0);[.$K24];0)" office:value-type="float" office:value="0" calcext:value-type="float">
            <text:p>0</text:p>
          </table:table-cell>
          <table:table-cell table:formula="of:=IF(AND([.$E24]=[.AF$1];[.$H24]=&quot;DC&quot;;[.$B24]&gt;0);[.$B24];0)+IF(AND([.$N24]=[.AF$1];[.$Q24]=&quot;DC&quot;;[.$K24]&gt;0);[.$K24];0)" office:value-type="float" office:value="0" calcext:value-type="float">
            <text:p>0</text:p>
          </table:table-cell>
          <table:table-cell table:formula="of:=IF(AND([.$E24]=[.AG$1];[.$H24]=&quot;DC&quot;;[.$B24]&gt;0);[.$B24];0)+IF(AND([.$N24]=[.AG$1];[.$Q24]=&quot;DC&quot;;[.$K24]&gt;0);[.$K24];0)" office:value-type="float" office:value="0" calcext:value-type="float">
            <text:p>0</text:p>
          </table:table-cell>
          <table:table-cell table:formula="of:=IF(AND([.$E24]=[.AH$1];[.$H24]=&quot;DC&quot;;[.$B24]&gt;0);[.$B24];0)+IF(AND([.$N24]=[.AH$1];[.$Q24]=&quot;DC&quot;;[.$K24]&gt;0);[.$K24];0)" office:value-type="float" office:value="0" calcext:value-type="float">
            <text:p>0</text:p>
          </table:table-cell>
          <table:table-cell/>
          <table:table-cell table:formula="of:=IF(AND([.$E24]=[.AJ$1];[.$H24]=&quot;ADC&quot;;[.$B24]&gt;0);[.$B24];0)+IF(AND([.$N24]=[.AJ$1];[.$Q24]=&quot;ADC&quot;;[.$K24]&gt;0);[.$K24];0)" office:value-type="float" office:value="0" calcext:value-type="float">
            <text:p>0</text:p>
          </table:table-cell>
          <table:table-cell table:formula="of:=IF(AND([.$E24]=[.AK$1];[.$H24]=&quot;ADC&quot;;[.$B24]&gt;0);[.$B24];0)+IF(AND([.$N24]=[.AK$1];[.$Q24]=&quot;ADC&quot;;[.$K24]&gt;0);[.$K24];0)" office:value-type="float" office:value="0" calcext:value-type="float">
            <text:p>0</text:p>
          </table:table-cell>
          <table:table-cell table:formula="of:=IF(AND([.$E24]=[.AL$1];[.$H24]=&quot;ADC&quot;;[.$B24]&gt;0);[.$B24];0)+IF(AND([.$N24]=[.AL$1];[.$Q24]=&quot;ADC&quot;;[.$K24]&gt;0);[.$K24];0)" office:value-type="float" office:value="0" calcext:value-type="float">
            <text:p>0</text:p>
          </table:table-cell>
          <table:table-cell table:formula="of:=IF(AND([.$E24]=[.AM$1];[.$H24]=&quot;ADC&quot;;[.$B24]&gt;0);[.$B24];0)+IF(AND([.$N24]=[.AM$1];[.$Q24]=&quot;ADC&quot;;[.$K24]&gt;0);[.$K24];0)" office:value-type="float" office:value="0" calcext:value-type="float">
            <text:p>0</text:p>
          </table:table-cell>
          <table:table-cell table:formula="of:=IF(AND([.$E24]=[.AN$1];[.$H24]=&quot;ADC&quot;;[.$B24]&gt;0);[.$B24];0)+IF(AND([.$N24]=[.AN$1];[.$Q24]=&quot;ADC&quot;;[.$K24]&gt;0);[.$K24];0)" office:value-type="float" office:value="0" calcext:value-type="float">
            <text:p>0</text:p>
          </table:table-cell>
          <table:table-cell table:formula="of:=IF(AND([.$E24]=[.AO$1];[.$H24]=&quot;ADC&quot;;[.$B24]&gt;0);[.$B24];0)+IF(AND([.$N24]=[.AO$1];[.$Q24]=&quot;ADC&quot;;[.$K24]&gt;0);[.$K24];0)" office:value-type="float" office:value="0" calcext:value-type="float">
            <text:p>0</text:p>
          </table:table-cell>
          <table:table-cell table:formula="of:=IF(AND([.$E24]=[.AP$1];[.$H24]=&quot;ADC&quot;;[.$B24]&gt;0);[.$B24];0)+IF(AND([.$N24]=[.AP$1];[.$Q24]=&quot;ADC&quot;;[.$K24]&gt;0);[.$K24];0)" office:value-type="float" office:value="0" calcext:value-type="float">
            <text:p>0</text:p>
          </table:table-cell>
          <table:table-cell table:formula="of:=IF(AND([.$E24]=[.AQ$1];[.$H24]=&quot;ADC&quot;;[.$B24]&gt;0);[.$B24];0)+IF(AND([.$N24]=[.AQ$1];[.$Q24]=&quot;ADC&quot;;[.$K24]&gt;0);[.$K24];0)" office:value-type="float" office:value="0" calcext:value-type="float">
            <text:p>0</text:p>
          </table:table-cell>
          <table:table-cell table:formula="of:=IF(AND([.$E24]=[.AR$1];[.$H24]=&quot;ADC&quot;;[.$B24]&gt;0);[.$B24];0)+IF(AND([.$N24]=[.AR$1];[.$Q24]=&quot;ADC&quot;;[.$K24]&gt;0);[.$K24];0)" office:value-type="float" office:value="0" calcext:value-type="float">
            <text:p>0</text:p>
          </table:table-cell>
          <table:table-cell/>
          <table:table-cell table:formula="of:=IF(AND([.$E24]=[.AT$1];[.$H24]=&quot;RDC&quot;;[.$B24]&gt;0);[.$B24];0)+IF(AND([.$N24]=[.AT$1];[.$Q24]=&quot;RDC&quot;;[.$K24]&gt;0);[.$K24];0)" office:value-type="float" office:value="0" calcext:value-type="float">
            <text:p>0</text:p>
          </table:table-cell>
          <table:table-cell table:formula="of:=IF(AND([.$E24]=[.AU$1];[.$H24]=&quot;RDC&quot;;[.$B24]&gt;0);[.$B24];0)+IF(AND([.$N24]=[.AU$1];[.$Q24]=&quot;RDC&quot;;[.$K24]&gt;0);[.$K24];0)" office:value-type="float" office:value="0" calcext:value-type="float">
            <text:p>0</text:p>
          </table:table-cell>
          <table:table-cell table:formula="of:=IF(AND([.$E24]=[.AV$1];[.$H24]=&quot;RDC&quot;;[.$B24]&gt;0);[.$B24];0)+IF(AND([.$N24]=[.AV$1];[.$Q24]=&quot;RDC&quot;;[.$K24]&gt;0);[.$K24];0)" office:value-type="float" office:value="0" calcext:value-type="float">
            <text:p>0</text:p>
          </table:table-cell>
          <table:table-cell table:formula="of:=IF(AND([.$E24]=[.AW$1];[.$H24]=&quot;RDC&quot;;[.$B24]&gt;0);[.$B24];0)+IF(AND([.$N24]=[.AW$1];[.$Q24]=&quot;RDC&quot;;[.$K24]&gt;0);[.$K24];0)" office:value-type="float" office:value="0" calcext:value-type="float">
            <text:p>0</text:p>
          </table:table-cell>
          <table:table-cell table:formula="of:=IF(AND([.$E24]=[.AX$1];[.$H24]=&quot;RDC&quot;;[.$B24]&gt;0);[.$B24];0)+IF(AND([.$N24]=[.AX$1];[.$Q24]=&quot;RDC&quot;;[.$K24]&gt;0);[.$K24];0)" office:value-type="float" office:value="0" calcext:value-type="float">
            <text:p>0</text:p>
          </table:table-cell>
          <table:table-cell table:formula="of:=IF(AND([.$E24]=[.AY$1];[.$H24]=&quot;RDC&quot;;[.$B24]&gt;0);[.$B24];0)+IF(AND([.$N24]=[.AY$1];[.$Q24]=&quot;RDC&quot;;[.$K24]&gt;0);[.$K24];0)" office:value-type="float" office:value="0" calcext:value-type="float">
            <text:p>0</text:p>
          </table:table-cell>
          <table:table-cell table:formula="of:=IF(AND([.$E24]=[.AZ$1];[.$H24]=&quot;RDC&quot;;[.$B24]&gt;0);[.$B24];0)+IF(AND([.$N24]=[.AZ$1];[.$Q24]=&quot;RDC&quot;;[.$K24]&gt;0);[.$K24];0)" office:value-type="float" office:value="0" calcext:value-type="float">
            <text:p>0</text:p>
          </table:table-cell>
          <table:table-cell table:formula="of:=IF(AND([.$E24]=[.BA$1];[.$H24]=&quot;RDC&quot;;[.$B24]&gt;0);[.$B24];0)+IF(AND([.$N24]=[.BA$1];[.$Q24]=&quot;RDC&quot;;[.$K24]&gt;0);[.$K24];0)" office:value-type="float" office:value="0" calcext:value-type="float">
            <text:p>0</text:p>
          </table:table-cell>
          <table:table-cell table:formula="of:=IF(AND([.$E24]=[.BB$1];[.$H24]=&quot;RDC&quot;;[.$B24]&gt;0);[.$B24];0)+IF(AND([.$N24]=[.BB$1];[.$Q24]=&quot;RDC&quot;;[.$K24]&gt;0);[.$K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5" calcext:value-type="float">
            <text:p>-16,5</text:p>
          </table:table-cell>
          <table:table-cell office:value-type="float" office:value="-14.87" calcext:value-type="float">
            <text:p>-14,87</text:p>
          </table:table-cell>
          <table:table-cell office:value-type="float" office:value="-1.63" calcext:value-type="float">
            <text:p>-1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6.5" calcext:value-type="float">
            <text:p>-16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IF(AND([.$E25]=[.Z$1];[.$H25]=&quot;DC&quot;;[.$B25]&gt;0);[.$B25];0)+IF(AND([.$N25]=[.Z$1];[.$Q25]=&quot;DC&quot;;[.$K25]&gt;0);[.$K25];0)" office:value-type="float" office:value="0" calcext:value-type="float">
            <text:p>0</text:p>
          </table:table-cell>
          <table:table-cell table:formula="of:=IF(AND([.$E25]=[.AA$1];[.$H25]=&quot;DC&quot;;[.$B25]&gt;0);[.$B25];0)+IF(AND([.$N25]=[.AA$1];[.$Q25]=&quot;DC&quot;;[.$K25]&gt;0);[.$K25];0)" office:value-type="float" office:value="0" calcext:value-type="float">
            <text:p>0</text:p>
          </table:table-cell>
          <table:table-cell table:formula="of:=IF(AND([.$E25]=[.AB$1];[.$H25]=&quot;DC&quot;;[.$B25]&gt;0);[.$B25];0)+IF(AND([.$N25]=[.AB$1];[.$Q25]=&quot;DC&quot;;[.$K25]&gt;0);[.$K25];0)" office:value-type="float" office:value="0" calcext:value-type="float">
            <text:p>0</text:p>
          </table:table-cell>
          <table:table-cell table:formula="of:=IF(AND([.$E25]=[.AC$1];[.$H25]=&quot;DC&quot;;[.$B25]&gt;0);[.$B25];0)+IF(AND([.$N25]=[.AC$1];[.$Q25]=&quot;DC&quot;;[.$K25]&gt;0);[.$K25];0)" office:value-type="float" office:value="0" calcext:value-type="float">
            <text:p>0</text:p>
          </table:table-cell>
          <table:table-cell table:formula="of:=IF(AND([.$E25]=[.AD$1];[.$H25]=&quot;DC&quot;;[.$B25]&gt;0);[.$B25];0)+IF(AND([.$N25]=[.AD$1];[.$Q25]=&quot;DC&quot;;[.$K25]&gt;0);[.$K25];0)" office:value-type="float" office:value="0" calcext:value-type="float">
            <text:p>0</text:p>
          </table:table-cell>
          <table:table-cell table:formula="of:=IF(AND([.$E25]=[.AE$1];[.$H25]=&quot;DC&quot;;[.$B25]&gt;0);[.$B25];0)+IF(AND([.$N25]=[.AE$1];[.$Q25]=&quot;DC&quot;;[.$K25]&gt;0);[.$K25];0)" office:value-type="float" office:value="0" calcext:value-type="float">
            <text:p>0</text:p>
          </table:table-cell>
          <table:table-cell table:formula="of:=IF(AND([.$E25]=[.AF$1];[.$H25]=&quot;DC&quot;;[.$B25]&gt;0);[.$B25];0)+IF(AND([.$N25]=[.AF$1];[.$Q25]=&quot;DC&quot;;[.$K25]&gt;0);[.$K25];0)" office:value-type="float" office:value="0" calcext:value-type="float">
            <text:p>0</text:p>
          </table:table-cell>
          <table:table-cell table:formula="of:=IF(AND([.$E25]=[.AG$1];[.$H25]=&quot;DC&quot;;[.$B25]&gt;0);[.$B25];0)+IF(AND([.$N25]=[.AG$1];[.$Q25]=&quot;DC&quot;;[.$K25]&gt;0);[.$K25];0)" office:value-type="float" office:value="0" calcext:value-type="float">
            <text:p>0</text:p>
          </table:table-cell>
          <table:table-cell table:formula="of:=IF(AND([.$E25]=[.AH$1];[.$H25]=&quot;DC&quot;;[.$B25]&gt;0);[.$B25];0)+IF(AND([.$N25]=[.AH$1];[.$Q25]=&quot;DC&quot;;[.$K25]&gt;0);[.$K25];0)" office:value-type="float" office:value="0" calcext:value-type="float">
            <text:p>0</text:p>
          </table:table-cell>
          <table:table-cell/>
          <table:table-cell table:formula="of:=IF(AND([.$E25]=[.AJ$1];[.$H25]=&quot;ADC&quot;;[.$B25]&gt;0);[.$B25];0)+IF(AND([.$N25]=[.AJ$1];[.$Q25]=&quot;ADC&quot;;[.$K25]&gt;0);[.$K25];0)" office:value-type="float" office:value="0" calcext:value-type="float">
            <text:p>0</text:p>
          </table:table-cell>
          <table:table-cell table:formula="of:=IF(AND([.$E25]=[.AK$1];[.$H25]=&quot;ADC&quot;;[.$B25]&gt;0);[.$B25];0)+IF(AND([.$N25]=[.AK$1];[.$Q25]=&quot;ADC&quot;;[.$K25]&gt;0);[.$K25];0)" office:value-type="float" office:value="0" calcext:value-type="float">
            <text:p>0</text:p>
          </table:table-cell>
          <table:table-cell table:formula="of:=IF(AND([.$E25]=[.AL$1];[.$H25]=&quot;ADC&quot;;[.$B25]&gt;0);[.$B25];0)+IF(AND([.$N25]=[.AL$1];[.$Q25]=&quot;ADC&quot;;[.$K25]&gt;0);[.$K25];0)" office:value-type="float" office:value="0" calcext:value-type="float">
            <text:p>0</text:p>
          </table:table-cell>
          <table:table-cell table:formula="of:=IF(AND([.$E25]=[.AM$1];[.$H25]=&quot;ADC&quot;;[.$B25]&gt;0);[.$B25];0)+IF(AND([.$N25]=[.AM$1];[.$Q25]=&quot;ADC&quot;;[.$K25]&gt;0);[.$K25];0)" office:value-type="float" office:value="0" calcext:value-type="float">
            <text:p>0</text:p>
          </table:table-cell>
          <table:table-cell table:formula="of:=IF(AND([.$E25]=[.AN$1];[.$H25]=&quot;ADC&quot;;[.$B25]&gt;0);[.$B25];0)+IF(AND([.$N25]=[.AN$1];[.$Q25]=&quot;ADC&quot;;[.$K25]&gt;0);[.$K25];0)" office:value-type="float" office:value="0" calcext:value-type="float">
            <text:p>0</text:p>
          </table:table-cell>
          <table:table-cell table:formula="of:=IF(AND([.$E25]=[.AO$1];[.$H25]=&quot;ADC&quot;;[.$B25]&gt;0);[.$B25];0)+IF(AND([.$N25]=[.AO$1];[.$Q25]=&quot;ADC&quot;;[.$K25]&gt;0);[.$K25];0)" office:value-type="float" office:value="0" calcext:value-type="float">
            <text:p>0</text:p>
          </table:table-cell>
          <table:table-cell table:formula="of:=IF(AND([.$E25]=[.AP$1];[.$H25]=&quot;ADC&quot;;[.$B25]&gt;0);[.$B25];0)+IF(AND([.$N25]=[.AP$1];[.$Q25]=&quot;ADC&quot;;[.$K25]&gt;0);[.$K25];0)" office:value-type="float" office:value="0" calcext:value-type="float">
            <text:p>0</text:p>
          </table:table-cell>
          <table:table-cell table:formula="of:=IF(AND([.$E25]=[.AQ$1];[.$H25]=&quot;ADC&quot;;[.$B25]&gt;0);[.$B25];0)+IF(AND([.$N25]=[.AQ$1];[.$Q25]=&quot;ADC&quot;;[.$K25]&gt;0);[.$K25];0)" office:value-type="float" office:value="0" calcext:value-type="float">
            <text:p>0</text:p>
          </table:table-cell>
          <table:table-cell table:formula="of:=IF(AND([.$E25]=[.AR$1];[.$H25]=&quot;ADC&quot;;[.$B25]&gt;0);[.$B25];0)+IF(AND([.$N25]=[.AR$1];[.$Q25]=&quot;ADC&quot;;[.$K25]&gt;0);[.$K25];0)" office:value-type="float" office:value="0" calcext:value-type="float">
            <text:p>0</text:p>
          </table:table-cell>
          <table:table-cell/>
          <table:table-cell table:formula="of:=IF(AND([.$E25]=[.AT$1];[.$H25]=&quot;RDC&quot;;[.$B25]&gt;0);[.$B25];0)+IF(AND([.$N25]=[.AT$1];[.$Q25]=&quot;RDC&quot;;[.$K25]&gt;0);[.$K25];0)" office:value-type="float" office:value="0" calcext:value-type="float">
            <text:p>0</text:p>
          </table:table-cell>
          <table:table-cell table:formula="of:=IF(AND([.$E25]=[.AU$1];[.$H25]=&quot;RDC&quot;;[.$B25]&gt;0);[.$B25];0)+IF(AND([.$N25]=[.AU$1];[.$Q25]=&quot;RDC&quot;;[.$K25]&gt;0);[.$K25];0)" office:value-type="float" office:value="0" calcext:value-type="float">
            <text:p>0</text:p>
          </table:table-cell>
          <table:table-cell table:formula="of:=IF(AND([.$E25]=[.AV$1];[.$H25]=&quot;RDC&quot;;[.$B25]&gt;0);[.$B25];0)+IF(AND([.$N25]=[.AV$1];[.$Q25]=&quot;RDC&quot;;[.$K25]&gt;0);[.$K25];0)" office:value-type="float" office:value="0" calcext:value-type="float">
            <text:p>0</text:p>
          </table:table-cell>
          <table:table-cell table:formula="of:=IF(AND([.$E25]=[.AW$1];[.$H25]=&quot;RDC&quot;;[.$B25]&gt;0);[.$B25];0)+IF(AND([.$N25]=[.AW$1];[.$Q25]=&quot;RDC&quot;;[.$K25]&gt;0);[.$K25];0)" office:value-type="float" office:value="0" calcext:value-type="float">
            <text:p>0</text:p>
          </table:table-cell>
          <table:table-cell table:formula="of:=IF(AND([.$E25]=[.AX$1];[.$H25]=&quot;RDC&quot;;[.$B25]&gt;0);[.$B25];0)+IF(AND([.$N25]=[.AX$1];[.$Q25]=&quot;RDC&quot;;[.$K25]&gt;0);[.$K25];0)" office:value-type="float" office:value="0" calcext:value-type="float">
            <text:p>0</text:p>
          </table:table-cell>
          <table:table-cell table:formula="of:=IF(AND([.$E25]=[.AY$1];[.$H25]=&quot;RDC&quot;;[.$B25]&gt;0);[.$B25];0)+IF(AND([.$N25]=[.AY$1];[.$Q25]=&quot;RDC&quot;;[.$K25]&gt;0);[.$K25];0)" office:value-type="float" office:value="0" calcext:value-type="float">
            <text:p>0</text:p>
          </table:table-cell>
          <table:table-cell table:formula="of:=IF(AND([.$E25]=[.AZ$1];[.$H25]=&quot;RDC&quot;;[.$B25]&gt;0);[.$B25];0)+IF(AND([.$N25]=[.AZ$1];[.$Q25]=&quot;RDC&quot;;[.$K25]&gt;0);[.$K25];0)" office:value-type="float" office:value="0" calcext:value-type="float">
            <text:p>0</text:p>
          </table:table-cell>
          <table:table-cell table:formula="of:=IF(AND([.$E25]=[.BA$1];[.$H25]=&quot;RDC&quot;;[.$B25]&gt;0);[.$B25];0)+IF(AND([.$N25]=[.BA$1];[.$Q25]=&quot;RDC&quot;;[.$K25]&gt;0);[.$K25];0)" office:value-type="float" office:value="0" calcext:value-type="float">
            <text:p>0</text:p>
          </table:table-cell>
          <table:table-cell table:formula="of:=IF(AND([.$E25]=[.BB$1];[.$H25]=&quot;RDC&quot;;[.$B25]&gt;0);[.$B25];0)+IF(AND([.$N25]=[.BB$1];[.$Q25]=&quot;RDC&quot;;[.$K25]&gt;0);[.$K25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.05" calcext:value-type="float">
            <text:p>15,05</text:p>
          </table:table-cell>
          <table:table-cell office:value-type="float" office:value="13.68" calcext:value-type="float">
            <text:p>13,68</text:p>
          </table:table-cell>
          <table:table-cell office:value-type="float" office:value="1.37" calcext:value-type="float">
            <text:p>1,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5" calcext:value-type="float">
            <text:p>98,5</text:p>
          </table:table-cell>
          <table:table-cell office:value-type="float" office:value="80.74" calcext:value-type="float">
            <text:p>80,74</text:p>
          </table:table-cell>
          <table:table-cell office:value-type="float" office:value="17.76" calcext:value-type="float">
            <text:p>17,7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6]=[.Z$1];[.$H26]=&quot;DC&quot;;[.$B26]&gt;0);[.$B26];0)+IF(AND([.$N26]=[.Z$1];[.$Q26]=&quot;DC&quot;;[.$K26]&gt;0);[.$K26];0)" office:value-type="float" office:value="0" calcext:value-type="float">
            <text:p>0</text:p>
          </table:table-cell>
          <table:table-cell table:formula="of:=IF(AND([.$E26]=[.AA$1];[.$H26]=&quot;DC&quot;;[.$B26]&gt;0);[.$B26];0)+IF(AND([.$N26]=[.AA$1];[.$Q26]=&quot;DC&quot;;[.$K26]&gt;0);[.$K26];0)" office:value-type="float" office:value="15.05" calcext:value-type="float">
            <text:p>15,05</text:p>
          </table:table-cell>
          <table:table-cell table:formula="of:=IF(AND([.$E26]=[.AB$1];[.$H26]=&quot;DC&quot;;[.$B26]&gt;0);[.$B26];0)+IF(AND([.$N26]=[.AB$1];[.$Q26]=&quot;DC&quot;;[.$K26]&gt;0);[.$K26];0)" office:value-type="float" office:value="98.5" calcext:value-type="float">
            <text:p>98,5</text:p>
          </table:table-cell>
          <table:table-cell table:formula="of:=IF(AND([.$E26]=[.AC$1];[.$H26]=&quot;DC&quot;;[.$B26]&gt;0);[.$B26];0)+IF(AND([.$N26]=[.AC$1];[.$Q26]=&quot;DC&quot;;[.$K26]&gt;0);[.$K26];0)" office:value-type="float" office:value="0" calcext:value-type="float">
            <text:p>0</text:p>
          </table:table-cell>
          <table:table-cell table:formula="of:=IF(AND([.$E26]=[.AD$1];[.$H26]=&quot;DC&quot;;[.$B26]&gt;0);[.$B26];0)+IF(AND([.$N26]=[.AD$1];[.$Q26]=&quot;DC&quot;;[.$K26]&gt;0);[.$K26];0)" office:value-type="float" office:value="0" calcext:value-type="float">
            <text:p>0</text:p>
          </table:table-cell>
          <table:table-cell table:formula="of:=IF(AND([.$E26]=[.AE$1];[.$H26]=&quot;DC&quot;;[.$B26]&gt;0);[.$B26];0)+IF(AND([.$N26]=[.AE$1];[.$Q26]=&quot;DC&quot;;[.$K26]&gt;0);[.$K26];0)" office:value-type="float" office:value="0" calcext:value-type="float">
            <text:p>0</text:p>
          </table:table-cell>
          <table:table-cell table:formula="of:=IF(AND([.$E26]=[.AF$1];[.$H26]=&quot;DC&quot;;[.$B26]&gt;0);[.$B26];0)+IF(AND([.$N26]=[.AF$1];[.$Q26]=&quot;DC&quot;;[.$K26]&gt;0);[.$K26];0)" office:value-type="float" office:value="0" calcext:value-type="float">
            <text:p>0</text:p>
          </table:table-cell>
          <table:table-cell table:formula="of:=IF(AND([.$E26]=[.AG$1];[.$H26]=&quot;DC&quot;;[.$B26]&gt;0);[.$B26];0)+IF(AND([.$N26]=[.AG$1];[.$Q26]=&quot;DC&quot;;[.$K26]&gt;0);[.$K26];0)" office:value-type="float" office:value="0" calcext:value-type="float">
            <text:p>0</text:p>
          </table:table-cell>
          <table:table-cell table:formula="of:=IF(AND([.$E26]=[.AH$1];[.$H26]=&quot;DC&quot;;[.$B26]&gt;0);[.$B26];0)+IF(AND([.$N26]=[.AH$1];[.$Q26]=&quot;DC&quot;;[.$K26]&gt;0);[.$K26];0)" office:value-type="float" office:value="0" calcext:value-type="float">
            <text:p>0</text:p>
          </table:table-cell>
          <table:table-cell/>
          <table:table-cell table:formula="of:=IF(AND([.$E26]=[.AJ$1];[.$H26]=&quot;ADC&quot;;[.$B26]&gt;0);[.$B26];0)+IF(AND([.$N26]=[.AJ$1];[.$Q26]=&quot;ADC&quot;;[.$K26]&gt;0);[.$K26];0)" office:value-type="float" office:value="0" calcext:value-type="float">
            <text:p>0</text:p>
          </table:table-cell>
          <table:table-cell table:formula="of:=IF(AND([.$E26]=[.AK$1];[.$H26]=&quot;ADC&quot;;[.$B26]&gt;0);[.$B26];0)+IF(AND([.$N26]=[.AK$1];[.$Q26]=&quot;ADC&quot;;[.$K26]&gt;0);[.$K26];0)" office:value-type="float" office:value="0" calcext:value-type="float">
            <text:p>0</text:p>
          </table:table-cell>
          <table:table-cell table:formula="of:=IF(AND([.$E26]=[.AL$1];[.$H26]=&quot;ADC&quot;;[.$B26]&gt;0);[.$B26];0)+IF(AND([.$N26]=[.AL$1];[.$Q26]=&quot;ADC&quot;;[.$K26]&gt;0);[.$K26];0)" office:value-type="float" office:value="0" calcext:value-type="float">
            <text:p>0</text:p>
          </table:table-cell>
          <table:table-cell table:formula="of:=IF(AND([.$E26]=[.AM$1];[.$H26]=&quot;ADC&quot;;[.$B26]&gt;0);[.$B26];0)+IF(AND([.$N26]=[.AM$1];[.$Q26]=&quot;ADC&quot;;[.$K26]&gt;0);[.$K26];0)" office:value-type="float" office:value="0" calcext:value-type="float">
            <text:p>0</text:p>
          </table:table-cell>
          <table:table-cell table:formula="of:=IF(AND([.$E26]=[.AN$1];[.$H26]=&quot;ADC&quot;;[.$B26]&gt;0);[.$B26];0)+IF(AND([.$N26]=[.AN$1];[.$Q26]=&quot;ADC&quot;;[.$K26]&gt;0);[.$K26];0)" office:value-type="float" office:value="0" calcext:value-type="float">
            <text:p>0</text:p>
          </table:table-cell>
          <table:table-cell table:formula="of:=IF(AND([.$E26]=[.AO$1];[.$H26]=&quot;ADC&quot;;[.$B26]&gt;0);[.$B26];0)+IF(AND([.$N26]=[.AO$1];[.$Q26]=&quot;ADC&quot;;[.$K26]&gt;0);[.$K26];0)" office:value-type="float" office:value="0" calcext:value-type="float">
            <text:p>0</text:p>
          </table:table-cell>
          <table:table-cell table:formula="of:=IF(AND([.$E26]=[.AP$1];[.$H26]=&quot;ADC&quot;;[.$B26]&gt;0);[.$B26];0)+IF(AND([.$N26]=[.AP$1];[.$Q26]=&quot;ADC&quot;;[.$K26]&gt;0);[.$K26];0)" office:value-type="float" office:value="0" calcext:value-type="float">
            <text:p>0</text:p>
          </table:table-cell>
          <table:table-cell table:formula="of:=IF(AND([.$E26]=[.AQ$1];[.$H26]=&quot;ADC&quot;;[.$B26]&gt;0);[.$B26];0)+IF(AND([.$N26]=[.AQ$1];[.$Q26]=&quot;ADC&quot;;[.$K26]&gt;0);[.$K26];0)" office:value-type="float" office:value="0" calcext:value-type="float">
            <text:p>0</text:p>
          </table:table-cell>
          <table:table-cell table:formula="of:=IF(AND([.$E26]=[.AR$1];[.$H26]=&quot;ADC&quot;;[.$B26]&gt;0);[.$B26];0)+IF(AND([.$N26]=[.AR$1];[.$Q26]=&quot;ADC&quot;;[.$K26]&gt;0);[.$K26];0)" office:value-type="float" office:value="0" calcext:value-type="float">
            <text:p>0</text:p>
          </table:table-cell>
          <table:table-cell/>
          <table:table-cell table:formula="of:=IF(AND([.$E26]=[.AT$1];[.$H26]=&quot;RDC&quot;;[.$B26]&gt;0);[.$B26];0)+IF(AND([.$N26]=[.AT$1];[.$Q26]=&quot;RDC&quot;;[.$K26]&gt;0);[.$K26];0)" office:value-type="float" office:value="0" calcext:value-type="float">
            <text:p>0</text:p>
          </table:table-cell>
          <table:table-cell table:formula="of:=IF(AND([.$E26]=[.AU$1];[.$H26]=&quot;RDC&quot;;[.$B26]&gt;0);[.$B26];0)+IF(AND([.$N26]=[.AU$1];[.$Q26]=&quot;RDC&quot;;[.$K26]&gt;0);[.$K26];0)" office:value-type="float" office:value="0" calcext:value-type="float">
            <text:p>0</text:p>
          </table:table-cell>
          <table:table-cell table:formula="of:=IF(AND([.$E26]=[.AV$1];[.$H26]=&quot;RDC&quot;;[.$B26]&gt;0);[.$B26];0)+IF(AND([.$N26]=[.AV$1];[.$Q26]=&quot;RDC&quot;;[.$K26]&gt;0);[.$K26];0)" office:value-type="float" office:value="0" calcext:value-type="float">
            <text:p>0</text:p>
          </table:table-cell>
          <table:table-cell table:formula="of:=IF(AND([.$E26]=[.AW$1];[.$H26]=&quot;RDC&quot;;[.$B26]&gt;0);[.$B26];0)+IF(AND([.$N26]=[.AW$1];[.$Q26]=&quot;RDC&quot;;[.$K26]&gt;0);[.$K26];0)" office:value-type="float" office:value="0" calcext:value-type="float">
            <text:p>0</text:p>
          </table:table-cell>
          <table:table-cell table:formula="of:=IF(AND([.$E26]=[.AX$1];[.$H26]=&quot;RDC&quot;;[.$B26]&gt;0);[.$B26];0)+IF(AND([.$N26]=[.AX$1];[.$Q26]=&quot;RDC&quot;;[.$K26]&gt;0);[.$K26];0)" office:value-type="float" office:value="0" calcext:value-type="float">
            <text:p>0</text:p>
          </table:table-cell>
          <table:table-cell table:formula="of:=IF(AND([.$E26]=[.AY$1];[.$H26]=&quot;RDC&quot;;[.$B26]&gt;0);[.$B26];0)+IF(AND([.$N26]=[.AY$1];[.$Q26]=&quot;RDC&quot;;[.$K26]&gt;0);[.$K26];0)" office:value-type="float" office:value="0" calcext:value-type="float">
            <text:p>0</text:p>
          </table:table-cell>
          <table:table-cell table:formula="of:=IF(AND([.$E26]=[.AZ$1];[.$H26]=&quot;RDC&quot;;[.$B26]&gt;0);[.$B26];0)+IF(AND([.$N26]=[.AZ$1];[.$Q26]=&quot;RDC&quot;;[.$K26]&gt;0);[.$K26];0)" office:value-type="float" office:value="0" calcext:value-type="float">
            <text:p>0</text:p>
          </table:table-cell>
          <table:table-cell table:formula="of:=IF(AND([.$E26]=[.BA$1];[.$H26]=&quot;RDC&quot;;[.$B26]&gt;0);[.$B26];0)+IF(AND([.$N26]=[.BA$1];[.$Q26]=&quot;RDC&quot;;[.$K26]&gt;0);[.$K26];0)" office:value-type="float" office:value="0" calcext:value-type="float">
            <text:p>0</text:p>
          </table:table-cell>
          <table:table-cell table:formula="of:=IF(AND([.$E26]=[.BB$1];[.$H26]=&quot;RDC&quot;;[.$B26]&gt;0);[.$B26];0)+IF(AND([.$N26]=[.BB$1];[.$Q26]=&quot;RDC&quot;;[.$K26]&gt;0);[.$K2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.55" calcext:value-type="float">
            <text:p>113,55</text:p>
          </table:table-cell>
          <table:table-cell office:value-type="float" office:value="94.42" calcext:value-type="float">
            <text:p>94,42</text:p>
          </table:table-cell>
          <table:table-cell office:value-type="float" office:value="19.13" calcext:value-type="float">
            <text:p>19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13.55" calcext:value-type="float">
            <text:p>113,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AND([.$E27]=[.Z$1];[.$H27]=&quot;DC&quot;;[.$B27]&gt;0);[.$B27];0)+IF(AND([.$N27]=[.Z$1];[.$Q27]=&quot;DC&quot;;[.$K27]&gt;0);[.$K27];0)" office:value-type="float" office:value="0" calcext:value-type="float">
            <text:p>0</text:p>
          </table:table-cell>
          <table:table-cell table:formula="of:=IF(AND([.$E27]=[.AA$1];[.$H27]=&quot;DC&quot;;[.$B27]&gt;0);[.$B27];0)+IF(AND([.$N27]=[.AA$1];[.$Q27]=&quot;DC&quot;;[.$K27]&gt;0);[.$K27];0)" office:value-type="float" office:value="0" calcext:value-type="float">
            <text:p>0</text:p>
          </table:table-cell>
          <table:table-cell table:formula="of:=IF(AND([.$E27]=[.AB$1];[.$H27]=&quot;DC&quot;;[.$B27]&gt;0);[.$B27];0)+IF(AND([.$N27]=[.AB$1];[.$Q27]=&quot;DC&quot;;[.$K27]&gt;0);[.$K27];0)" office:value-type="float" office:value="0" calcext:value-type="float">
            <text:p>0</text:p>
          </table:table-cell>
          <table:table-cell table:formula="of:=IF(AND([.$E27]=[.AC$1];[.$H27]=&quot;DC&quot;;[.$B27]&gt;0);[.$B27];0)+IF(AND([.$N27]=[.AC$1];[.$Q27]=&quot;DC&quot;;[.$K27]&gt;0);[.$K27];0)" office:value-type="float" office:value="0" calcext:value-type="float">
            <text:p>0</text:p>
          </table:table-cell>
          <table:table-cell table:formula="of:=IF(AND([.$E27]=[.AD$1];[.$H27]=&quot;DC&quot;;[.$B27]&gt;0);[.$B27];0)+IF(AND([.$N27]=[.AD$1];[.$Q27]=&quot;DC&quot;;[.$K27]&gt;0);[.$K27];0)" office:value-type="float" office:value="0" calcext:value-type="float">
            <text:p>0</text:p>
          </table:table-cell>
          <table:table-cell table:formula="of:=IF(AND([.$E27]=[.AE$1];[.$H27]=&quot;DC&quot;;[.$B27]&gt;0);[.$B27];0)+IF(AND([.$N27]=[.AE$1];[.$Q27]=&quot;DC&quot;;[.$K27]&gt;0);[.$K27];0)" office:value-type="float" office:value="0" calcext:value-type="float">
            <text:p>0</text:p>
          </table:table-cell>
          <table:table-cell table:formula="of:=IF(AND([.$E27]=[.AF$1];[.$H27]=&quot;DC&quot;;[.$B27]&gt;0);[.$B27];0)+IF(AND([.$N27]=[.AF$1];[.$Q27]=&quot;DC&quot;;[.$K27]&gt;0);[.$K27];0)" office:value-type="float" office:value="0" calcext:value-type="float">
            <text:p>0</text:p>
          </table:table-cell>
          <table:table-cell table:formula="of:=IF(AND([.$E27]=[.AG$1];[.$H27]=&quot;DC&quot;;[.$B27]&gt;0);[.$B27];0)+IF(AND([.$N27]=[.AG$1];[.$Q27]=&quot;DC&quot;;[.$K27]&gt;0);[.$K27];0)" office:value-type="float" office:value="0" calcext:value-type="float">
            <text:p>0</text:p>
          </table:table-cell>
          <table:table-cell table:formula="of:=IF(AND([.$E27]=[.AH$1];[.$H27]=&quot;DC&quot;;[.$B27]&gt;0);[.$B27];0)+IF(AND([.$N27]=[.AH$1];[.$Q27]=&quot;DC&quot;;[.$K27]&gt;0);[.$K27];0)" office:value-type="float" office:value="0" calcext:value-type="float">
            <text:p>0</text:p>
          </table:table-cell>
          <table:table-cell/>
          <table:table-cell table:formula="of:=IF(AND([.$E27]=[.AJ$1];[.$H27]=&quot;ADC&quot;;[.$B27]&gt;0);[.$B27];0)+IF(AND([.$N27]=[.AJ$1];[.$Q27]=&quot;ADC&quot;;[.$K27]&gt;0);[.$K27];0)" office:value-type="float" office:value="0" calcext:value-type="float">
            <text:p>0</text:p>
          </table:table-cell>
          <table:table-cell table:formula="of:=IF(AND([.$E27]=[.AK$1];[.$H27]=&quot;ADC&quot;;[.$B27]&gt;0);[.$B27];0)+IF(AND([.$N27]=[.AK$1];[.$Q27]=&quot;ADC&quot;;[.$K27]&gt;0);[.$K27];0)" office:value-type="float" office:value="0" calcext:value-type="float">
            <text:p>0</text:p>
          </table:table-cell>
          <table:table-cell table:formula="of:=IF(AND([.$E27]=[.AL$1];[.$H27]=&quot;ADC&quot;;[.$B27]&gt;0);[.$B27];0)+IF(AND([.$N27]=[.AL$1];[.$Q27]=&quot;ADC&quot;;[.$K27]&gt;0);[.$K27];0)" office:value-type="float" office:value="0" calcext:value-type="float">
            <text:p>0</text:p>
          </table:table-cell>
          <table:table-cell table:formula="of:=IF(AND([.$E27]=[.AM$1];[.$H27]=&quot;ADC&quot;;[.$B27]&gt;0);[.$B27];0)+IF(AND([.$N27]=[.AM$1];[.$Q27]=&quot;ADC&quot;;[.$K27]&gt;0);[.$K27];0)" office:value-type="float" office:value="0" calcext:value-type="float">
            <text:p>0</text:p>
          </table:table-cell>
          <table:table-cell table:formula="of:=IF(AND([.$E27]=[.AN$1];[.$H27]=&quot;ADC&quot;;[.$B27]&gt;0);[.$B27];0)+IF(AND([.$N27]=[.AN$1];[.$Q27]=&quot;ADC&quot;;[.$K27]&gt;0);[.$K27];0)" office:value-type="float" office:value="0" calcext:value-type="float">
            <text:p>0</text:p>
          </table:table-cell>
          <table:table-cell table:formula="of:=IF(AND([.$E27]=[.AO$1];[.$H27]=&quot;ADC&quot;;[.$B27]&gt;0);[.$B27];0)+IF(AND([.$N27]=[.AO$1];[.$Q27]=&quot;ADC&quot;;[.$K27]&gt;0);[.$K27];0)" office:value-type="float" office:value="0" calcext:value-type="float">
            <text:p>0</text:p>
          </table:table-cell>
          <table:table-cell table:formula="of:=IF(AND([.$E27]=[.AP$1];[.$H27]=&quot;ADC&quot;;[.$B27]&gt;0);[.$B27];0)+IF(AND([.$N27]=[.AP$1];[.$Q27]=&quot;ADC&quot;;[.$K27]&gt;0);[.$K27];0)" office:value-type="float" office:value="0" calcext:value-type="float">
            <text:p>0</text:p>
          </table:table-cell>
          <table:table-cell table:formula="of:=IF(AND([.$E27]=[.AQ$1];[.$H27]=&quot;ADC&quot;;[.$B27]&gt;0);[.$B27];0)+IF(AND([.$N27]=[.AQ$1];[.$Q27]=&quot;ADC&quot;;[.$K27]&gt;0);[.$K27];0)" office:value-type="float" office:value="0" calcext:value-type="float">
            <text:p>0</text:p>
          </table:table-cell>
          <table:table-cell table:formula="of:=IF(AND([.$E27]=[.AR$1];[.$H27]=&quot;ADC&quot;;[.$B27]&gt;0);[.$B27];0)+IF(AND([.$N27]=[.AR$1];[.$Q27]=&quot;ADC&quot;;[.$K27]&gt;0);[.$K27];0)" office:value-type="float" office:value="0" calcext:value-type="float">
            <text:p>0</text:p>
          </table:table-cell>
          <table:table-cell/>
          <table:table-cell table:formula="of:=IF(AND([.$E27]=[.AT$1];[.$H27]=&quot;RDC&quot;;[.$B27]&gt;0);[.$B27];0)+IF(AND([.$N27]=[.AT$1];[.$Q27]=&quot;RDC&quot;;[.$K27]&gt;0);[.$K27];0)" office:value-type="float" office:value="0" calcext:value-type="float">
            <text:p>0</text:p>
          </table:table-cell>
          <table:table-cell table:formula="of:=IF(AND([.$E27]=[.AU$1];[.$H27]=&quot;RDC&quot;;[.$B27]&gt;0);[.$B27];0)+IF(AND([.$N27]=[.AU$1];[.$Q27]=&quot;RDC&quot;;[.$K27]&gt;0);[.$K27];0)" office:value-type="float" office:value="0" calcext:value-type="float">
            <text:p>0</text:p>
          </table:table-cell>
          <table:table-cell table:formula="of:=IF(AND([.$E27]=[.AV$1];[.$H27]=&quot;RDC&quot;;[.$B27]&gt;0);[.$B27];0)+IF(AND([.$N27]=[.AV$1];[.$Q27]=&quot;RDC&quot;;[.$K27]&gt;0);[.$K27];0)" office:value-type="float" office:value="0" calcext:value-type="float">
            <text:p>0</text:p>
          </table:table-cell>
          <table:table-cell table:formula="of:=IF(AND([.$E27]=[.AW$1];[.$H27]=&quot;RDC&quot;;[.$B27]&gt;0);[.$B27];0)+IF(AND([.$N27]=[.AW$1];[.$Q27]=&quot;RDC&quot;;[.$K27]&gt;0);[.$K27];0)" office:value-type="float" office:value="0" calcext:value-type="float">
            <text:p>0</text:p>
          </table:table-cell>
          <table:table-cell table:formula="of:=IF(AND([.$E27]=[.AX$1];[.$H27]=&quot;RDC&quot;;[.$B27]&gt;0);[.$B27];0)+IF(AND([.$N27]=[.AX$1];[.$Q27]=&quot;RDC&quot;;[.$K27]&gt;0);[.$K27];0)" office:value-type="float" office:value="0" calcext:value-type="float">
            <text:p>0</text:p>
          </table:table-cell>
          <table:table-cell table:formula="of:=IF(AND([.$E27]=[.AY$1];[.$H27]=&quot;RDC&quot;;[.$B27]&gt;0);[.$B27];0)+IF(AND([.$N27]=[.AY$1];[.$Q27]=&quot;RDC&quot;;[.$K27]&gt;0);[.$K27];0)" office:value-type="float" office:value="0" calcext:value-type="float">
            <text:p>0</text:p>
          </table:table-cell>
          <table:table-cell table:formula="of:=IF(AND([.$E27]=[.AZ$1];[.$H27]=&quot;RDC&quot;;[.$B27]&gt;0);[.$B27];0)+IF(AND([.$N27]=[.AZ$1];[.$Q27]=&quot;RDC&quot;;[.$K27]&gt;0);[.$K27];0)" office:value-type="float" office:value="0" calcext:value-type="float">
            <text:p>0</text:p>
          </table:table-cell>
          <table:table-cell table:formula="of:=IF(AND([.$E27]=[.BA$1];[.$H27]=&quot;RDC&quot;;[.$B27]&gt;0);[.$B27];0)+IF(AND([.$N27]=[.BA$1];[.$Q27]=&quot;RDC&quot;;[.$K27]&gt;0);[.$K27];0)" office:value-type="float" office:value="0" calcext:value-type="float">
            <text:p>0</text:p>
          </table:table-cell>
          <table:table-cell table:formula="of:=IF(AND([.$E27]=[.BB$1];[.$H27]=&quot;RDC&quot;;[.$B27]&gt;0);[.$B27];0)+IF(AND([.$N27]=[.BB$1];[.$Q27]=&quot;RDC&quot;;[.$K27]&gt;0);[.$K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55" calcext:value-type="float">
            <text:p>150,55</text:p>
          </table:table-cell>
          <table:table-cell office:value-type="float" office:value="135.5" calcext:value-type="float">
            <text:p>135,5</text:p>
          </table:table-cell>
          <table:table-cell office:value-type="float" office:value="123.17" calcext:value-type="float">
            <text:p>123,17</text:p>
          </table:table-cell>
          <table:table-cell office:value-type="float" office:value="12.32" calcext:value-type="float">
            <text:p>12,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,5</text:p>
          </table:table-cell>
          <table:table-cell office:value-type="float" office:value="73.35" calcext:value-type="float">
            <text:p>73,35</text:p>
          </table:table-cell>
          <table:table-cell office:value-type="float" office:value="60.12" calcext:value-type="float">
            <text:p>60,12</text:p>
          </table:table-cell>
          <table:table-cell office:value-type="float" office:value="13.23" calcext:value-type="float">
            <text:p>13,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,15</text:p>
          </table:table-cell>
          <table:table-cell office:value-type="string" calcext:value-type="string">
            <text:p>DC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formula="of:=IF(AND([.$E28]=[.Z$1];[.$H28]=&quot;DC&quot;;[.$B28]&gt;0);[.$B28];0)+IF(AND([.$N28]=[.Z$1];[.$Q28]=&quot;DC&quot;;[.$K28]&gt;0);[.$K28];0)" office:value-type="float" office:value="0" calcext:value-type="float">
            <text:p>0</text:p>
          </table:table-cell>
          <table:table-cell table:formula="of:=IF(AND([.$E28]=[.AA$1];[.$H28]=&quot;DC&quot;;[.$B28]&gt;0);[.$B28];0)+IF(AND([.$N28]=[.AA$1];[.$Q28]=&quot;DC&quot;;[.$K28]&gt;0);[.$K28];0)" office:value-type="float" office:value="135.5" calcext:value-type="float">
            <text:p>135,5</text:p>
          </table:table-cell>
          <table:table-cell table:formula="of:=IF(AND([.$E28]=[.AB$1];[.$H28]=&quot;DC&quot;;[.$B28]&gt;0);[.$B28];0)+IF(AND([.$N28]=[.AB$1];[.$Q28]=&quot;DC&quot;;[.$K28]&gt;0);[.$K28];0)" office:value-type="float" office:value="73.35" calcext:value-type="float">
            <text:p>73,35</text:p>
          </table:table-cell>
          <table:table-cell table:formula="of:=IF(AND([.$E28]=[.AC$1];[.$H28]=&quot;DC&quot;;[.$B28]&gt;0);[.$B28];0)+IF(AND([.$N28]=[.AC$1];[.$Q28]=&quot;DC&quot;;[.$K28]&gt;0);[.$K28];0)" office:value-type="float" office:value="0" calcext:value-type="float">
            <text:p>0</text:p>
          </table:table-cell>
          <table:table-cell table:formula="of:=IF(AND([.$E28]=[.AD$1];[.$H28]=&quot;DC&quot;;[.$B28]&gt;0);[.$B28];0)+IF(AND([.$N28]=[.AD$1];[.$Q28]=&quot;DC&quot;;[.$K28]&gt;0);[.$K28];0)" office:value-type="float" office:value="0" calcext:value-type="float">
            <text:p>0</text:p>
          </table:table-cell>
          <table:table-cell table:formula="of:=IF(AND([.$E28]=[.AE$1];[.$H28]=&quot;DC&quot;;[.$B28]&gt;0);[.$B28];0)+IF(AND([.$N28]=[.AE$1];[.$Q28]=&quot;DC&quot;;[.$K28]&gt;0);[.$K28];0)" office:value-type="float" office:value="0" calcext:value-type="float">
            <text:p>0</text:p>
          </table:table-cell>
          <table:table-cell table:formula="of:=IF(AND([.$E28]=[.AF$1];[.$H28]=&quot;DC&quot;;[.$B28]&gt;0);[.$B28];0)+IF(AND([.$N28]=[.AF$1];[.$Q28]=&quot;DC&quot;;[.$K28]&gt;0);[.$K28];0)" office:value-type="float" office:value="0" calcext:value-type="float">
            <text:p>0</text:p>
          </table:table-cell>
          <table:table-cell table:formula="of:=IF(AND([.$E28]=[.AG$1];[.$H28]=&quot;DC&quot;;[.$B28]&gt;0);[.$B28];0)+IF(AND([.$N28]=[.AG$1];[.$Q28]=&quot;DC&quot;;[.$K28]&gt;0);[.$K28];0)" office:value-type="float" office:value="0" calcext:value-type="float">
            <text:p>0</text:p>
          </table:table-cell>
          <table:table-cell table:formula="of:=IF(AND([.$E28]=[.AH$1];[.$H28]=&quot;DC&quot;;[.$B28]&gt;0);[.$B28];0)+IF(AND([.$N28]=[.AH$1];[.$Q28]=&quot;DC&quot;;[.$K28]&gt;0);[.$K28];0)" office:value-type="float" office:value="0" calcext:value-type="float">
            <text:p>0</text:p>
          </table:table-cell>
          <table:table-cell/>
          <table:table-cell table:formula="of:=IF(AND([.$E28]=[.AJ$1];[.$H28]=&quot;ADC&quot;;[.$B28]&gt;0);[.$B28];0)+IF(AND([.$N28]=[.AJ$1];[.$Q28]=&quot;ADC&quot;;[.$K28]&gt;0);[.$K28];0)" office:value-type="float" office:value="0" calcext:value-type="float">
            <text:p>0</text:p>
          </table:table-cell>
          <table:table-cell table:formula="of:=IF(AND([.$E28]=[.AK$1];[.$H28]=&quot;ADC&quot;;[.$B28]&gt;0);[.$B28];0)+IF(AND([.$N28]=[.AK$1];[.$Q28]=&quot;ADC&quot;;[.$K28]&gt;0);[.$K28];0)" office:value-type="float" office:value="0" calcext:value-type="float">
            <text:p>0</text:p>
          </table:table-cell>
          <table:table-cell table:formula="of:=IF(AND([.$E28]=[.AL$1];[.$H28]=&quot;ADC&quot;;[.$B28]&gt;0);[.$B28];0)+IF(AND([.$N28]=[.AL$1];[.$Q28]=&quot;ADC&quot;;[.$K28]&gt;0);[.$K28];0)" office:value-type="float" office:value="0" calcext:value-type="float">
            <text:p>0</text:p>
          </table:table-cell>
          <table:table-cell table:formula="of:=IF(AND([.$E28]=[.AM$1];[.$H28]=&quot;ADC&quot;;[.$B28]&gt;0);[.$B28];0)+IF(AND([.$N28]=[.AM$1];[.$Q28]=&quot;ADC&quot;;[.$K28]&gt;0);[.$K28];0)" office:value-type="float" office:value="0" calcext:value-type="float">
            <text:p>0</text:p>
          </table:table-cell>
          <table:table-cell table:formula="of:=IF(AND([.$E28]=[.AN$1];[.$H28]=&quot;ADC&quot;;[.$B28]&gt;0);[.$B28];0)+IF(AND([.$N28]=[.AN$1];[.$Q28]=&quot;ADC&quot;;[.$K28]&gt;0);[.$K28];0)" office:value-type="float" office:value="0" calcext:value-type="float">
            <text:p>0</text:p>
          </table:table-cell>
          <table:table-cell table:formula="of:=IF(AND([.$E28]=[.AO$1];[.$H28]=&quot;ADC&quot;;[.$B28]&gt;0);[.$B28];0)+IF(AND([.$N28]=[.AO$1];[.$Q28]=&quot;ADC&quot;;[.$K28]&gt;0);[.$K28];0)" office:value-type="float" office:value="0" calcext:value-type="float">
            <text:p>0</text:p>
          </table:table-cell>
          <table:table-cell table:formula="of:=IF(AND([.$E28]=[.AP$1];[.$H28]=&quot;ADC&quot;;[.$B28]&gt;0);[.$B28];0)+IF(AND([.$N28]=[.AP$1];[.$Q28]=&quot;ADC&quot;;[.$K28]&gt;0);[.$K28];0)" office:value-type="float" office:value="0" calcext:value-type="float">
            <text:p>0</text:p>
          </table:table-cell>
          <table:table-cell table:formula="of:=IF(AND([.$E28]=[.AQ$1];[.$H28]=&quot;ADC&quot;;[.$B28]&gt;0);[.$B28];0)+IF(AND([.$N28]=[.AQ$1];[.$Q28]=&quot;ADC&quot;;[.$K28]&gt;0);[.$K28];0)" office:value-type="float" office:value="0" calcext:value-type="float">
            <text:p>0</text:p>
          </table:table-cell>
          <table:table-cell table:formula="of:=IF(AND([.$E28]=[.AR$1];[.$H28]=&quot;ADC&quot;;[.$B28]&gt;0);[.$B28];0)+IF(AND([.$N28]=[.AR$1];[.$Q28]=&quot;ADC&quot;;[.$K28]&gt;0);[.$K28];0)" office:value-type="float" office:value="0" calcext:value-type="float">
            <text:p>0</text:p>
          </table:table-cell>
          <table:table-cell/>
          <table:table-cell table:formula="of:=IF(AND([.$E28]=[.AT$1];[.$H28]=&quot;RDC&quot;;[.$B28]&gt;0);[.$B28];0)+IF(AND([.$N28]=[.AT$1];[.$Q28]=&quot;RDC&quot;;[.$K28]&gt;0);[.$K28];0)" office:value-type="float" office:value="0" calcext:value-type="float">
            <text:p>0</text:p>
          </table:table-cell>
          <table:table-cell table:formula="of:=IF(AND([.$E28]=[.AU$1];[.$H28]=&quot;RDC&quot;;[.$B28]&gt;0);[.$B28];0)+IF(AND([.$N28]=[.AU$1];[.$Q28]=&quot;RDC&quot;;[.$K28]&gt;0);[.$K28];0)" office:value-type="float" office:value="0" calcext:value-type="float">
            <text:p>0</text:p>
          </table:table-cell>
          <table:table-cell table:formula="of:=IF(AND([.$E28]=[.AV$1];[.$H28]=&quot;RDC&quot;;[.$B28]&gt;0);[.$B28];0)+IF(AND([.$N28]=[.AV$1];[.$Q28]=&quot;RDC&quot;;[.$K28]&gt;0);[.$K28];0)" office:value-type="float" office:value="0" calcext:value-type="float">
            <text:p>0</text:p>
          </table:table-cell>
          <table:table-cell table:formula="of:=IF(AND([.$E28]=[.AW$1];[.$H28]=&quot;RDC&quot;;[.$B28]&gt;0);[.$B28];0)+IF(AND([.$N28]=[.AW$1];[.$Q28]=&quot;RDC&quot;;[.$K28]&gt;0);[.$K28];0)" office:value-type="float" office:value="0" calcext:value-type="float">
            <text:p>0</text:p>
          </table:table-cell>
          <table:table-cell table:formula="of:=IF(AND([.$E28]=[.AX$1];[.$H28]=&quot;RDC&quot;;[.$B28]&gt;0);[.$B28];0)+IF(AND([.$N28]=[.AX$1];[.$Q28]=&quot;RDC&quot;;[.$K28]&gt;0);[.$K28];0)" office:value-type="float" office:value="0" calcext:value-type="float">
            <text:p>0</text:p>
          </table:table-cell>
          <table:table-cell table:formula="of:=IF(AND([.$E28]=[.AY$1];[.$H28]=&quot;RDC&quot;;[.$B28]&gt;0);[.$B28];0)+IF(AND([.$N28]=[.AY$1];[.$Q28]=&quot;RDC&quot;;[.$K28]&gt;0);[.$K28];0)" office:value-type="float" office:value="0" calcext:value-type="float">
            <text:p>0</text:p>
          </table:table-cell>
          <table:table-cell table:formula="of:=IF(AND([.$E28]=[.AZ$1];[.$H28]=&quot;RDC&quot;;[.$B28]&gt;0);[.$B28];0)+IF(AND([.$N28]=[.AZ$1];[.$Q28]=&quot;RDC&quot;;[.$K28]&gt;0);[.$K28];0)" office:value-type="float" office:value="0" calcext:value-type="float">
            <text:p>0</text:p>
          </table:table-cell>
          <table:table-cell table:formula="of:=IF(AND([.$E28]=[.BA$1];[.$H28]=&quot;RDC&quot;;[.$B28]&gt;0);[.$B28];0)+IF(AND([.$N28]=[.BA$1];[.$Q28]=&quot;RDC&quot;;[.$K28]&gt;0);[.$K28];0)" office:value-type="float" office:value="0" calcext:value-type="float">
            <text:p>0</text:p>
          </table:table-cell>
          <table:table-cell table:formula="of:=IF(AND([.$E28]=[.BB$1];[.$H28]=&quot;RDC&quot;;[.$B28]&gt;0);[.$B28];0)+IF(AND([.$N28]=[.BB$1];[.$Q28]=&quot;RDC&quot;;[.$K28]&gt;0);[.$K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.84" calcext:value-type="float">
            <text:p>208,84</text:p>
          </table:table-cell>
          <table:table-cell office:value-type="float" office:value="183.3" calcext:value-type="float">
            <text:p>183,3</text:p>
          </table:table-cell>
          <table:table-cell office:value-type="float" office:value="25.55" calcext:value-type="float">
            <text:p>25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AL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.85" calcext:value-type="float">
            <text:p>58,85</text:p>
          </table:table-cell>
          <table:table-cell office:value-type="float" office:value="208.84" calcext:value-type="float">
            <text:p>208,84</text:p>
          </table:table-cell>
          <table:table-cell office:value-type="float" office:value="-0.01" calcext:value-type="float">
            <text:p>-0,01</text:p>
          </table:table-cell>
          <table:table-cell office:value-type="float" office:value="58.85" calcext:value-type="float">
            <text:p>58,85</text:p>
          </table:table-cell>
          <table:table-cell office:value-type="float" office:value="0" calcext:value-type="float">
            <text:p>0</text:p>
          </table:table-cell>
          <table:table-cell table:formula="of:=IF(AND([.$E29]=[.Z$1];[.$H29]=&quot;DC&quot;;[.$B29]&gt;0);[.$B29];0)+IF(AND([.$N29]=[.Z$1];[.$Q29]=&quot;DC&quot;;[.$K29]&gt;0);[.$K29];0)" office:value-type="float" office:value="0" calcext:value-type="float">
            <text:p>0</text:p>
          </table:table-cell>
          <table:table-cell table:formula="of:=IF(AND([.$E29]=[.AA$1];[.$H29]=&quot;DC&quot;;[.$B29]&gt;0);[.$B29];0)+IF(AND([.$N29]=[.AA$1];[.$Q29]=&quot;DC&quot;;[.$K29]&gt;0);[.$K29];0)" office:value-type="float" office:value="0" calcext:value-type="float">
            <text:p>0</text:p>
          </table:table-cell>
          <table:table-cell table:formula="of:=IF(AND([.$E29]=[.AB$1];[.$H29]=&quot;DC&quot;;[.$B29]&gt;0);[.$B29];0)+IF(AND([.$N29]=[.AB$1];[.$Q29]=&quot;DC&quot;;[.$K29]&gt;0);[.$K29];0)" office:value-type="float" office:value="0" calcext:value-type="float">
            <text:p>0</text:p>
          </table:table-cell>
          <table:table-cell table:formula="of:=IF(AND([.$E29]=[.AC$1];[.$H29]=&quot;DC&quot;;[.$B29]&gt;0);[.$B29];0)+IF(AND([.$N29]=[.AC$1];[.$Q29]=&quot;DC&quot;;[.$K29]&gt;0);[.$K29];0)" office:value-type="float" office:value="0" calcext:value-type="float">
            <text:p>0</text:p>
          </table:table-cell>
          <table:table-cell table:formula="of:=IF(AND([.$E29]=[.AD$1];[.$H29]=&quot;DC&quot;;[.$B29]&gt;0);[.$B29];0)+IF(AND([.$N29]=[.AD$1];[.$Q29]=&quot;DC&quot;;[.$K29]&gt;0);[.$K29];0)" office:value-type="float" office:value="0" calcext:value-type="float">
            <text:p>0</text:p>
          </table:table-cell>
          <table:table-cell table:formula="of:=IF(AND([.$E29]=[.AE$1];[.$H29]=&quot;DC&quot;;[.$B29]&gt;0);[.$B29];0)+IF(AND([.$N29]=[.AE$1];[.$Q29]=&quot;DC&quot;;[.$K29]&gt;0);[.$K29];0)" office:value-type="float" office:value="0" calcext:value-type="float">
            <text:p>0</text:p>
          </table:table-cell>
          <table:table-cell table:formula="of:=IF(AND([.$E29]=[.AF$1];[.$H29]=&quot;DC&quot;;[.$B29]&gt;0);[.$B29];0)+IF(AND([.$N29]=[.AF$1];[.$Q29]=&quot;DC&quot;;[.$K29]&gt;0);[.$K29];0)" office:value-type="float" office:value="0" calcext:value-type="float">
            <text:p>0</text:p>
          </table:table-cell>
          <table:table-cell table:formula="of:=IF(AND([.$E29]=[.AG$1];[.$H29]=&quot;DC&quot;;[.$B29]&gt;0);[.$B29];0)+IF(AND([.$N29]=[.AG$1];[.$Q29]=&quot;DC&quot;;[.$K29]&gt;0);[.$K29];0)" office:value-type="float" office:value="0" calcext:value-type="float">
            <text:p>0</text:p>
          </table:table-cell>
          <table:table-cell table:formula="of:=IF(AND([.$E29]=[.AH$1];[.$H29]=&quot;DC&quot;;[.$B29]&gt;0);[.$B29];0)+IF(AND([.$N29]=[.AH$1];[.$Q29]=&quot;DC&quot;;[.$K29]&gt;0);[.$K29];0)" office:value-type="float" office:value="0" calcext:value-type="float">
            <text:p>0</text:p>
          </table:table-cell>
          <table:table-cell/>
          <table:table-cell table:formula="of:=IF(AND([.$E29]=[.AJ$1];[.$H29]=&quot;ADC&quot;;[.$B29]&gt;0);[.$B29];0)+IF(AND([.$N29]=[.AJ$1];[.$Q29]=&quot;ADC&quot;;[.$K29]&gt;0);[.$K29];0)" office:value-type="float" office:value="0" calcext:value-type="float">
            <text:p>0</text:p>
          </table:table-cell>
          <table:table-cell table:formula="of:=IF(AND([.$E29]=[.AK$1];[.$H29]=&quot;ADC&quot;;[.$B29]&gt;0);[.$B29];0)+IF(AND([.$N29]=[.AK$1];[.$Q29]=&quot;ADC&quot;;[.$K29]&gt;0);[.$K29];0)" office:value-type="float" office:value="0" calcext:value-type="float">
            <text:p>0</text:p>
          </table:table-cell>
          <table:table-cell table:formula="of:=IF(AND([.$E29]=[.AL$1];[.$H29]=&quot;ADC&quot;;[.$B29]&gt;0);[.$B29];0)+IF(AND([.$N29]=[.AL$1];[.$Q29]=&quot;ADC&quot;;[.$K29]&gt;0);[.$K29];0)" office:value-type="float" office:value="0" calcext:value-type="float">
            <text:p>0</text:p>
          </table:table-cell>
          <table:table-cell table:formula="of:=IF(AND([.$E29]=[.AM$1];[.$H29]=&quot;ADC&quot;;[.$B29]&gt;0);[.$B29];0)+IF(AND([.$N29]=[.AM$1];[.$Q29]=&quot;ADC&quot;;[.$K29]&gt;0);[.$K29];0)" office:value-type="float" office:value="0" calcext:value-type="float">
            <text:p>0</text:p>
          </table:table-cell>
          <table:table-cell table:formula="of:=IF(AND([.$E29]=[.AN$1];[.$H29]=&quot;ADC&quot;;[.$B29]&gt;0);[.$B29];0)+IF(AND([.$N29]=[.AN$1];[.$Q29]=&quot;ADC&quot;;[.$K29]&gt;0);[.$K29];0)" office:value-type="float" office:value="0" calcext:value-type="float">
            <text:p>0</text:p>
          </table:table-cell>
          <table:table-cell table:formula="of:=IF(AND([.$E29]=[.AO$1];[.$H29]=&quot;ADC&quot;;[.$B29]&gt;0);[.$B29];0)+IF(AND([.$N29]=[.AO$1];[.$Q29]=&quot;ADC&quot;;[.$K29]&gt;0);[.$K29];0)" office:value-type="float" office:value="0" calcext:value-type="float">
            <text:p>0</text:p>
          </table:table-cell>
          <table:table-cell table:formula="of:=IF(AND([.$E29]=[.AP$1];[.$H29]=&quot;ADC&quot;;[.$B29]&gt;0);[.$B29];0)+IF(AND([.$N29]=[.AP$1];[.$Q29]=&quot;ADC&quot;;[.$K29]&gt;0);[.$K29];0)" office:value-type="float" office:value="0" calcext:value-type="float">
            <text:p>0</text:p>
          </table:table-cell>
          <table:table-cell table:formula="of:=IF(AND([.$E29]=[.AQ$1];[.$H29]=&quot;ADC&quot;;[.$B29]&gt;0);[.$B29];0)+IF(AND([.$N29]=[.AQ$1];[.$Q29]=&quot;ADC&quot;;[.$K29]&gt;0);[.$K29];0)" office:value-type="float" office:value="0" calcext:value-type="float">
            <text:p>0</text:p>
          </table:table-cell>
          <table:table-cell table:formula="of:=IF(AND([.$E29]=[.AR$1];[.$H29]=&quot;ADC&quot;;[.$B29]&gt;0);[.$B29];0)+IF(AND([.$N29]=[.AR$1];[.$Q29]=&quot;ADC&quot;;[.$K29]&gt;0);[.$K29];0)" office:value-type="float" office:value="0" calcext:value-type="float">
            <text:p>0</text:p>
          </table:table-cell>
          <table:table-cell/>
          <table:table-cell table:formula="of:=IF(AND([.$E29]=[.AT$1];[.$H29]=&quot;RDC&quot;;[.$B29]&gt;0);[.$B29];0)+IF(AND([.$N29]=[.AT$1];[.$Q29]=&quot;RDC&quot;;[.$K29]&gt;0);[.$K29];0)" office:value-type="float" office:value="0" calcext:value-type="float">
            <text:p>0</text:p>
          </table:table-cell>
          <table:table-cell table:formula="of:=IF(AND([.$E29]=[.AU$1];[.$H29]=&quot;RDC&quot;;[.$B29]&gt;0);[.$B29];0)+IF(AND([.$N29]=[.AU$1];[.$Q29]=&quot;RDC&quot;;[.$K29]&gt;0);[.$K29];0)" office:value-type="float" office:value="0" calcext:value-type="float">
            <text:p>0</text:p>
          </table:table-cell>
          <table:table-cell table:formula="of:=IF(AND([.$E29]=[.AV$1];[.$H29]=&quot;RDC&quot;;[.$B29]&gt;0);[.$B29];0)+IF(AND([.$N29]=[.AV$1];[.$Q29]=&quot;RDC&quot;;[.$K29]&gt;0);[.$K29];0)" office:value-type="float" office:value="0" calcext:value-type="float">
            <text:p>0</text:p>
          </table:table-cell>
          <table:table-cell table:formula="of:=IF(AND([.$E29]=[.AW$1];[.$H29]=&quot;RDC&quot;;[.$B29]&gt;0);[.$B29];0)+IF(AND([.$N29]=[.AW$1];[.$Q29]=&quot;RDC&quot;;[.$K29]&gt;0);[.$K29];0)" office:value-type="float" office:value="0" calcext:value-type="float">
            <text:p>0</text:p>
          </table:table-cell>
          <table:table-cell table:formula="of:=IF(AND([.$E29]=[.AX$1];[.$H29]=&quot;RDC&quot;;[.$B29]&gt;0);[.$B29];0)+IF(AND([.$N29]=[.AX$1];[.$Q29]=&quot;RDC&quot;;[.$K29]&gt;0);[.$K29];0)" office:value-type="float" office:value="0" calcext:value-type="float">
            <text:p>0</text:p>
          </table:table-cell>
          <table:table-cell table:formula="of:=IF(AND([.$E29]=[.AY$1];[.$H29]=&quot;RDC&quot;;[.$B29]&gt;0);[.$B29];0)+IF(AND([.$N29]=[.AY$1];[.$Q29]=&quot;RDC&quot;;[.$K29]&gt;0);[.$K29];0)" office:value-type="float" office:value="0" calcext:value-type="float">
            <text:p>0</text:p>
          </table:table-cell>
          <table:table-cell table:formula="of:=IF(AND([.$E29]=[.AZ$1];[.$H29]=&quot;RDC&quot;;[.$B29]&gt;0);[.$B29];0)+IF(AND([.$N29]=[.AZ$1];[.$Q29]=&quot;RDC&quot;;[.$K29]&gt;0);[.$K29];0)" office:value-type="float" office:value="0" calcext:value-type="float">
            <text:p>0</text:p>
          </table:table-cell>
          <table:table-cell table:formula="of:=IF(AND([.$E29]=[.BA$1];[.$H29]=&quot;RDC&quot;;[.$B29]&gt;0);[.$B29];0)+IF(AND([.$N29]=[.BA$1];[.$Q29]=&quot;RDC&quot;;[.$K29]&gt;0);[.$K29];0)" office:value-type="float" office:value="0" calcext:value-type="float">
            <text:p>0</text:p>
          </table:table-cell>
          <table:table-cell table:formula="of:=IF(AND([.$E29]=[.BB$1];[.$H29]=&quot;RDC&quot;;[.$B29]&gt;0);[.$B29];0)+IF(AND([.$N29]=[.BB$1];[.$Q29]=&quot;RDC&quot;;[.$K29]&gt;0);[.$K29]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office:value-type="float" office:value="590.27" calcext:value-type="float">
            <text:p>590,27</text:p>
          </table:table-cell>
          <table:table-cell table:number-columns-repeated="52"/>
        </table:table-row>
        <table:table-row table:style-name="ro1">
          <table:table-cell table:number-columns-repeated="19"/>
          <table:table-cell table:formula="of:=SUM([.Z33:.AH33])" office:value-type="float" office:value="912.67" calcext:value-type="float">
            <text:p>912,67</text:p>
          </table:table-cell>
          <table:table-cell table:number-columns-repeated="4"/>
          <table:table-cell office:value-type="string" calcext:value-type="string">
            <text:p>Importo</text:p>
          </table:table-cell>
          <table:table-cell table:formula="of:=SUM([.Z2:.Z29])" office:value-type="float" office:value="114.36" calcext:value-type="float">
            <text:p>114,36</text:p>
          </table:table-cell>
          <table:table-cell table:formula="of:=SUM([.AA2:.AA29])" office:value-type="float" office:value="155.75" calcext:value-type="float">
            <text:p>155,75</text:p>
          </table:table-cell>
          <table:table-cell table:formula="of:=SUM([.AB2:.AB29])" office:value-type="float" office:value="327.4" calcext:value-type="float">
            <text:p>327,4</text:p>
          </table:table-cell>
          <table:table-cell table:formula="of:=SUM([.AC2:.AC29])" office:value-type="float" office:value="42.3" calcext:value-type="float">
            <text:p>42,3</text:p>
          </table:table-cell>
          <table:table-cell table:formula="of:=SUM([.AD2:.AD29])" office:value-type="float" office:value="40.61" calcext:value-type="float">
            <text:p>40,61</text:p>
          </table:table-cell>
          <table:table-cell table:formula="of:=SUM([.AE2:.AE29])" office:value-type="float" office:value="1" calcext:value-type="float">
            <text:p>1</text:p>
          </table:table-cell>
          <table:table-cell table:formula="of:=SUM([.AF2:.AF29])" office:value-type="float" office:value="49.5" calcext:value-type="float">
            <text:p>49,5</text:p>
          </table:table-cell>
          <table:table-cell table:formula="of:=SUM([.AG2:.AG29])" office:value-type="float" office:value="136.05" calcext:value-type="float">
            <text:p>136,05</text:p>
          </table:table-cell>
          <table:table-cell table:formula="of:=SUM([.AH2:.AH29])" office:value-type="float" office:value="45.7" calcext:value-type="float">
            <text:p>45,7</text:p>
          </table:table-cell>
          <table:table-cell/>
          <table:table-cell table:formula="of:=SUM([.AJ2:.AJ29])" office:value-type="float" office:value="50" calcext:value-type="float">
            <text:p>50</text:p>
          </table:table-cell>
          <table:table-cell table:formula="of:=SUM([.AK2:.AK29])" office:value-type="float" office:value="0" calcext:value-type="float">
            <text:p>0</text:p>
          </table:table-cell>
          <table:table-cell table:formula="of:=SUM([.AL2:.AL29])" office:value-type="float" office:value="150" calcext:value-type="float">
            <text:p>150</text:p>
          </table:table-cell>
          <table:table-cell table:formula="of:=SUM([.AM2:.AM29])" office:value-type="float" office:value="0" calcext:value-type="float">
            <text:p>0</text:p>
          </table:table-cell>
          <table:table-cell table:formula="of:=SUM([.AN2:.AN29])" office:value-type="float" office:value="0" calcext:value-type="float">
            <text:p>0</text:p>
          </table:table-cell>
          <table:table-cell table:formula="of:=SUM([.AO2:.AO29])" office:value-type="float" office:value="0" calcext:value-type="float">
            <text:p>0</text:p>
          </table:table-cell>
          <table:table-cell table:formula="of:=SUM([.AP2:.AP29])" office:value-type="float" office:value="0" calcext:value-type="float">
            <text:p>0</text:p>
          </table:table-cell>
          <table:table-cell table:formula="of:=SUM([.AQ2:.AQ29])" office:value-type="float" office:value="0" calcext:value-type="float">
            <text:p>0</text:p>
          </table:table-cell>
          <table:table-cell table:formula="of:=SUM([.AR2:.AR29])" office:value-type="float" office:value="0" calcext:value-type="float">
            <text:p>0</text:p>
          </table:table-cell>
          <table:table-cell/>
          <table:table-cell table:formula="of:=SUM([.AT2:.AT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40.61" calcext:value-type="float">
            <text:p>40,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imponibile</text:p>
          </table:table-cell>
          <table:table-cell table:style-name="ce1" table:formula="of:=[.Z33]*100/(100+[.Z1])" office:value-type="float" office:value="109.961538461538" calcext:value-type="float">
            <text:p>109,96</text:p>
          </table:table-cell>
          <table:table-cell table:style-name="ce1" table:formula="of:=[.AA33]*100/(100+[.AA1])" office:value-type="float" office:value="141.590909090909" calcext:value-type="float">
            <text:p>141,59</text:p>
          </table:table-cell>
          <table:table-cell table:style-name="ce1" table:formula="of:=[.AB33]*100/(100+[.AB1])" office:value-type="float" office:value="268.360655737705" calcext:value-type="float">
            <text:p>268,3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[.AJ33]*100/(100+[.AJ1])" office:value-type="float" office:value="48.0769230769231" calcext:value-type="float">
            <text:p>48,08</text:p>
          </table:table-cell>
          <table:table-cell table:style-name="ce1" table:formula="of:=[.AK33]*100/(100+[.AK1])" office:value-type="float" office:value="0" calcext:value-type="float">
            <text:p>0,00</text:p>
          </table:table-cell>
          <table:table-cell table:style-name="ce1" table:formula="of:=[.AL33]*100/(100+[.AL1])" office:value-type="float" office:value="122.950819672131" calcext:value-type="float">
            <text:p>122,9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[.AT33]*100/(100+[.AT1])" office:value-type="float" office:value="0" calcext:value-type="float">
            <text:p>0,00</text:p>
          </table:table-cell>
          <table:table-cell table:style-name="ce1" table:formula="of:=[.AU33]*100/(100+[.AU1])" office:value-type="float" office:value="0" calcext:value-type="float">
            <text:p>0,00</text:p>
          </table:table-cell>
          <table:table-cell table:style-name="ce1" table:formula="of:=[.AV33]*100/(100+[.AV1])" office:value-type="float" office:value="0" calcext:value-type="float">
            <text:p>0,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Iva o Natura</text:p>
          </table:table-cell>
          <table:table-cell table:formula="of:=[.Z1]" office:value-type="float" office:value="4" calcext:value-type="float">
            <text:p>4</text:p>
          </table:table-cell>
          <table:table-cell table:formula="of:=[.AA1]" office:value-type="float" office:value="10" calcext:value-type="float">
            <text:p>10</text:p>
          </table:table-cell>
          <table:table-cell table:formula="of:=[.AB1]"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J1]" office:value-type="float" office:value="4" calcext:value-type="float">
            <text:p>4</text:p>
          </table:table-cell>
          <table:table-cell table:formula="of:=[.AK1]" office:value-type="float" office:value="10" calcext:value-type="float">
            <text:p>10</text:p>
          </table:table-cell>
          <table:table-cell table:formula="of:=[.AL1]"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AT1]" office:value-type="float" office:value="4" calcext:value-type="float">
            <text:p>4</text:p>
          </table:table-cell>
          <table:table-cell table:formula="of:=[.AU1]" office:value-type="float" office:value="10" calcext:value-type="float">
            <text:p>10</text:p>
          </table:table-cell>
          <table:table-cell table:formula="of:=[.AV1]"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Imposta</text:p>
          </table:table-cell>
          <table:table-cell table:formula="of:=ROUND([.Z34]*[.Z35]/100;2)" office:value-type="float" office:value="4.4" calcext:value-type="float">
            <text:p>4,4</text:p>
          </table:table-cell>
          <table:table-cell table:formula="of:=ROUND([.AA34]*[.AA35]/100;2)" office:value-type="float" office:value="14.16" calcext:value-type="float">
            <text:p>14,16</text:p>
          </table:table-cell>
          <table:table-cell table:formula="of:=ROUND([.AB34]*[.AB35]/100;2)" office:value-type="float" office:value="59.04" calcext:value-type="float">
            <text:p>59,0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ROUND([.AJ34]*[.AJ35]/100;2)" office:value-type="float" office:value="1.92" calcext:value-type="float">
            <text:p>1,92</text:p>
          </table:table-cell>
          <table:table-cell table:formula="of:=ROUND([.AK34]*[.AK35]/100;2)" office:value-type="float" office:value="0" calcext:value-type="float">
            <text:p>0</text:p>
          </table:table-cell>
          <table:table-cell table:formula="of:=ROUND([.AL34]*[.AL35]/100;2)" office:value-type="float" office:value="27.05" calcext:value-type="float">
            <text:p>27,0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ROUND([.AT34]*[.AT35]/100;2)" office:value-type="float" office:value="0" calcext:value-type="float">
            <text:p>0</text:p>
          </table:table-cell>
          <table:table-cell table:formula="of:=ROUND([.AU34]*[.AU35]/100;2)" office:value-type="float" office:value="0" calcext:value-type="float">
            <text:p>0</text:p>
          </table:table-cell>
          <table:table-cell table:formula="of:=ROUND([.AV34]*[.AV35]/100;2)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40.61" calcext:value-type="float">
            <text:p>40,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Imposta Calcolata</text:p>
          </table:table-cell>
          <table:table-cell table:formula="of:=[.Z36]-[.AJ36]-[.AT36]" office:value-type="float" office:value="2.48" calcext:value-type="float">
            <text:p>2,48</text:p>
          </table:table-cell>
          <table:table-cell table:formula="of:=[.AA36]-[.AK36]-[.AU36]" office:value-type="float" office:value="14.16" calcext:value-type="float">
            <text:p>14,16</text:p>
          </table:table-cell>
          <table:table-cell table:formula="of:=[.AB36]-[.AL36]-[.AV36]" office:value-type="float" office:value="31.99" calcext:value-type="float">
            <text:p>31,9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2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8" loext:min-decimal-places="8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" loext:min-decimal-places="1" number:min-integer-digits="1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Nota" style:display-name="Excel_BuiltIn_Nota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23:57:58.274000000</dc:date>
    <meta:editing-duration>PT20M35S</meta:editing-duration>
    <meta:editing-cycles>4</meta:editing-cycles>
    <meta:generator>LibreOffice/5.2.0.4$Windows_x86 LibreOffice_project/066b007f5ebcc236395c7d282ba488bca6720265</meta:generator>
    <meta:document-statistic meta:table-count="1" meta:cell-count="1597" meta:object-count="0"/>
  </office:meta>
</office:document-meta>
</file>